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variable"/>
    <style:font-face style:name="Courier" svg:font-family="Courier" style:font-family-generic="roman" style:font-pitch="variable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style:font-name="Liberation Mono" officeooo:rsid="001ae5dd"/>
    </style:style>
    <style:style style:name="P2" style:family="paragraph" style:parent-style-name="Text_20_body">
      <style:paragraph-properties fo:line-height="100%"/>
      <style:text-properties style:font-name="Liberation Mono" fo:font-weight="bold" officeooo:rsid="001dadfe" officeooo:paragraph-rsid="001dadfe" style:font-weight-asian="bold" style:font-weight-complex="bold"/>
    </style:style>
    <style:style style:name="P3" style:family="paragraph" style:parent-style-name="Text_20_body">
      <style:paragraph-properties fo:line-height="100%"/>
      <style:text-properties style:font-name="Liberation Mono" officeooo:rsid="001dadfe" officeooo:paragraph-rsid="001dadfe"/>
    </style:style>
    <style:style style:name="P4" style:family="paragraph" style:parent-style-name="Text_20_body">
      <style:paragraph-properties fo:line-height="100%"/>
      <style:text-properties style:font-name="Liberation Mono" officeooo:rsid="001dadfe" officeooo:paragraph-rsid="00579cd4"/>
    </style:style>
    <style:style style:name="P5" style:family="paragraph" style:parent-style-name="Text_20_body">
      <style:paragraph-properties fo:line-height="100%"/>
      <style:text-properties style:font-name="Liberation Mono"/>
    </style:style>
    <style:style style:name="P6" style:family="paragraph" style:parent-style-name="Standard">
      <style:paragraph-properties fo:line-height="100%"/>
      <style:text-properties fo:color="#000000" style:text-outline="false" style:font-name="Liberation Mono" fo:font-size="12pt" fo:letter-spacing="normal" fo:font-weight="bold" officeooo:rsid="001ae5dd" officeooo:paragraph-rsid="001ae5dd" style:letter-kerning="false" style:font-size-asian="12pt" style:font-weight-asian="bold"/>
    </style:style>
    <style:style style:name="P7" style:family="paragraph" style:parent-style-name="Standard">
      <style:paragraph-properties fo:line-height="100%"/>
      <style:text-properties fo:color="#000000" style:text-outline="false" style:font-name="Liberation Mono" fo:font-size="12pt" fo:letter-spacing="normal" fo:font-weight="normal" officeooo:rsid="001ae5dd" officeooo:paragraph-rsid="001ae5dd" style:letter-kerning="false" style:font-size-asian="12pt" style:font-weight-asian="normal"/>
    </style:style>
    <style:style style:name="P8" style:family="paragraph" style:parent-style-name="Standard">
      <style:paragraph-properties fo:line-height="100%"/>
      <style:text-properties fo:color="#000000" style:text-outline="false" style:font-name="Liberation Mono" fo:font-size="12pt" fo:letter-spacing="normal" fo:font-weight="normal" style:letter-kerning="false" style:font-size-asian="12pt" style:font-weight-asian="normal" style:font-weight-complex="normal"/>
    </style:style>
    <style:style style:name="P9" style:family="paragraph" style:parent-style-name="Standard">
      <style:paragraph-properties fo:line-height="100%"/>
      <style:text-properties fo:color="#000000" style:text-outline="false" style:font-name="Liberation Mono" fo:font-size="12pt" fo:letter-spacing="normal" fo:font-weight="normal" style:letter-kerning="false" style:font-size-asian="12pt" style:font-weight-asian="normal"/>
    </style:style>
    <style:style style:name="P10" style:family="paragraph" style:parent-style-name="Standard">
      <style:paragraph-properties fo:line-height="100%"/>
      <style:text-properties fo:color="#000000" style:text-outline="false" style:font-name="Liberation Mono" fo:font-size="12pt" fo:letter-spacing="normal" officeooo:rsid="0033c84c" officeooo:paragraph-rsid="0033c84c" style:letter-kerning="false" style:font-size-asian="12pt"/>
    </style:style>
    <style:style style:name="P11" style:family="paragraph" style:parent-style-name="Standard" style:list-style-name="L1">
      <style:text-properties fo:color="#000000" style:text-outline="false" style:font-name="Liberation Mono" fo:font-size="12pt" fo:letter-spacing="normal" style:letter-kerning="false" style:font-size-asian="12pt"/>
    </style:style>
    <style:style style:name="P12" style:family="paragraph" style:parent-style-name="Standard" style:list-style-name="L1">
      <style:paragraph-properties fo:line-height="100%"/>
      <style:text-properties fo:color="#000000" style:text-outline="false" style:font-name="Liberation Mono" fo:font-size="12pt" fo:letter-spacing="normal" officeooo:rsid="0038a440" officeooo:paragraph-rsid="0038a440" style:letter-kerning="false" style:font-size-asian="12pt"/>
    </style:style>
    <style:style style:name="P13" style:family="paragraph" style:parent-style-name="Standard">
      <style:paragraph-properties fo:line-height="100%"/>
      <style:text-properties fo:color="#000000" style:text-outline="false" style:font-name="Liberation Mono" fo:font-size="12pt" fo:letter-spacing="normal" officeooo:rsid="0038a440" officeooo:paragraph-rsid="0038a440" style:letter-kerning="false" style:font-size-asian="12pt"/>
    </style:style>
    <style:style style:name="P14" style:family="paragraph" style:parent-style-name="Standard" style:list-style-name="L1">
      <style:paragraph-properties fo:line-height="100%"/>
      <style:text-properties fo:color="#000000" style:text-outline="false" style:font-name="Liberation Mono" fo:font-size="12pt" fo:letter-spacing="normal" officeooo:rsid="0058c29b" officeooo:paragraph-rsid="0058c29b" style:letter-kerning="false" style:font-size-asian="12pt"/>
    </style:style>
    <style:style style:name="P15" style:family="paragraph" style:parent-style-name="Standard">
      <style:paragraph-properties fo:line-height="100%"/>
      <style:text-properties fo:color="#000000" style:text-outline="false" style:font-name="Liberation Mono" fo:font-size="12pt" fo:letter-spacing="normal" style:letter-kerning="false" style:font-size-asian="12pt"/>
    </style:style>
    <style:style style:name="P16" style:family="paragraph" style:parent-style-name="Standard" style:list-style-name="L1">
      <style:paragraph-properties fo:line-height="100%"/>
      <style:text-properties fo:color="#000000" style:text-outline="false" style:font-name="Liberation Mono" fo:font-size="12pt" fo:letter-spacing="normal" style:letter-kerning="false" style:font-size-asian="12pt"/>
    </style:style>
    <style:style style:name="P17" style:family="paragraph" style:parent-style-name="Standard" style:list-style-name="L1">
      <style:paragraph-properties fo:line-height="100%"/>
      <style:text-properties fo:color="#000000" style:text-outline="false" style:font-name="Liberation Mono" fo:font-size="12pt" fo:letter-spacing="normal" officeooo:paragraph-rsid="0058c29b" style:letter-kerning="false" style:font-size-asian="12pt"/>
    </style:style>
    <style:style style:name="P18" style:family="paragraph" style:parent-style-name="Standard" style:list-style-name="L1">
      <style:paragraph-properties fo:line-height="100%"/>
      <style:text-properties fo:color="#000000" style:text-outline="false" style:font-name="Liberation Mono" fo:font-size="12pt" fo:letter-spacing="normal" officeooo:paragraph-rsid="005acaa9" style:letter-kerning="false" style:font-size-asian="12pt"/>
    </style:style>
    <style:style style:name="P19" style:family="paragraph" style:parent-style-name="Standard" style:list-style-name="L1">
      <style:paragraph-properties fo:line-height="100%"/>
      <style:text-properties fo:color="#000000" style:text-outline="false" style:font-name="Liberation Mono" fo:font-size="12pt" fo:letter-spacing="normal" officeooo:paragraph-rsid="0038a440" style:letter-kerning="false" style:font-size-asian="12pt"/>
    </style:style>
    <style:style style:name="P20" style:family="paragraph" style:parent-style-name="Standard">
      <style:paragraph-properties fo:line-height="100%"/>
      <style:text-properties style:font-name="Liberation Mono" officeooo:rsid="001ae5dd" officeooo:paragraph-rsid="001ae5dd"/>
    </style:style>
    <style:style style:name="P21" style:family="paragraph" style:parent-style-name="Standard">
      <style:paragraph-properties fo:line-height="100%"/>
      <style:text-properties style:font-name="Liberation Mono" fo:font-weight="bold" officeooo:rsid="001e8d45" officeooo:paragraph-rsid="001e8d45" style:font-weight-asian="bold" style:font-weight-complex="bold"/>
    </style:style>
    <style:style style:name="P22" style:family="paragraph" style:parent-style-name="Standard">
      <style:paragraph-properties fo:line-height="100%"/>
      <style:text-properties style:font-name="Liberation Mono" fo:font-weight="bold" officeooo:rsid="00208834" officeooo:paragraph-rsid="00208834" style:font-weight-asian="bold" style:font-weight-complex="bold"/>
    </style:style>
    <style:style style:name="P23" style:family="paragraph" style:parent-style-name="Standard">
      <style:paragraph-properties fo:line-height="100%"/>
      <style:text-properties style:font-name="Liberation Mono" fo:font-weight="bold" officeooo:rsid="0021a275" officeooo:paragraph-rsid="0021a275" style:font-weight-asian="bold" style:font-weight-complex="bold"/>
    </style:style>
    <style:style style:name="P24" style:family="paragraph" style:parent-style-name="Standard">
      <style:paragraph-properties fo:line-height="100%"/>
      <style:text-properties style:font-name="Liberation Mono" fo:font-weight="bold" officeooo:rsid="0021ea76" officeooo:paragraph-rsid="0021ea76" style:font-weight-asian="bold" style:font-weight-complex="bold"/>
    </style:style>
    <style:style style:name="P25" style:family="paragraph" style:parent-style-name="Standard">
      <style:paragraph-properties fo:line-height="100%"/>
      <style:text-properties style:font-name="Liberation Mono" fo:font-weight="bold" officeooo:rsid="002394ed" officeooo:paragraph-rsid="002394ed" style:font-weight-asian="bold" style:font-weight-complex="bold"/>
    </style:style>
    <style:style style:name="P26" style:family="paragraph" style:parent-style-name="Standard">
      <style:paragraph-properties fo:line-height="100%"/>
      <style:text-properties style:font-name="Liberation Mono" fo:font-weight="bold" officeooo:rsid="002623f5" officeooo:paragraph-rsid="002623f5" style:font-weight-asian="bold" style:font-weight-complex="bold"/>
    </style:style>
    <style:style style:name="P27" style:family="paragraph" style:parent-style-name="Standard">
      <style:paragraph-properties fo:line-height="100%"/>
      <style:text-properties style:font-name="Liberation Mono" fo:font-weight="bold" officeooo:rsid="0027d9a5" officeooo:paragraph-rsid="002623f5" style:font-weight-asian="bold" style:font-weight-complex="bold"/>
    </style:style>
    <style:style style:name="P28" style:family="paragraph" style:parent-style-name="Standard">
      <style:paragraph-properties fo:line-height="100%"/>
      <style:text-properties style:font-name="Liberation Mono" fo:font-weight="bold" officeooo:rsid="002a4af1" officeooo:paragraph-rsid="002a4af1" style:font-weight-asian="bold" style:font-weight-complex="bold"/>
    </style:style>
    <style:style style:name="P29" style:family="paragraph" style:parent-style-name="Standard">
      <style:paragraph-properties fo:line-height="100%"/>
      <style:text-properties style:font-name="Liberation Mono" fo:font-weight="bold" officeooo:rsid="002fcaf4" officeooo:paragraph-rsid="002fcaf4" style:font-weight-asian="bold" style:font-weight-complex="bold"/>
    </style:style>
    <style:style style:name="P30" style:family="paragraph" style:parent-style-name="Standard">
      <style:paragraph-properties fo:line-height="100%"/>
      <style:text-properties style:font-name="Liberation Mono" fo:font-weight="bold" officeooo:rsid="0033c84c" officeooo:paragraph-rsid="0033c84c" style:font-weight-asian="bold" style:font-weight-complex="bold"/>
    </style:style>
    <style:style style:name="P31" style:family="paragraph" style:parent-style-name="Standard">
      <style:paragraph-properties fo:line-height="100%"/>
      <style:text-properties style:font-name="Liberation Mono" fo:font-weight="bold" officeooo:rsid="0036bc98" officeooo:paragraph-rsid="0036bc98" style:font-weight-asian="bold" style:font-weight-complex="bold"/>
    </style:style>
    <style:style style:name="P32" style:family="paragraph" style:parent-style-name="Standard">
      <style:paragraph-properties fo:line-height="100%"/>
      <style:text-properties style:font-name="Liberation Mono" fo:font-weight="bold" officeooo:rsid="003bc3dd" officeooo:paragraph-rsid="003bc3dd" style:font-weight-asian="bold" style:font-weight-complex="bold"/>
    </style:style>
    <style:style style:name="P33" style:family="paragraph" style:parent-style-name="Standard">
      <style:paragraph-properties fo:line-height="100%"/>
      <style:text-properties style:font-name="Liberation Mono" fo:font-weight="bold" officeooo:rsid="003cd99f" officeooo:paragraph-rsid="003cd99f" style:font-weight-asian="bold" style:font-weight-complex="bold"/>
    </style:style>
    <style:style style:name="P34" style:family="paragraph" style:parent-style-name="Standard">
      <style:paragraph-properties fo:line-height="100%"/>
      <style:text-properties style:font-name="Liberation Mono" fo:font-weight="bold" officeooo:rsid="003fe909" officeooo:paragraph-rsid="003fe909" style:font-weight-asian="bold" style:font-weight-complex="bold"/>
    </style:style>
    <style:style style:name="P35" style:family="paragraph" style:parent-style-name="Standard">
      <style:paragraph-properties fo:line-height="100%"/>
      <style:text-properties style:font-name="Liberation Mono" fo:font-weight="bold" officeooo:rsid="0047d295" officeooo:paragraph-rsid="0047d295" style:font-weight-asian="bold" style:font-weight-complex="bold"/>
    </style:style>
    <style:style style:name="P36" style:family="paragraph" style:parent-style-name="Standard">
      <style:paragraph-properties fo:line-height="100%"/>
      <style:text-properties style:font-name="Liberation Mono" fo:font-weight="bold" officeooo:rsid="0047d295" officeooo:paragraph-rsid="004c91e5" style:font-weight-asian="bold" style:font-weight-complex="bold"/>
    </style:style>
    <style:style style:name="P37" style:family="paragraph" style:parent-style-name="Standard">
      <style:paragraph-properties fo:line-height="100%"/>
      <style:text-properties style:font-name="Liberation Mono" fo:font-weight="bold" officeooo:rsid="004a3722" officeooo:paragraph-rsid="004a3722" style:font-weight-asian="bold" style:font-weight-complex="bold"/>
    </style:style>
    <style:style style:name="P38" style:family="paragraph" style:parent-style-name="Standard">
      <style:paragraph-properties fo:line-height="100%"/>
      <style:text-properties style:font-name="Liberation Mono" fo:font-weight="bold" officeooo:rsid="004c91e5" officeooo:paragraph-rsid="004c91e5" style:font-weight-asian="bold" style:font-weight-complex="bold"/>
    </style:style>
    <style:style style:name="P39" style:family="paragraph" style:parent-style-name="Standard">
      <style:paragraph-properties fo:line-height="100%"/>
      <style:text-properties style:font-name="Liberation Mono" fo:font-weight="bold" officeooo:rsid="004ff508" officeooo:paragraph-rsid="004ff508" style:font-weight-asian="bold" style:font-weight-complex="bold"/>
    </style:style>
    <style:style style:name="P40" style:family="paragraph" style:parent-style-name="Standard">
      <style:paragraph-properties fo:line-height="100%"/>
      <style:text-properties style:font-name="Liberation Mono" fo:font-weight="bold" officeooo:rsid="0053c872" officeooo:paragraph-rsid="0053c872" style:font-weight-asian="bold" style:font-weight-complex="bold"/>
    </style:style>
    <style:style style:name="P41" style:family="paragraph" style:parent-style-name="Standard">
      <style:paragraph-properties fo:line-height="100%"/>
      <style:text-properties style:font-name="Liberation Mono" fo:font-weight="bold" officeooo:rsid="003fe909" officeooo:paragraph-rsid="003fe909" fo:background-color="#ffff00" style:font-weight-asian="bold" style:font-weight-complex="bold"/>
    </style:style>
    <style:style style:name="P42" style:family="paragraph" style:parent-style-name="Standard">
      <style:paragraph-properties fo:line-height="100%"/>
      <style:text-properties style:font-name="Liberation Mono" fo:font-weight="bold" officeooo:rsid="003fe909" officeooo:paragraph-rsid="003fe909" fo:background-color="transparent" style:font-weight-asian="bold" style:font-weight-complex="bold"/>
    </style:style>
    <style:style style:name="P43" style:family="paragraph" style:parent-style-name="Standard">
      <style:paragraph-properties fo:line-height="100%"/>
      <style:text-properties style:font-name="Liberation Mono" fo:font-weight="bold" officeooo:rsid="002394ed" officeooo:paragraph-rsid="002394ed" fo:background-color="transparent" style:font-weight-asian="bold" style:font-weight-complex="bold"/>
    </style:style>
    <style:style style:name="P44" style:family="paragraph" style:parent-style-name="Standard">
      <style:paragraph-properties fo:line-height="100%"/>
      <style:text-properties style:font-name="Liberation Mono" fo:font-weight="bold" officeooo:rsid="0033c84c" officeooo:paragraph-rsid="0033c84c" fo:background-color="transparent" style:font-weight-asian="bold" style:font-weight-complex="bold"/>
    </style:style>
    <style:style style:name="P45" style:family="paragraph" style:parent-style-name="Standard">
      <style:paragraph-properties fo:line-height="100%"/>
      <style:text-properties style:font-name="Liberation Mono" officeooo:rsid="001e8d45" officeooo:paragraph-rsid="001e8d45"/>
    </style:style>
    <style:style style:name="P46" style:family="paragraph" style:parent-style-name="Standard">
      <style:paragraph-properties fo:line-height="100%"/>
      <style:text-properties style:font-name="Liberation Mono" officeooo:rsid="001e8d45" officeooo:paragraph-rsid="0020696c"/>
    </style:style>
    <style:style style:name="P47" style:family="paragraph" style:parent-style-name="Standard">
      <style:paragraph-properties fo:line-height="100%"/>
      <style:text-properties style:font-name="Liberation Mono" officeooo:rsid="00208834" officeooo:paragraph-rsid="00208834"/>
    </style:style>
    <style:style style:name="P48" style:family="paragraph" style:parent-style-name="Standard">
      <style:paragraph-properties fo:line-height="100%"/>
      <style:text-properties style:font-name="Liberation Mono" officeooo:rsid="0021a275" officeooo:paragraph-rsid="0021a275"/>
    </style:style>
    <style:style style:name="P49" style:family="paragraph" style:parent-style-name="Standard">
      <style:paragraph-properties fo:line-height="100%"/>
      <style:text-properties style:font-name="Liberation Mono" officeooo:rsid="0021a275" officeooo:paragraph-rsid="00208834"/>
    </style:style>
    <style:style style:name="P50" style:family="paragraph" style:parent-style-name="Standard">
      <style:paragraph-properties fo:line-height="100%"/>
      <style:text-properties style:font-name="Liberation Mono" officeooo:rsid="0021ea76" officeooo:paragraph-rsid="0021ea76"/>
    </style:style>
    <style:style style:name="P51" style:family="paragraph" style:parent-style-name="Standard">
      <style:paragraph-properties fo:line-height="100%"/>
      <style:text-properties style:font-name="Liberation Mono" officeooo:rsid="002394ed" officeooo:paragraph-rsid="002394ed"/>
    </style:style>
    <style:style style:name="P52" style:family="paragraph" style:parent-style-name="Standard">
      <style:paragraph-properties fo:line-height="100%"/>
      <style:text-properties style:font-name="Liberation Mono" officeooo:rsid="002394ed" officeooo:paragraph-rsid="002623f5"/>
    </style:style>
    <style:style style:name="P53" style:family="paragraph" style:parent-style-name="Standard">
      <style:paragraph-properties fo:line-height="100%"/>
      <style:text-properties style:font-name="Liberation Mono" officeooo:rsid="0024d430" officeooo:paragraph-rsid="0024d430"/>
    </style:style>
    <style:style style:name="P54" style:family="paragraph" style:parent-style-name="Standard">
      <style:paragraph-properties fo:line-height="100%"/>
      <style:text-properties style:font-name="Liberation Mono" officeooo:rsid="002623f5" officeooo:paragraph-rsid="002623f5"/>
    </style:style>
    <style:style style:name="P55" style:family="paragraph" style:parent-style-name="Standard">
      <style:paragraph-properties fo:line-height="100%"/>
      <style:text-properties style:font-name="Liberation Mono" officeooo:rsid="002623f5" officeooo:paragraph-rsid="0027d9a5"/>
    </style:style>
    <style:style style:name="P56" style:family="paragraph" style:parent-style-name="Standard">
      <style:paragraph-properties fo:line-height="100%"/>
      <style:text-properties style:font-name="Liberation Mono" officeooo:rsid="002623f5" officeooo:paragraph-rsid="0028eaf6"/>
    </style:style>
    <style:style style:name="P57" style:family="paragraph" style:parent-style-name="Standard">
      <style:paragraph-properties fo:line-height="100%"/>
      <style:text-properties style:font-name="Liberation Mono" fo:font-weight="normal" officeooo:rsid="0027d9a5" officeooo:paragraph-rsid="0027d9a5" style:font-weight-asian="normal" style:font-weight-complex="normal"/>
    </style:style>
    <style:style style:name="P58" style:family="paragraph" style:parent-style-name="Standard">
      <style:paragraph-properties fo:line-height="100%"/>
      <style:text-properties style:font-name="Liberation Mono" fo:font-weight="normal" officeooo:rsid="003bc3dd" officeooo:paragraph-rsid="003bc3dd" style:font-weight-asian="normal" style:font-weight-complex="normal"/>
    </style:style>
    <style:style style:name="P59" style:family="paragraph" style:parent-style-name="Standard">
      <style:paragraph-properties fo:line-height="100%"/>
      <style:text-properties style:font-name="Liberation Mono" fo:font-weight="normal" officeooo:rsid="003cd99f" officeooo:paragraph-rsid="003cd99f" style:font-weight-asian="normal" style:font-weight-complex="normal"/>
    </style:style>
    <style:style style:name="P60" style:family="paragraph" style:parent-style-name="Standard">
      <style:paragraph-properties fo:line-height="100%"/>
      <style:text-properties style:font-name="Liberation Mono" fo:font-weight="normal" officeooo:rsid="002a4af1" officeooo:paragraph-rsid="005c8360" style:font-weight-asian="normal" style:font-weight-complex="normal"/>
    </style:style>
    <style:style style:name="P61" style:family="paragraph" style:parent-style-name="Standard">
      <style:paragraph-properties fo:line-height="100%"/>
      <style:text-properties style:font-name="Liberation Mono" officeooo:rsid="002a4af1" officeooo:paragraph-rsid="002623f5"/>
    </style:style>
    <style:style style:name="P62" style:family="paragraph" style:parent-style-name="Standard">
      <style:paragraph-properties fo:line-height="100%"/>
      <style:text-properties style:font-name="Liberation Mono" officeooo:rsid="002a4af1" officeooo:paragraph-rsid="002a4af1"/>
    </style:style>
    <style:style style:name="P63" style:family="paragraph" style:parent-style-name="Standard">
      <style:paragraph-properties fo:line-height="100%"/>
      <style:text-properties style:font-name="Liberation Mono" officeooo:rsid="002a4af1" officeooo:paragraph-rsid="002d1c1f"/>
    </style:style>
    <style:style style:name="P64" style:family="paragraph" style:parent-style-name="Standard">
      <style:paragraph-properties fo:line-height="100%"/>
      <style:text-properties style:font-name="Liberation Mono" officeooo:rsid="002d1c1f" officeooo:paragraph-rsid="002d1c1f"/>
    </style:style>
    <style:style style:name="P65" style:family="paragraph" style:parent-style-name="Standard">
      <style:paragraph-properties fo:line-height="100%"/>
      <style:text-properties style:font-name="Liberation Mono" officeooo:rsid="002fcaf4" officeooo:paragraph-rsid="002fcaf4"/>
    </style:style>
    <style:style style:name="P66" style:family="paragraph" style:parent-style-name="Standard">
      <style:paragraph-properties fo:line-height="100%"/>
      <style:text-properties style:font-name="Liberation Mono" officeooo:rsid="002fcaf4" officeooo:paragraph-rsid="00303805"/>
    </style:style>
    <style:style style:name="P67" style:family="paragraph" style:parent-style-name="Standard">
      <style:paragraph-properties fo:line-height="100%"/>
      <style:text-properties style:font-name="Liberation Mono" officeooo:rsid="002fcaf4" officeooo:paragraph-rsid="00322318"/>
    </style:style>
    <style:style style:name="P68" style:family="paragraph" style:parent-style-name="Standard">
      <style:paragraph-properties fo:line-height="100%"/>
      <style:text-properties style:font-name="Liberation Mono" officeooo:rsid="0033c84c" officeooo:paragraph-rsid="0033c84c"/>
    </style:style>
    <style:style style:name="P69" style:family="paragraph" style:parent-style-name="Standard">
      <style:paragraph-properties fo:line-height="100%"/>
      <style:text-properties style:font-name="Liberation Mono" officeooo:rsid="0033c84c" officeooo:paragraph-rsid="0036bc98"/>
    </style:style>
    <style:style style:name="P70" style:family="paragraph" style:parent-style-name="Standard">
      <style:paragraph-properties fo:line-height="100%"/>
      <style:text-properties style:font-name="Liberation Mono" officeooo:rsid="0033c84c" officeooo:paragraph-rsid="0038c652"/>
    </style:style>
    <style:style style:name="P71" style:family="paragraph" style:parent-style-name="Standard">
      <style:paragraph-properties fo:line-height="100%"/>
      <style:text-properties style:font-name="Liberation Mono" officeooo:rsid="003543f0" officeooo:paragraph-rsid="003543f0"/>
    </style:style>
    <style:style style:name="P72" style:family="paragraph" style:parent-style-name="Standard">
      <style:paragraph-properties fo:line-height="100%"/>
      <style:text-properties style:font-name="Liberation Mono" officeooo:rsid="0038c652" officeooo:paragraph-rsid="0038c652"/>
    </style:style>
    <style:style style:name="P73" style:family="paragraph" style:parent-style-name="Standard">
      <style:paragraph-properties fo:line-height="100%"/>
      <style:text-properties style:font-name="Liberation Mono" officeooo:rsid="003fe909" officeooo:paragraph-rsid="003fe909" fo:background-color="#ffff00"/>
    </style:style>
    <style:style style:name="P74" style:family="paragraph" style:parent-style-name="Standard">
      <style:paragraph-properties fo:line-height="100%"/>
      <style:text-properties style:font-name="Liberation Mono" officeooo:rsid="003bc3dd" officeooo:paragraph-rsid="003bc3dd"/>
    </style:style>
    <style:style style:name="P75" style:family="paragraph" style:parent-style-name="Standard">
      <style:paragraph-properties fo:line-height="100%"/>
      <style:text-properties style:font-name="Liberation Mono" officeooo:rsid="003bc3dd" officeooo:paragraph-rsid="003f7787"/>
    </style:style>
    <style:style style:name="P76" style:family="paragraph" style:parent-style-name="Standard">
      <style:paragraph-properties fo:line-height="100%"/>
      <style:text-properties style:font-name="Liberation Mono" officeooo:rsid="003fe909" officeooo:paragraph-rsid="003fe909"/>
    </style:style>
    <style:style style:name="P77" style:family="paragraph" style:parent-style-name="Standard">
      <style:paragraph-properties fo:line-height="100%"/>
      <style:text-properties style:font-name="Liberation Mono" officeooo:rsid="003fe909" officeooo:paragraph-rsid="00418335"/>
    </style:style>
    <style:style style:name="P78" style:family="paragraph" style:parent-style-name="Standard">
      <style:paragraph-properties fo:line-height="100%"/>
      <style:text-properties style:font-name="Liberation Mono" officeooo:rsid="003fe909" officeooo:paragraph-rsid="00473fa2"/>
    </style:style>
    <style:style style:name="P79" style:family="paragraph" style:parent-style-name="Standard">
      <style:paragraph-properties fo:line-height="100%"/>
      <style:text-properties style:font-name="Liberation Mono" officeooo:rsid="00418335" officeooo:paragraph-rsid="00418335"/>
    </style:style>
    <style:style style:name="P80" style:family="paragraph" style:parent-style-name="Standard">
      <style:paragraph-properties fo:line-height="100%"/>
      <style:text-properties style:font-name="Liberation Mono" officeooo:rsid="003fe909" officeooo:paragraph-rsid="003fe909" fo:background-color="transparent"/>
    </style:style>
    <style:style style:name="P81" style:family="paragraph" style:parent-style-name="Standard">
      <style:paragraph-properties fo:line-height="100%"/>
      <style:text-properties style:font-name="Liberation Mono" officeooo:rsid="0047d295" officeooo:paragraph-rsid="0047d295"/>
    </style:style>
    <style:style style:name="P82" style:family="paragraph" style:parent-style-name="Standard">
      <style:paragraph-properties fo:line-height="100%"/>
      <style:text-properties style:font-name="Liberation Mono" officeooo:rsid="0047d295" officeooo:paragraph-rsid="0053c872"/>
    </style:style>
    <style:style style:name="P83" style:family="paragraph" style:parent-style-name="Standard">
      <style:paragraph-properties fo:line-height="100%"/>
      <style:text-properties style:font-name="Liberation Mono" officeooo:rsid="004c91e5" officeooo:paragraph-rsid="004c91e5"/>
    </style:style>
    <style:style style:name="P84" style:family="paragraph" style:parent-style-name="Standard">
      <style:text-properties style:font-name="Liberation Mono" officeooo:rsid="0053c872" officeooo:paragraph-rsid="0053c872"/>
    </style:style>
    <style:style style:name="P85" style:family="paragraph" style:parent-style-name="Standard">
      <style:paragraph-properties fo:line-height="100%"/>
      <style:text-properties style:font-name="Liberation Mono" officeooo:rsid="0053c872" officeooo:paragraph-rsid="0053c872"/>
    </style:style>
    <style:style style:name="P86" style:family="paragraph" style:parent-style-name="Standard">
      <style:paragraph-properties fo:line-height="100%"/>
      <style:text-properties style:font-name="Liberation Mono" officeooo:rsid="00548840" officeooo:paragraph-rsid="00548840"/>
    </style:style>
    <style:style style:name="P87" style:family="paragraph" style:parent-style-name="Standard">
      <style:paragraph-properties fo:line-height="100%"/>
      <style:text-properties style:font-name="Liberation Mono" officeooo:rsid="00590108" officeooo:paragraph-rsid="00590108"/>
    </style:style>
    <style:style style:name="P88" style:family="paragraph" style:parent-style-name="Standard">
      <style:paragraph-properties fo:line-height="100%"/>
      <style:text-properties style:font-name="Liberation Mono" officeooo:rsid="005d76bf" officeooo:paragraph-rsid="005d76bf"/>
    </style:style>
    <style:style style:name="P89" style:family="paragraph" style:parent-style-name="Standard" style:list-style-name="L1">
      <style:paragraph-properties fo:line-height="100%"/>
      <style:text-properties style:font-name="Liberation Mono" officeooo:paragraph-rsid="0038a440"/>
    </style:style>
    <style:style style:name="T1" style:family="text">
      <style:text-properties fo:color="#000000" style:text-outline="false" fo:font-size="12pt" fo:letter-spacing="normal" officeooo:rsid="0033c84c" style:letter-kerning="false" style:font-size-asian="12pt"/>
    </style:style>
    <style:style style:name="T2" style:family="text">
      <style:text-properties fo:color="#000000" style:text-outline="false" fo:font-size="12pt" fo:letter-spacing="normal" officeooo:rsid="0038a440" style:letter-kerning="false" style:font-size-asian="12pt"/>
    </style:style>
    <style:style style:name="T3" style:family="text">
      <style:text-properties officeooo:rsid="001e8d45"/>
    </style:style>
    <style:style style:name="T4" style:family="text">
      <style:text-properties officeooo:rsid="001ff045"/>
    </style:style>
    <style:style style:name="T5" style:family="text">
      <style:text-properties officeooo:rsid="0020696c"/>
    </style:style>
    <style:style style:name="T6" style:family="text">
      <style:text-properties officeooo:rsid="00208834"/>
    </style:style>
    <style:style style:name="T7" style:family="text">
      <style:text-properties officeooo:rsid="0021a275"/>
    </style:style>
    <style:style style:name="T8" style:family="text">
      <style:text-properties officeooo:rsid="0021ea76"/>
    </style:style>
    <style:style style:name="T9" style:family="text">
      <style:text-properties officeooo:rsid="0024d43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4d430" style:font-weight-asian="bold" style:font-weight-complex="bold"/>
    </style:style>
    <style:style style:name="T12" style:family="text">
      <style:text-properties officeooo:rsid="002623f5"/>
    </style:style>
    <style:style style:name="T13" style:family="text">
      <style:text-properties officeooo:rsid="0027d9a5"/>
    </style:style>
    <style:style style:name="T14" style:family="text">
      <style:text-properties officeooo:rsid="0028eaf6"/>
    </style:style>
    <style:style style:name="T15" style:family="text">
      <style:text-properties officeooo:rsid="002a4af1"/>
    </style:style>
    <style:style style:name="T16" style:family="text">
      <style:text-properties officeooo:rsid="002d1c1f"/>
    </style:style>
    <style:style style:name="T17" style:family="text">
      <style:text-properties officeooo:rsid="002fcaf4"/>
    </style:style>
    <style:style style:name="T18" style:family="text">
      <style:text-properties officeooo:rsid="00303805"/>
    </style:style>
    <style:style style:name="T19" style:family="text">
      <style:text-properties officeooo:rsid="00322318"/>
    </style:style>
    <style:style style:name="T20" style:family="text">
      <style:text-properties officeooo:rsid="003543f0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3543f0" fo:background-color="transparent" loext:char-shading-value="0"/>
    </style:style>
    <style:style style:name="T23" style:family="text">
      <style:text-properties officeooo:rsid="0035c1f9" fo:background-color="transparent" loext:char-shading-value="0"/>
    </style:style>
    <style:style style:name="T24" style:family="text">
      <style:text-properties officeooo:rsid="0020696c" fo:background-color="transparent" loext:char-shading-value="0"/>
    </style:style>
    <style:style style:name="T25" style:family="text">
      <style:text-properties officeooo:rsid="0057e60c" fo:background-color="transparent" loext:char-shading-value="0"/>
    </style:style>
    <style:style style:name="T26" style:family="text">
      <style:text-properties style:text-position="super 58%" officeooo:rsid="003543f0" fo:background-color="transparent" loext:char-shading-value="0"/>
    </style:style>
    <style:style style:name="T27" style:family="text">
      <style:text-properties officeooo:rsid="0035c1f9"/>
    </style:style>
    <style:style style:name="T28" style:family="text">
      <style:text-properties officeooo:rsid="0036bc98"/>
    </style:style>
    <style:style style:name="T29" style:family="text">
      <style:text-properties officeooo:rsid="0038c652"/>
    </style:style>
    <style:style style:name="T30" style:family="text">
      <style:text-properties officeooo:rsid="003aa6bf"/>
    </style:style>
    <style:style style:name="T31" style:family="text">
      <style:text-properties officeooo:rsid="003bc3dd"/>
    </style:style>
    <style:style style:name="T32" style:family="text">
      <style:text-properties officeooo:rsid="003cd99f"/>
    </style:style>
    <style:style style:name="T33" style:family="text">
      <style:text-properties officeooo:rsid="003dc3c9"/>
    </style:style>
    <style:style style:name="T34" style:family="text">
      <style:text-properties officeooo:rsid="003f7787"/>
    </style:style>
    <style:style style:name="T35" style:family="text">
      <style:text-properties officeooo:rsid="004020c4"/>
    </style:style>
    <style:style style:name="T36" style:family="text">
      <style:text-properties officeooo:rsid="00415340"/>
    </style:style>
    <style:style style:name="T37" style:family="text">
      <style:text-properties officeooo:rsid="00418335"/>
    </style:style>
    <style:style style:name="T38" style:family="text">
      <style:text-properties officeooo:rsid="00435468"/>
    </style:style>
    <style:style style:name="T39" style:family="text">
      <style:text-properties officeooo:rsid="004382c5"/>
    </style:style>
    <style:style style:name="T40" style:family="text">
      <style:text-properties officeooo:rsid="004413da"/>
    </style:style>
    <style:style style:name="T41" style:family="text">
      <style:text-properties officeooo:rsid="0044b50f"/>
    </style:style>
    <style:style style:name="T42" style:family="text">
      <style:text-properties officeooo:rsid="0045e74f"/>
    </style:style>
    <style:style style:name="T43" style:family="text">
      <style:text-properties officeooo:rsid="00473fa2"/>
    </style:style>
    <style:style style:name="T44" style:family="text">
      <style:text-properties officeooo:rsid="00497f9a"/>
    </style:style>
    <style:style style:name="T45" style:family="text">
      <style:text-properties officeooo:rsid="004a3722"/>
    </style:style>
    <style:style style:name="T46" style:family="text">
      <style:text-properties officeooo:rsid="004c91e5"/>
    </style:style>
    <style:style style:name="T47" style:family="text">
      <style:text-properties officeooo:rsid="004ff508"/>
    </style:style>
    <style:style style:name="T48" style:family="text">
      <style:text-properties officeooo:rsid="0051d6f4"/>
    </style:style>
    <style:style style:name="T49" style:family="text">
      <style:text-properties officeooo:rsid="0053c872"/>
    </style:style>
    <style:style style:name="T50" style:family="text">
      <style:text-properties style:font-name="Courier"/>
    </style:style>
    <style:style style:name="T51" style:family="text">
      <style:text-properties officeooo:rsid="0058c29b"/>
    </style:style>
    <style:style style:name="T52" style:family="text">
      <style:text-properties officeooo:rsid="005acaa9"/>
    </style:style>
    <style:style style:name="T53" style:family="text">
      <style:text-properties officeooo:rsid="005d76b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os niños conocen el rostro de Dios</text:p>
      <text:p text:style-name="P9"/>
      <text:p text:style-name="P9">Los niños conocen</text:p>
      <text:p text:style-name="P9">el rostro de Dios</text:p>
      <text:p text:style-name="P9">oyen sus palabras</text:p>
      <text:p text:style-name="P9">y entienden su voz.</text:p>
      <text:p text:style-name="P9"/>
      <text:p text:style-name="P9">Si en sueños sonríen</text:p>
      <text:p text:style-name="P9">es por que rondando</text:p>
      <text:p text:style-name="P9">andan angelitos</text:p>
      <text:p text:style-name="P9">con ellos jugando.</text:p>
      <text:p text:style-name="P9"/>
      <text:p text:style-name="P9">Su mundo es un cielo</text:p>
      <text:p text:style-name="P9">de paz y de amor</text:p>
      <text:p text:style-name="P9">sus padres lo saben</text:p>
      <text:p text:style-name="P9">y a su lado son</text:p>
      <text:p text:style-name="P9">ángeles guardianes</text:p>
      <text:p text:style-name="P9">en nombre de Dios.</text:p>
      <text:p text:style-name="P9"/>
      <text:p text:style-name="P9">Sus risas nos cuentan</text:p>
      <text:p text:style-name="P9">lo que Dios les habla</text:p>
      <text:p text:style-name="P9">por eso con ellas</text:p>
      <text:p text:style-name="P7">cautivan las almas.</text:p>
      <text:p text:style-name="P7"/>
      <text:p text:style-name="P7"/>
      <text:p text:style-name="P7"/>
      <text:p text:style-name="P6"/>
      <text:p text:style-name="P6">¿Qué buscas en el camino?</text:p>
      <text:p text:style-name="P8">Diálogo</text:p>
      <text:p text:style-name="P9"/>
      <text:p text:style-name="P9">¿Qué buscas en el camino?</text:p>
      <text:p text:style-name="P9">¿Buscas amor y verdad?</text:p>
      <text:p text:style-name="P9">¿Buscas la dicha escondida</text:p>
      <text:p text:style-name="P9">que acarrea felicidad?</text:p>
      <text:p text:style-name="P9"/>
      <text:p text:style-name="P9">¿Qué buscas en el camino?</text:p>
      <text:p text:style-name="P9">¿Alguien que te guíe en tu vida?</text:p>
      <text:p text:style-name="P9">¿Un ser que te dé la mano</text:p>
      <text:p text:style-name="P9">cuando te encuentres caída?</text:p>
      <text:p text:style-name="P9"/>
      <text:p text:style-name="P9">¿Qué buscas en el camino?</text:p>
      <text:p text:style-name="P9">¿Buscas riquezas y elogios?</text:p>
      <text:p text:style-name="P9">¿Y un mundo desconocido</text:p>
      <text:p text:style-name="P9">que tú admires con tus ojos?</text:p>
      <text:p text:style-name="P9"/>
      <text:p text:style-name="P9">Tres preguntas te dirijo</text:p>
      <text:p text:style-name="P9">y tú no me has contestado,</text:p>
      <text:p text:style-name="P9">que vas a medio camino</text:p>
      <text:p text:style-name="P9">o ya todo lo has andado…</text:p>
      <text:p text:style-name="P9"><text:soft-page-break/></text:p>
      <text:p text:style-name="P9">Voy a fines del camino</text:p>
      <text:p text:style-name="P9">y nada bueno yo he encontrado</text:p>
      <text:p text:style-name="P9">más que espinas y abrojos</text:p>
      <text:p text:style-name="P7">que a mi cuerpo han dañado.</text:p>
      <text:p text:style-name="P20"/>
      <text:p text:style-name="P20">Solo un lirio muy bonito</text:p>
      <text:p text:style-name="P20">me encontré entre la breña,</text:p>
      <text:p text:style-name="P20">y cuando lo fui a cortar</text:p>
      <text:p text:style-name="P20">me lo arrebató su dueña.</text:p>
      <text:p text:style-name="P20"/>
      <text:p text:style-name="P20">Pero ya llegué al final</text:p>
      <text:p text:style-name="P20">veo la estrella mas brillante,</text:p>
      <text:p text:style-name="P20">ya encontré la puerta abierta</text:p>
      <text:p text:style-name="P20">del lindo jardín del arte.</text:p>
      <text:p text:style-name="P20"/>
      <text:p text:style-name="P20">Aquí termina el camino</text:p>
      <text:p text:style-name="P20">porque aquí hay felicidad,</text:p>
      <text:p text:style-name="P20">aquí se encuentra la dicha</text:p>
      <text:p text:style-name="P20">y una paz espiritual.</text:p>
      <text:p text:style-name="P20"/>
      <text:p text:style-name="P20">Aquí tomaré un pincel</text:p>
      <text:p text:style-name="P20">y captaré las bellezas</text:p>
      <text:p text:style-name="P20">y plasmaré los paisajes</text:p>
      <text:p text:style-name="P20">que da la naturaleza.</text:p>
      <text:p text:style-name="P20"/>
      <text:p text:style-name="P20">Aquí tomare un pincel</text:p>
      <text:p text:style-name="P20">para ponerme a pintar</text:p>
      <text:p text:style-name="P20">todo lo bueno y lo malo</text:p>
      <text:p text:style-name="P1">que nos da la humanidad.</text:p>
      <text:p text:style-name="P5"/>
      <text:p text:style-name="P2">Nube orgullosa</text:p>
      <text:p text:style-name="P3"/>
      <text:p text:style-name="P3">Una flor en tierra seca</text:p>
      <text:p text:style-name="P4">de sed se estaba muriendo;</text:p>
      <text:p text:style-name="P4">al ver una nube negra</text:p>
      <text:p text:style-name="P3">le grito muy jubilosa:</text:p>
      <text:p text:style-name="P3">¡regálame unas gotas de agua</text:p>
      <text:p text:style-name="P3">que de sed me estoy muriendo!</text:p>
      <text:p text:style-name="P3"/>
      <text:p text:style-name="P3">Nadie me puede salvar,</text:p>
      <text:p text:style-name="P3">mas que tú con tu dulce agua,</text:p>
      <text:p text:style-name="P3">¡que ya me estoy consumiendo!</text:p>
      <text:p text:style-name="P3"><text:soft-page-break/></text:p>
      <text:p text:style-name="P3">Pero la orgullosa nube</text:p>
      <text:p text:style-name="P3">no le hizo caso a la flor;</text:p>
      <text:p text:style-name="P3">cargada de fresca agua</text:p>
      <text:p text:style-name="P3">siguió su vuelo veloz</text:p>
      <text:p text:style-name="P3">sin importarle siquiera</text:p>
      <text:p text:style-name="P3">que de sed muriera la flor.</text:p>
      <text:p text:style-name="P3"/>
      <text:p text:style-name="P3"><text:span text:style-name="T3">Y</text:span> de regreso <text:span text:style-name="T3">a </text:span>la nube</text:p>
      <text:p text:style-name="P3">le sobró un poquito de agua;</text:p>
      <text:p text:style-name="P3">se detuvo donde estaba</text:p>
      <text:p text:style-name="P3">y le habló con arrogancia:</text:p>
      <text:p text:style-name="P3"/>
      <text:p text:style-name="P3"><text:span text:style-name="T3">A</text:span>hí te va lo que me pides,</text:p>
      <text:p text:style-name="P3">creo que esta poca te alcanza;</text:p>
      <text:p text:style-name="P3">voy de prisa, florecilla,</text:p>
      <text:p text:style-name="P3">te la envío de esta distancia.</text:p>
      <text:p text:style-name="P3"/>
      <text:p text:style-name="P3"><text:span text:style-name="T3">Y</text:span>a la flor no contestó,</text:p>
      <text:p text:style-name="P3"><text:span text:style-name="T3">e</text:span>n silencio se encontraba.</text:p>
      <text:p text:style-name="P3">¡<text:span text:style-name="T3">Q</text:span>ué tarde el agua ha llegado!</text:p>
      <text:p text:style-name="P3"><text:span text:style-name="T3">S</text:span>u vida había terminado</text:p>
      <text:p text:style-name="P3">entre la tierra tan seca</text:p>
      <text:p text:style-name="P3">y el sol que la había tostado.</text:p>
      <text:p text:style-name="P3"/>
      <text:p text:style-name="P3"><text:span text:style-name="T3">D</text:span>e<text:span text:style-name="T3">s</text:span>eando el agua murió,</text:p>
      <text:p text:style-name="P3">ni una gota recibió,</text:p>
      <text:p text:style-name="P3"><text:span text:style-name="T3">que </text:span>la nube tan egoísta</text:p>
      <text:p text:style-name="P3">llena de orgullo negó.</text:p>
      <text:p text:style-name="P3"/>
      <text:p text:style-name="P21">Lamento</text:p>
      <text:p text:style-name="P45"/>
      <text:p text:style-name="P45">Tendido entre las piedras me encontraba</text:p>
      <text:p text:style-name="P45">lamentando un dolor, era un martirio</text:p>
      <text:p text:style-name="P45"><text:soft-page-break/>y llorando me dije tristemente,</text:p>
      <text:p text:style-name="P45">no he encontrado ni un primer auxilio.</text:p>
      <text:p text:style-name="P45"/>
      <text:p text:style-name="P45">De pronto escuché unos pasos</text:p>
      <text:p text:style-name="P45">y una mano cariñosa me palpaba</text:p>
      <text:p text:style-name="P45">eran los socorristas de Cruz Roja</text:p>
      <text:p text:style-name="P45">que a levantarme bondadosos se inclinaban.</text:p>
      <text:p text:style-name="P45"/>
      <text:p text:style-name="P45">Por fin me llevaron en camilla,</text:p>
      <text:p text:style-name="P45">en la ambulancia veloz me transportaban.</text:p>
      <text:p text:style-name="P45">El doctor y la enfermera me atendieron:</text:p>
      <text:p text:style-name="P45">pastillas, inyecciones me pusieron,</text:p>
      <text:p text:style-name="P45">con lo cual del dolor me liberaban.</text:p>
      <text:p text:style-name="P45"/>
      <text:p text:style-name="P45">En un sueño tranquilo me quedé.</text:p>
      <text:p text:style-name="P45">Cuando volví contento a despertarme</text:p>
      <text:p text:style-name="P45">ya no había dolor, solo encontré</text:p>
      <text:p text:style-name="P45">una sonrisa amable,</text:p>
      <text:p text:style-name="P45">una mano que volvió a palparme.</text:p>
      <text:p text:style-name="P45">¿Quién era?</text:p>
      <text:p text:style-name="P45"/>
      <text:p text:style-name="P45">El doctor, el socorrista y la enfermera,</text:p>
      <text:p text:style-name="P45">jubilosos por haberme rescatado</text:p>
      <text:p text:style-name="P45">eran mis tres amigos triunfadores,</text:p>
      <text:p text:style-name="P45">con valor a la muerte me espantaron.</text:p>
      <text:p text:style-name="P45"/>
      <text:p text:style-name="P45">Ahí tenemos en Cruz Roja a los amigos</text:p>
      <text:p text:style-name="P45">y que en verdad los tenemos olvidados,</text:p>
      <text:p text:style-name="P45">solo cuando enfermos nos sentimos</text:p>
      <text:p text:style-name="P45">es cuando acudimos a buscarlos.</text:p>
      <text:p text:style-name="P45"/>
      <text:p text:style-name="P45">Yo les voy a decir lo que es muy cierto</text:p>
      <text:p text:style-name="P45">no hay que estar enfermo para ayudarlos</text:p>
      <text:p text:style-name="P45">demos con amor sincero nuestra ayuda,</text:p>
      <text:p text:style-name="P45">porque enfermos están nuestros hermanos.</text:p>
      <text:p text:style-name="P45"/>
      <text:p text:style-name="P45">Ahí se encuentran con las caras tristes</text:p>
      <text:p text:style-name="P45">y tu puedes ir a consolarlos</text:p>
      <text:p text:style-name="P45">son caminantes de lejanas tierras</text:p>
      <text:p text:style-name="P45">que agónicos están accidentados.</text:p>
      <text:p text:style-name="P45"/>
      <text:p text:style-name="P45"/>
      <text:p text:style-name="P45"/>
      <text:p text:style-name="P45"/>
      <text:p text:style-name="P21">Provinciana</text:p>
      <text:p text:style-name="P45"/>
      <text:p text:style-name="P45">Por el pasto verde</text:p>
      <text:p text:style-name="P45">corría por el campo</text:p>
      <text:p text:style-name="P45">entre las begonias de tenue color</text:p>
      <text:p text:style-name="P45"><text:soft-page-break/>llevando palmillas y manojos de flor.</text:p>
      <text:p text:style-name="P45"/>
      <text:p text:style-name="P45"><text:span text:style-name="T24">Cuautitlán</text:span> se ve con su torre blanca</text:p>
      <text:p text:style-name="P45">cual bella paloma en su caserío</text:p>
      <text:p text:style-name="P45">y los campesinos sembrando hortalizas</text:p>
      <text:p text:style-name="P45">con amor y afán muy cerca del río.</text:p>
      <text:p text:style-name="P45"/>
      <text:p text:style-name="P45"><text:span text:style-name="T4">B</text:span>ello es el campo, ¡oh, qué aroma!</text:p>
      <text:p text:style-name="P45"><text:span text:style-name="T21">A </text:span><text:span text:style-name="T25">a</text:span><text:span text:style-name="T21">nona</text:span>, a <text:span text:style-name="T5">j</text:span>engibre y a anís,</text:p>
      <text:p text:style-name="P45">volaban güilotas, también la perdiz,</text:p>
      <text:p text:style-name="P45">reco<text:span text:style-name="T6">g</text:span>ía arrayán <text:span text:style-name="T5">y</text:span> maduras guayabas</text:p>
      <text:p text:style-name="P45">deliciosa fruta que me hacía feliz.</text:p>
      <text:p text:style-name="P45"/>
      <text:p text:style-name="P45"><text:span text:style-name="T5">C</text:span>antaban torca<text:span text:style-name="T5">c</text:span>itas, paloma<text:span text:style-name="T5">s</text:span> habanera<text:span text:style-name="T5">s</text:span>,</text:p>
      <text:p text:style-name="P45">gorriones, clarines,</text:p>
      <text:p text:style-name="P45">cenzontles y <text:span text:style-name="T5">mirlas;</text:span></text:p>
      <text:p text:style-name="P45">árboles copo<text:span text:style-name="T5">s</text:span>os cubren las laderas.</text:p>
      <text:p text:style-name="P45"/>
      <text:p text:style-name="P45"><text:span text:style-name="T5">E</text:span>n grupos se ven</text:p>
      <text:p text:style-name="P45">lindas mariposas,</text:p>
      <text:p text:style-name="P45">sus alas hermosas</text:p>
      <text:p text:style-name="P45">lucen en su edén.</text:p>
      <text:p text:style-name="P45"/>
      <text:p text:style-name="P45"><text:span text:style-name="T5">C</text:span>orriendo en el campo</text:p>
      <text:p text:style-name="P45">recuerdos tan bellos:</text:p>
      <text:p text:style-name="P45">mugiendo las vacas,</text:p>
      <text:p text:style-name="P45">yo arriando becerros.</text:p>
      <text:p text:style-name="P45"/>
      <text:p text:style-name="P45"><text:span text:style-name="T5">M</text:span>i cántaro al hombro</text:p>
      <text:p text:style-name="P45">con agua tan fresca,</text:p>
      <text:p text:style-name="P45">cantarín murmullo</text:p>
      <text:p text:style-name="P45">de aquél arroyuelo.</text:p>
      <text:p text:style-name="P45"><text:span text:style-name="T5">L</text:span>a luna despliega en la noche su <text:span text:style-name="T5">v</text:span>uelo,</text:p>
      <text:p text:style-name="P45">cual si fuera escarcha del hermoso cielo.</text:p>
      <text:p text:style-name="P45"/>
      <text:p text:style-name="P45"><text:span text:style-name="T5">T</text:span>odo en paz y armonía en mi <text:span text:style-name="T5">C</text:span>ua<text:span text:style-name="T5">u</text:span>titlán,</text:p>
      <text:p text:style-name="P45">nobles campesinos con su tez morena</text:p>
      <text:p text:style-name="P45">por el beso del sol al labrar la tierra.</text:p>
      <text:p text:style-name="P45"/>
      <text:p text:style-name="P45"><text:span text:style-name="T5">N</text:span>o puedo olvidarte, tierra de colores.</text:p>
      <text:p text:style-name="P45"><text:span text:style-name="T5">E</text:span>xiste el recuerdo de aquella casita</text:p>
      <text:p text:style-name="P45">con olor a barro, rodeada de flores.</text:p>
      <text:p text:style-name="P45"/>
      <text:p text:style-name="P46"><text:span text:style-name="T5">E</text:span>n esa casita feliz con mis padres,</text:p>
      <text:p text:style-name="P46">tesoro bendito que me dio el <text:span text:style-name="T9">S</text:span>eñor:</text:p>
      <text:p text:style-name="P45">me cubrían los dos de amor y cariño.</text:p>
      <text:p text:style-name="P45"><text:span text:style-name="T5">S</text:span>u recuerdo guardo en mi corazó<text:span text:style-name="T5">n,</text:span></text:p>
      <text:p text:style-name="P45">pido a <text:span text:style-name="T5">D</text:span>ios por ellos en cada oración.</text:p>
      <text:p text:style-name="P45"/>
      <text:p text:style-name="P45"><text:soft-page-break/><text:span text:style-name="T5">P</text:span>aisaje florido, eco del pasado,</text:p>
      <text:p text:style-name="P45">tus campos dorados,</text:p>
      <text:p text:style-name="P45">matiz que engalana,</text:p>
      <text:p text:style-name="P45">y tu provinciana extraña, tus bosques</text:p>
      <text:p text:style-name="P45">llenos de fontanas, de encinos y robles</text:p>
      <text:p text:style-name="P45">y el fragante aroma de aquellas retamas.</text:p>
      <text:p text:style-name="P45"/>
      <text:p text:style-name="P45"/>
      <text:p text:style-name="P22">Yo soy tierra</text:p>
      <text:p text:style-name="P47"/>
      <text:p text:style-name="P47">Tengo envoltura de carne que cubre el alma,</text:p>
      <text:p text:style-name="P47">alma y espíritu son vida que dan al cuerpo,</text:p>
      <text:p text:style-name="P47">alma el fluido divino que nunca muere,</text:p>
      <text:p text:style-name="P47">una verdad tan clara a quien lo recuerde.</text:p>
      <text:p text:style-name="P47"/>
      <text:p text:style-name="P47">Soy criatura de la tierra,</text:p>
      <text:p text:style-name="P47">la que siempre la venera:</text:p>
      <text:p text:style-name="P47">ella embellece los campos</text:p>
      <text:p text:style-name="P47">en la hermosa primavera.</text:p>
      <text:p text:style-name="P47"/>
      <text:p text:style-name="P47">Tierra firme, tierra estable</text:p>
      <text:p text:style-name="P47">mi planeta inagotable;</text:p>
      <text:p text:style-name="P47">realidad que transformó</text:p>
      <text:p text:style-name="P47">a los cuerpos de mis padres.</text:p>
      <text:p text:style-name="P47"/>
      <text:p text:style-name="P47">Ellos, mis progenitores:</text:p>
      <text:p text:style-name="P47">con ellos estaré un día.</text:p>
      <text:p text:style-name="P47">Nadie me va a separar,</text:p>
      <text:p text:style-name="P47">padre y madre aumentaremos</text:p>
      <text:p text:style-name="P47">tierra que se va a sembrar.</text:p>
      <text:p text:style-name="P47"/>
      <text:p text:style-name="P47">Y soy un gusano más</text:p>
      <text:p text:style-name="P47">de los que cobija el suelo</text:p>
      <text:p text:style-name="P47">y soy parte del planeta,</text:p>
      <text:p text:style-name="P47">energía que hace contacto</text:p>
      <text:p text:style-name="P47">al romper la nube el trueno.</text:p>
      <text:p text:style-name="P47"/>
      <text:p text:style-name="P47"><text:span text:style-name="T7">E</text:span>so, eso soy... tierra,</text:p>
      <text:p text:style-name="P47">polvo... o ceniza</text:p>
      <text:p text:style-name="P47">y un peda<text:span text:style-name="T7">cito</text:span> de cielo.</text:p>
      <text:p text:style-name="P47"/>
      <text:p text:style-name="P48">Deseos,</text:p>
      <text:p text:style-name="P47">materia que se hace tierra.</text:p>
      <text:p text:style-name="P47"><text:span text:style-name="T7">E</text:span>spero dar un buen fruto,</text:p>
      <text:p text:style-name="P47">dándole gran fuerza al campo.</text:p>
      <text:p text:style-name="P47"><text:span text:style-name="T7">S</text:span>emilla que no se pierda,</text:p>
      <text:p text:style-name="P47">dar flores tan exquisitas</text:p>
      <text:p text:style-name="P47">de preferencia en rosal</text:p>
      <text:p text:style-name="P47">como también una hiedra.</text:p>
      <text:p text:style-name="P47"><text:soft-page-break/></text:p>
      <text:p text:style-name="P47">¡<text:span text:style-name="T7">O</text:span>h! <text:span text:style-name="T7">C</text:span>reador del universo,</text:p>
      <text:p text:style-name="P47">soy un puñado de tierra.</text:p>
      <text:p text:style-name="P47"><text:span text:style-name="T7">T</text:span>ambién te la ofrezco a ti:</text:p>
      <text:p text:style-name="P47">siembra otra alma sobre mí.</text:p>
      <text:p text:style-name="P47"><text:span text:style-name="T7">L</text:span>e daré fuerza y calor</text:p>
      <text:p text:style-name="P47">porque tú, lleno de amor,</text:p>
      <text:p text:style-name="P47">así me sembraste a mi.</text:p>
      <text:p text:style-name="P47"/>
      <text:p text:style-name="P47"><text:span text:style-name="T7">T</text:span>ierra yo soy tu hermano,</text:p>
      <text:p text:style-name="P47">tu hijo, somos obra del mismo hacedor</text:p>
      <text:p text:style-name="P47">y con voz exclamo y ex<text:span text:style-name="T7">i</text:span>jo:</text:p>
      <text:p text:style-name="P47">tierra amada, quiero que seas respetada</text:p>
      <text:p text:style-name="P47">como esposa del creador.</text:p>
      <text:p text:style-name="P47"><text:span text:style-name="T7">C</text:span>uando termine mi vida,</text:p>
      <text:p text:style-name="P47">a ti te entrego mi cuerpo</text:p>
      <text:p text:style-name="P47">entre suspiro y dolor.</text:p>
      <text:p text:style-name="P47"/>
      <text:p text:style-name="P47"><text:span text:style-name="T7">A</text:span> dios le entrego el alma,</text:p>
      <text:p text:style-name="P47"><text:span text:style-name="T7">h</text:span>enchida de fe y amor.</text:p>
      <text:p text:style-name="P49"/>
      <text:p text:style-name="P49"/>
      <text:p text:style-name="P49"/>
      <text:p text:style-name="P23">Huracán Gilberto</text:p>
      <text:p text:style-name="P48"/>
      <text:p text:style-name="P48">Noche de tragedia, llena de temor.</text:p>
      <text:p text:style-name="P48">Gilberto azotó a todo Nuevo León,</text:p>
      <text:p text:style-name="P48">el viento soplaba, el río iracundo</text:p>
      <text:p text:style-name="P48">con furia arrastraba,</text:p>
      <text:p text:style-name="P48">almas se llevaba</text:p>
      <text:p text:style-name="P48">fuera de este mundo.</text:p>
      <text:p text:style-name="P48"/>
      <text:p text:style-name="P48">Y los que quedaban</text:p>
      <text:p text:style-name="P48">gemían y lloraban</text:p>
      <text:p text:style-name="P48">y a Dios le gritaban:</text:p>
      <text:p text:style-name="P48">¡<text:span text:style-name="T9">S</text:span>eñor, ten piedad,</text:p>
      <text:p text:style-name="P48">porque en ti creemos</text:p>
      <text:p text:style-name="P48">sálvanos, <text:span text:style-name="T9">S</text:span>eñor, porque perecemos!</text:p>
      <text:p text:style-name="P48"/>
      <text:p text:style-name="P48">Gilberto pasaba tan huracanado,</text:p>
      <text:p text:style-name="P48"><text:soft-page-break/>muy enfurecido y tan despiadado.</text:p>
      <text:p text:style-name="P48">La gente sufría, a gritos lloraba</text:p>
      <text:p text:style-name="P48">y yo en silencio oraba y rezaba.</text:p>
      <text:p text:style-name="P48"/>
      <text:p text:style-name="P48">El Cristo en mi pecho,</text:p>
      <text:p text:style-name="P48">con él santiguaba:</text:p>
      <text:p text:style-name="P48">Oh, <text:span text:style-name="T9">S</text:span>eñor, mi Dios, el huracán furioso</text:p>
      <text:p text:style-name="P48">detén con tus manos, tu pueblo perece,</text:p>
      <text:p text:style-name="P48">ellos son tus hijos, de mí son hermanos.</text:p>
      <text:p text:style-name="P48"/>
      <text:p text:style-name="P48"><text:span text:style-name="T8">G</text:span>ilberto se alejó dejando su huella</text:p>
      <text:p text:style-name="P48">de llanto y dolor, y aquel río tan seco</text:p>
      <text:p text:style-name="P48"><text:span text:style-name="T8">s</text:span>anta <text:span text:style-name="T8">C</text:span>atarina su fuerte corriente</text:p>
      <text:p text:style-name="P48">tan luego arra<text:span text:style-name="T8">só</text:span></text:p>
      <text:p text:style-name="P48">camiones con gente, casas se llevó.</text:p>
      <text:p text:style-name="P48"/>
      <text:p text:style-name="P48"><text:span text:style-name="T8">E</text:span>l águila negra</text:p>
      <text:p text:style-name="P48">tan humanitario</text:p>
      <text:p text:style-name="P48">ofreció su ayuda, su vida entregó,</text:p>
      <text:p text:style-name="P48">rescatando seres también lo cubrió.</text:p>
      <text:p text:style-name="P48"/>
      <text:p text:style-name="P48"><text:span text:style-name="T8">E</text:span>l buen comandante,</text:p>
      <text:p text:style-name="P48">el campeón cortés</text:p>
      <text:p text:style-name="P48">y tres judiciales unidos con él</text:p>
      <text:p text:style-name="P48">también perecieron</text:p>
      <text:p text:style-name="P48">en el cumplimiento de su gran deber.</text:p>
      <text:p text:style-name="P48"/>
      <text:p text:style-name="P48"><text:span text:style-name="T8">R</text:span>escatando gente</text:p>
      <text:p text:style-name="P48">encontraron muerte,</text:p>
      <text:p text:style-name="P48">serán inmortales</text:p>
      <text:p text:style-name="P48">dentro de la historia,</text:p>
      <text:p text:style-name="P48">homenaje en la tierra</text:p>
      <text:p text:style-name="P48">y en el cielo gloria.</text:p>
      <text:p text:style-name="P48"/>
      <text:p text:style-name="P48"/>
      <text:p text:style-name="P24">Sobre la tierra</text:p>
      <text:p text:style-name="P50"/>
      <text:p text:style-name="P50">Sobre la tierra está el mar</text:p>
      <text:p text:style-name="P50">y de su arena salina,</text:p>
      <text:p text:style-name="P50">sobre la tierra las minas,</text:p>
      <text:p text:style-name="P50">una riqueza a cuidar.</text:p>
      <text:p text:style-name="P50"/>
      <text:p text:style-name="P50">Sobre la tierra montañas</text:p>
      <text:p text:style-name="P50">selvas, cerros y nevados,</text:p>
      <text:p text:style-name="P50">volcanes en erupción,</text:p>
      <text:p text:style-name="P50">llanuras con sus sembrados.</text:p>
      <text:p text:style-name="P50"/>
      <text:p text:style-name="P50">Sobre la tierra animales</text:p>
      <text:p text:style-name="P50">de gran variedad de especies,</text:p>
      <text:p text:style-name="P50"><text:soft-page-break/>sobre la tierra está el hombre,</text:p>
      <text:p text:style-name="P50">el que todo lo merece.</text:p>
      <text:p text:style-name="P50"/>
      <text:p text:style-name="P50">La tierra, el agua y el sol</text:p>
      <text:p text:style-name="P50">es completo a fecundar,</text:p>
      <text:p text:style-name="P50">hacen nacer la semilla</text:p>
      <text:p text:style-name="P50">que el aire va a oxigenar.</text:p>
      <text:p text:style-name="P50"/>
      <text:p text:style-name="P50">Sobre la tierra el petróleo,</text:p>
      <text:p text:style-name="P50">el motivo de discordia</text:p>
      <text:p text:style-name="P50">de el se sirve todo el mundo.</text:p>
      <text:p text:style-name="P50">Por él se pierden batallas,</text:p>
      <text:p text:style-name="P50">otros ganan la victoria.</text:p>
      <text:p text:style-name="P50"/>
      <text:p text:style-name="P50">Sobre la tierra nuestra alma,</text:p>
      <text:p text:style-name="P50">sabemos que es invisible,</text:p>
      <text:p text:style-name="P50">ella protege la vida,</text:p>
      <text:p text:style-name="P50">mas es esencia intangible.</text:p>
      <text:p text:style-name="P50"/>
      <text:p text:style-name="P50">Sobre la tierra se queda</text:p>
      <text:p text:style-name="P50">con el sueño vespertino,</text:p>
      <text:p text:style-name="P50">ese sueño tan amado</text:p>
      <text:p text:style-name="P50">que es final de mi camino.</text:p>
      <text:p text:style-name="P50"/>
      <text:p text:style-name="P50">Tierra fértil, tierra amada,</text:p>
      <text:p text:style-name="P50">tú eres mi fiel compañera,</text:p>
      <text:p text:style-name="P50">silenciosa tu me cubres,</text:p>
      <text:p text:style-name="P50">tú eres mi eterna morada.</text:p>
      <text:p text:style-name="P50"/>
      <text:p text:style-name="P50">Tierra... tú y yo somos una sola,</text:p>
      <text:p text:style-name="P50">mezclamos nuestro planeta</text:p>
      <text:p text:style-name="P50">y que escriban nuestra historia:</text:p>
      <text:p text:style-name="P50">mi cuerpo te busca a ti...</text:p>
      <text:p text:style-name="P50">mi alma busca la gloria.</text:p>
      <text:p text:style-name="P50"/>
      <text:p text:style-name="P50"/>
      <text:p text:style-name="P50"/>
      <text:p text:style-name="P50"/>
      <text:p text:style-name="P25">Agua cristalina</text:p>
      <text:p text:style-name="P51"/>
      <text:p text:style-name="P51">Agua cristalina de gran valor,</text:p>
      <text:p text:style-name="P51">se hidrata el cuerpo y se bendice el alma,</text:p>
      <text:p text:style-name="P51">esencia viva del gran creador,</text:p>
      <text:p text:style-name="P51">cae la tormenta, trueno en fulgor.</text:p>
      <text:p text:style-name="P51">Corre, alimenta, con su murmullo</text:p>
      <text:p text:style-name="P51">nos dice a todos: les tengo amor,</text:p>
      <text:p text:style-name="P51">frescura inmensa da a la labor</text:p>
      <text:p text:style-name="P51">hojas al árbol, vida a la flor.</text:p>
      <text:p text:style-name="P51"/>
      <text:p text:style-name="P51"><text:soft-page-break/>El agua es vida, sonrisa de providencia,</text:p>
      <text:p text:style-name="P51">vitaliza nuestra vida y prolonga la existencia.</text:p>
      <text:p text:style-name="P51">Cuídala de la inmundicia,</text:p>
      <text:p text:style-name="P51">es oxígeno de nuestro ambiente,</text:p>
      <text:p text:style-name="P51">contaminada no es vida,</text:p>
      <text:p text:style-name="P51">más bien nos causa la muerte.</text:p>
      <text:p text:style-name="P51"/>
      <text:p text:style-name="P51">Mirad hermano, del cielo cae</text:p>
      <text:p text:style-name="P51">primer tormenta primaveral</text:p>
      <text:p text:style-name="P51">lluvia a la tierra que aumenta el mar,</text:p>
      <text:p text:style-name="P51">el la recibe dándole sal.</text:p>
      <text:p text:style-name="P51">Todo nos da, nada nos cobra</text:p>
      <text:p text:style-name="P51">y procuremos que nuestra vida</text:p>
      <text:p text:style-name="P51">sea como el agua del manantial.</text:p>
      <text:p text:style-name="P51"/>
      <text:p text:style-name="P51"/>
      <text:p text:style-name="P51"/>
      <text:p text:style-name="P51"/>
      <text:p text:style-name="P25">Los cielos están llorando</text:p>
      <text:p text:style-name="P51"/>
      <text:p text:style-name="P51">Los cielos están llorando</text:p>
      <text:p text:style-name="P51">con un dolor tan profundo</text:p>
      <text:p text:style-name="P51">de ver que los hijos de Dios</text:p>
      <text:p text:style-name="P51">de sangre han bañado el mundo.</text:p>
      <text:p text:style-name="P51"/>
      <text:p text:style-name="P51">La lluvia quiere lavar</text:p>
      <text:p text:style-name="P51">la inmundicia criminal,</text:p>
      <text:p text:style-name="P51">por eso los ríos se alteran</text:p>
      <text:p text:style-name="P51">y barre todo a un final.</text:p>
      <text:p text:style-name="P51"/>
      <text:p text:style-name="P51">La naturaleza grita</text:p>
      <text:p text:style-name="P51">porque la han tratado mal,</text:p>
      <text:p text:style-name="P51">quemando bosques y fauna</text:p>
      <text:p text:style-name="P51">envenenando los peces</text:p>
      <text:p text:style-name="P51">que no hacen ningún mal.</text:p>
      <text:p text:style-name="P51"/>
      <text:p text:style-name="P51">Cómo quieren abundancia</text:p>
      <text:p text:style-name="P51">si el hombre no contribuye,</text:p>
      <text:p text:style-name="P51">en vez de cuidar los bosques</text:p>
      <text:p text:style-name="P51">los queman y los destruyen.</text:p>
      <text:p text:style-name="P51"/>
      <text:p text:style-name="P51">Hagamos un cambio, humanos:</text:p>
      <text:p text:style-name="P51">dejemos ya lo iracundo,</text:p>
      <text:p text:style-name="P51">sin rencores ni egoísmos</text:p>
      <text:p text:style-name="P51">tratémonos como hermanos</text:p>
      <text:p text:style-name="P51">por el bien de nuestro mundo.</text:p>
      <text:p text:style-name="P51"/>
      <text:p text:style-name="P51"/>
      <text:p text:style-name="P51"/>
      <text:p text:style-name="P25"><text:soft-page-break/>Cuando la tierra tiembla</text:p>
      <text:p text:style-name="P51"/>
      <text:p text:style-name="P51">Cuando la tierra tiembla</text:p>
      <text:p text:style-name="P51">el humano se azora:</text:p>
      <text:p text:style-name="P51"/>
      <text:p text:style-name="P51">unos gritan y rezan,</text:p>
      <text:p text:style-name="P51">otros gimen y lloran.</text:p>
      <text:p text:style-name="P51"/>
      <text:p text:style-name="P51">Cuando la tierra tiembla</text:p>
      <text:p text:style-name="P51">el valiente es cobarde y</text:p>
      <text:p text:style-name="P51">aclama a Dios del cielo</text:p>
      <text:p text:style-name="P51">y a su amorosa madre.</text:p>
      <text:p text:style-name="P51"/>
      <text:p text:style-name="P51">Después del movimiento</text:p>
      <text:p text:style-name="P51">todo queda en silencio,</text:p>
      <text:p text:style-name="P51">los rostros están pálidos,</text:p>
      <text:p text:style-name="P51">helados como muertos.</text:p>
      <text:p text:style-name="P51"/>
      <text:p text:style-name="P51">El rencor de la tierra</text:p>
      <text:p text:style-name="P51">es por el desamor,</text:p>
      <text:p text:style-name="P51">cuántas cosas le han hecho</text:p>
      <text:p text:style-name="P51">que tiembla de dolor.</text:p>
      <text:p text:style-name="P51"/>
      <text:p text:style-name="P51">Los ensayos nucleares,</text:p>
      <text:p text:style-name="P51">los crímenes, qué horror,</text:p>
      <text:p text:style-name="P51">el hombre con su ciencia</text:p>
      <text:p text:style-name="P51">quiere destruir la obra</text:p>
      <text:p text:style-name="P51">que nos hizo el creador.</text:p>
      <text:p text:style-name="P51"/>
      <text:p text:style-name="P51">Anda… tonto inhumano,</text:p>
      <text:p text:style-name="P51">sube a bajar estrellas,</text:p>
      <text:p text:style-name="P51">quizá quedes flotando</text:p>
      <text:p text:style-name="P51">oh ahí mueras con ellas.</text:p>
      <text:p text:style-name="P51"/>
      <text:p text:style-name="P51">El mundo, fue su nombre...</text:p>
      <text:p text:style-name="P51">no hay cosa tan hermosa</text:p>
      <text:p text:style-name="P51">como lo que hizo el creador:</text:p>
      <text:p text:style-name="P51">un planeta con vida,</text:p>
      <text:p text:style-name="P51">para que viva el hombre.</text:p>
      <text:p text:style-name="P51"/>
      <text:p text:style-name="P51">Lo llenó de belleza</text:p>
      <text:p text:style-name="P51">con aire, agua y sol,</text:p>
      <text:p text:style-name="P51">y una tierra tan fértil</text:p>
      <text:p text:style-name="P51">que hizo con amor.</text:p>
      <text:p text:style-name="P51"/>
      <text:p text:style-name="P51"/>
      <text:p text:style-name="P51"/>
      <text:p text:style-name="P25">Hermano de mi mano</text:p>
      <text:p text:style-name="P51"/>
      <text:p text:style-name="P51"><text:soft-page-break/>Hermano de mi mano,</text:p>
      <text:p text:style-name="P51">obediente pincel,</text:p>
      <text:p text:style-name="P51">tu respondes a la orden</text:p>
      <text:p text:style-name="P51">de mi mente también.</text:p>
      <text:p text:style-name="P51"/>
      <text:p text:style-name="P51">Contigo voy pintando</text:p>
      <text:p text:style-name="P51">lo bello del paisaje,</text:p>
      <text:p text:style-name="P51">como también la imagen</text:p>
      <text:p text:style-name="P51">del ser que vive orando.</text:p>
      <text:p text:style-name="P51"/>
      <text:p text:style-name="P51">Pintamos verdes campos</text:p>
      <text:p text:style-name="P51">con lirios y con rosas,</text:p>
      <text:p text:style-name="P51">persecución de niña</text:p>
      <text:p text:style-name="P51">tras de una mariposa.</text:p>
      <text:p text:style-name="P51"/>
      <text:p text:style-name="P51">Pintamos el crepúsculo</text:p>
      <text:p text:style-name="P51">con matiz de colores,</text:p>
      <text:p text:style-name="P51">arcoíris tan bellos</text:p>
      <text:p text:style-name="P51">con lluvia entre las flores.</text:p>
      <text:p text:style-name="P51"/>
      <text:p text:style-name="P51">Pintamos un recuerdo</text:p>
      <text:p text:style-name="P51">de aquella florecilla</text:p>
      <text:p text:style-name="P51">que muy triste quedó</text:p>
      <text:p text:style-name="P51">junto a una maravilla.</text:p>
      <text:p text:style-name="P51"/>
      <text:p text:style-name="P51">Pintamos el final</text:p>
      <text:p text:style-name="P51">de una despedida,</text:p>
      <text:p text:style-name="P51">una flor me dejó,</text:p>
      <text:p text:style-name="P51">se encuentra en el librito</text:p>
      <text:p text:style-name="P51">que guardé yo de niña.</text:p>
      <text:p text:style-name="P51"/>
      <text:p text:style-name="P51">Se marchó... no volvió</text:p>
      <text:p text:style-name="P51">el amor de mi vida</text:p>
      <text:p text:style-name="P51">y lloré tristemente</text:p>
      <text:p text:style-name="P51">junto a un gorrión que trina.</text:p>
      <text:p text:style-name="P51">Me despidió aquel día</text:p>
      <text:p text:style-name="P51">como a una golondrina.</text:p>
      <text:p text:style-name="P51"/>
      <text:p text:style-name="P51"/>
      <text:p text:style-name="P51"/>
      <text:p text:style-name="P51"/>
      <text:p text:style-name="P43">Armería <text:span text:style-name="T29">tropical</text:span></text:p>
      <text:p text:style-name="P51"/>
      <text:p text:style-name="P51">Armería, pueblo joven y bello</text:p>
      <text:p text:style-name="P51">donde el sol son sus destellos</text:p>
      <text:p text:style-name="P51">te hace lucir como ensueño.</text:p>
      <text:p text:style-name="P51">Tus noches son tan tranquilas,</text:p>
      <text:p text:style-name="P51">te adornan lunas y luceros.</text:p>
      <text:p text:style-name="P51"/>
      <text:p text:style-name="P51"><text:soft-page-break/>Bonita tu torre esbelta,</text:p>
      <text:p text:style-name="P51">al amanecer se escuchan</text:p>
      <text:p text:style-name="P51">las campanas de tu iglesia,</text:p>
      <text:p text:style-name="P51">se oyen gritos de gaviotas</text:p>
      <text:p text:style-name="P51">alegres en su trinar,</text:p>
      <text:p text:style-name="P51">las voces de campesinos</text:p>
      <text:p text:style-name="P51">que se van a trabajar.</text:p>
      <text:p text:style-name="P51"/>
      <text:p text:style-name="P51">Tus mujeres hogareñas</text:p>
      <text:p text:style-name="P51">temprano van a mercar</text:p>
      <text:p text:style-name="P51">alimento para sus hijos:</text:p>
      <text:p text:style-name="P51">carne, huevos, fruta y pan.</text:p>
      <text:p text:style-name="P51"/>
      <text:p text:style-name="P51">El sol quema al mediodía,</text:p>
      <text:p text:style-name="P51">tu gente se va a sombrear</text:p>
      <text:p text:style-name="P51">debajo de tus palmeras,</text:p>
      <text:p text:style-name="P51">llenas de euforia se oyen</text:p>
      <text:p text:style-name="P51">entonando dulce cantar.</text:p>
      <text:p text:style-name="P51"/>
      <text:p text:style-name="P51">A lo lejos se oye un golpe</text:p>
      <text:p text:style-name="P51">de la fábrica de coco,</text:p>
      <text:p text:style-name="P51">donde cantidad de obreros,</text:p>
      <text:p text:style-name="P51">unos trabajan de día,</text:p>
      <text:p text:style-name="P51">otros trabajan de noche</text:p>
      <text:p text:style-name="P51">alumbrados por los focos.</text:p>
      <text:p text:style-name="P51"/>
      <text:p text:style-name="P51">Tu atardecer es alegre</text:p>
      <text:p text:style-name="P51">como alegre el despertar,</text:p>
      <text:p text:style-name="P51">regresan los campesinos</text:p>
      <text:p text:style-name="P51">cansados de trabajar.</text:p>
      <text:p text:style-name="P51">A sus hogares se van</text:p>
      <text:p text:style-name="P51">deseosos de descansar.</text:p>
      <text:p text:style-name="P51"/>
      <text:p text:style-name="P51">Pueblo hermoso, productivo,</text:p>
      <text:p text:style-name="P51">pronto te tendré que hacer</text:p>
      <text:p text:style-name="P51">un huapango y un corrido</text:p>
      <text:p text:style-name="P51"><text:span text:style-name="T9">para que </text:span>cuando te escuche el ausente</text:p>
      <text:p text:style-name="P51">pronto tenga que volver.</text:p>
      <text:p text:style-name="P51"/>
      <text:p text:style-name="P51"><text:span text:style-name="T9">A</text:span> ti, mi linda <text:span text:style-name="T9">A</text:span>rmería,</text:p>
      <text:p text:style-name="P51">a ti te hago esta poesí<text:span text:style-name="T9">a.</text:span></text:p>
      <text:p text:style-name="P51"><text:span text:style-name="T9">M</text:span>i perla del paraíso,</text:p>
      <text:p text:style-name="P51">por algo <text:span text:style-name="T9">D</text:span>ios a<text:span text:style-name="T9">sí</text:span> te hizo,</text:p>
      <text:p text:style-name="P51">tu belleza es hechizo</text:p>
      <text:p text:style-name="P53">que hechiza de noche y día.</text:p>
      <text:p text:style-name="P53"/>
      <text:p text:style-name="P87">Armería tropical,</text:p>
      <text:p text:style-name="P87">eres bella, firme y leal</text:p>
      <text:p text:style-name="P87">porque tu brisa de mar</text:p>
      <text:p text:style-name="P87"><text:soft-page-break/>me recibe al despertar:</text:p>
      <text:p text:style-name="P87">aroma de coco y un plátano,</text:p>
      <text:p text:style-name="P87">y de limón un azar.</text:p>
      <text:p text:style-name="P87"/>
      <text:p text:style-name="P87">Armería, de ti no puedo irme</text:p>
      <text:p text:style-name="P87">y si algún día me ausentara</text:p>
      <text:p text:style-name="P87">para mi eterna morada</text:p>
      <text:p text:style-name="P87">te llevaré prendida</text:p>
      <text:p text:style-name="P87">como prendedor en mi alma.</text:p>
      <text:p text:style-name="P51"/>
      <text:p text:style-name="P51"/>
      <text:p text:style-name="P51"/>
      <text:p text:style-name="P51"/>
      <text:p text:style-name="P51"/>
      <text:p text:style-name="P51"><text:span text:style-name="T11">E</text:span><text:span text:style-name="T10">l rosal de mi pueblo</text:span></text:p>
      <text:p text:style-name="P53">Para graduados</text:p>
      <text:p text:style-name="P51"/>
      <text:p text:style-name="P51"><text:span text:style-name="T9">E</text:span>l rosal de mi pueblo</text:p>
      <text:p text:style-name="P51">esta lleno de rosas</text:p>
      <text:p text:style-name="P51">que despiden fragancia,</text:p>
      <text:p text:style-name="P51">su perfume es sutil.</text:p>
      <text:p text:style-name="P51"><text:span text:style-name="T9">E</text:span>sas rosas son <text:span text:style-name="T9">aves</text:span></text:p>
      <text:p text:style-name="P51">llenas de inteligencia</text:p>
      <text:p text:style-name="P51">que a base de paciencia</text:p>
      <text:p text:style-name="P51">logran llegar al fin.</text:p>
      <text:p text:style-name="P51"/>
      <text:p text:style-name="P51"><text:span text:style-name="T9">S</text:span>e aca<text:span text:style-name="T9">bó</text:span> la jornada</text:p>
      <text:p text:style-name="P51">del estudio deseado</text:p>
      <text:p text:style-name="P51">pero el camino sigue</text:p>
      <text:p text:style-name="P51">porque no ha terminado.</text:p>
      <text:p text:style-name="P51"><text:span text:style-name="T9">S</text:span>embraste la semilla</text:p>
      <text:p text:style-name="P51">con afán absoluto,</text:p>
      <text:p text:style-name="P51">ahora abre tus manos,</text:p>
      <text:p text:style-name="P51">recogerás el frut<text:span text:style-name="T9">o.</text:span></text:p>
      <text:p text:style-name="P51"/>
      <text:p text:style-name="P51"><text:span text:style-name="T9">C</text:span>amina con talento,</text:p>
      <text:p text:style-name="P51"><text:span text:style-name="T9">D</text:span>ios te protegerá;</text:p>
      <text:p text:style-name="P51"><text:span text:style-name="T9">l</text:span>as almas que son rectas,</text:p>
      <text:p text:style-name="P51"><text:span text:style-name="T9">D</text:span>ios las bendecirá.</text:p>
      <text:p text:style-name="P51"><text:span text:style-name="T9">C</text:span>amina con talento,</text:p>
      <text:p text:style-name="P51">con fe y con amor,</text:p>
      <text:p text:style-name="P51">no olvides que te guía</text:p>
      <text:p text:style-name="P51">el paso del <text:span text:style-name="T9">S</text:span>eñor.</text:p>
      <text:p text:style-name="P51"/>
      <text:p text:style-name="P51"><text:span text:style-name="T9">S</text:span>erás grande en la vida si tienes gran conciencia,</text:p>
      <text:p text:style-name="P51">si usas la paciencia todo lo lograrás.</text:p>
      <text:p text:style-name="P51"><text:span text:style-name="T9">V</text:span>erá<text:span text:style-name="T9">s</text:span> que en tu camino</text:p>
      <text:p text:style-name="P51">no tropiezas con piedras</text:p>
      <text:p text:style-name="P53">porque llevas la llave</text:p>
      <text:p text:style-name="P53"><text:soft-page-break/>de un gran triunfador.</text:p>
      <text:p text:style-name="P51"/>
      <text:p text:style-name="P51"><text:span text:style-name="T9">D</text:span>a gracias al <text:span text:style-name="T9">S</text:span>eñor,</text:p>
      <text:p text:style-name="P51">da gracias a tus padres</text:p>
      <text:p text:style-name="P51">y luego a tus maestros:</text:p>
      <text:p text:style-name="P51">todos te han convertido</text:p>
      <text:p text:style-name="P51">en un ser de valor;</text:p>
      <text:p text:style-name="P51"><text:span text:style-name="T9">y</text:span> que este día quede impreso</text:p>
      <text:p text:style-name="P51">y escríbelo en tu historia</text:p>
      <text:p text:style-name="P51">que surja en tu memoria</text:p>
      <text:p text:style-name="P51">por una eternidad.</text:p>
      <text:p text:style-name="P51"/>
      <text:p text:style-name="P51"><text:span text:style-name="T12">Y</text:span> unida a tu talento</text:p>
      <text:p text:style-name="P51">me inspire en un momento</text:p>
      <text:p text:style-name="P52">para felicitarte con todo el corazón:</text:p>
      <text:p text:style-name="P52"><text:span text:style-name="T12">m</text:span>is palabras sencillas,</text:p>
      <text:p text:style-name="P52">mi cariño sincero,</text:p>
      <text:p text:style-name="P52">en tus manos entrego</text:p>
      <text:p text:style-name="P51">lo que nace de mí.</text:p>
      <text:p text:style-name="P51"/>
      <text:p text:style-name="P51"/>
      <text:p text:style-name="P51"/>
      <text:p text:style-name="P26">Fiestas del Rincón de López</text:p>
      <text:p text:style-name="P54"/>
      <text:p text:style-name="P54">Bonito Rincón de López</text:p>
      <text:p text:style-name="P54">con su gran caserío,</text:p>
      <text:p text:style-name="P54">con templo, torres y campanas</text:p>
      <text:p text:style-name="P54">son belleza y esplendor.</text:p>
      <text:p text:style-name="P54">El patrón que se venera</text:p>
      <text:p text:style-name="P54">es san Isidro Labrador.</text:p>
      <text:p text:style-name="P54"/>
      <text:p text:style-name="P54">Las campanas mañaneras</text:p>
      <text:p text:style-name="P54">llaman a misa y a cantar</text:p>
      <text:p text:style-name="P54">las alegres mañanitas</text:p>
      <text:p text:style-name="P54">al santo de este lugar.</text:p>
      <text:p text:style-name="P54"/>
      <text:p text:style-name="P54">Tus hombres trabajadores</text:p>
      <text:p text:style-name="P54">surcando palma y limón,</text:p>
      <text:p text:style-name="P54">qué aroma de plátano y mango</text:p>
      <text:p text:style-name="P54">y delicioso melón.</text:p>
      <text:p text:style-name="P54"/>
      <text:p text:style-name="P54">Todo esto están cultivando</text:p>
      <text:p text:style-name="P54">con esfuerzo y con sudor</text:p>
      <text:p text:style-name="P54">no importa que quemen su piel</text:p>
      <text:p text:style-name="P54">los fuertes rayos del sol.</text:p>
      <text:p text:style-name="P54"/>
      <text:p text:style-name="P54">Sus mujeres hogareñas</text:p>
      <text:p text:style-name="P54">se ven con admiración,</text:p>
      <text:p text:style-name="P54">ayudan a sus esposos</text:p>
      <text:p text:style-name="P54"><text:soft-page-break/>con entusiasmo y amor.</text:p>
      <text:p text:style-name="P54"/>
      <text:p text:style-name="P54">Y en el campo</text:p>
      <text:p text:style-name="P54">se oyen risas de los niños</text:p>
      <text:p text:style-name="P54">entre vacas y becerros</text:p>
      <text:p text:style-name="P54">se pierden en verde pasto</text:p>
      <text:p text:style-name="P54">entre el ruido de un cencerro.</text:p>
      <text:p text:style-name="P54"/>
      <text:p text:style-name="P54">San Isidro Labrador,</text:p>
      <text:p text:style-name="P54">patrón del Rincón de López,</text:p>
      <text:p text:style-name="P54">protege a los campesinos</text:p>
      <text:p text:style-name="P54">y a surcos de su labor.</text:p>
      <text:p text:style-name="P54"/>
      <text:p text:style-name="P54">Siembra en ellos la bondad,</text:p>
      <text:p text:style-name="P54">que no reine la discordia</text:p>
      <text:p text:style-name="P54">así, unidos como hermanos,</text:p>
      <text:p text:style-name="P54">como tú, así serán</text:p>
      <text:p text:style-name="P54">herederos de la gloria.</text:p>
      <text:p text:style-name="P54"/>
      <text:p text:style-name="P54">San Isidro Labrador</text:p>
      <text:p text:style-name="P54">nos dejó un hermoso ejemplo:</text:p>
      <text:p text:style-name="P54">no trabajar en domingo</text:p>
      <text:p text:style-name="P54">porque es un día santo y divino,</text:p>
      <text:p text:style-name="P54">así ahuyentará de ti</text:p>
      <text:p text:style-name="P54">la plaga y el mal vecino.</text:p>
      <text:p text:style-name="P54"/>
      <text:p text:style-name="P54">Mensaje da al campesino</text:p>
      <text:p text:style-name="P54">en el campo y en su pueblo:</text:p>
      <text:p text:style-name="P54">véanse todos con amor</text:p>
      <text:p text:style-name="P54">y como hermanos en Cristo</text:p>
      <text:p text:style-name="P54">les dé santa bendición.</text:p>
      <text:p text:style-name="P54"/>
      <text:p text:style-name="P54">Donde existe la armonía Dios manifiesta su faz</text:p>
      <text:p text:style-name="P54">se produce la abundancia,</text:p>
      <text:p text:style-name="P54">y decirles algo más:</text:p>
      <text:p text:style-name="P54">estréchense de la mano</text:p>
      <text:p text:style-name="P54">para que reine la paz.</text:p>
      <text:p text:style-name="P54"/>
      <text:p text:style-name="P54"/>
      <text:p text:style-name="P54"/>
      <text:p text:style-name="P26">Carnaval de Armería</text:p>
      <text:p text:style-name="P54"/>
      <text:p text:style-name="P54">Armería, flor costeña,</text:p>
      <text:p text:style-name="P54">corazón, corazón de tu Colima,</text:p>
      <text:p text:style-name="P54">hoy que hermoso te reanimas</text:p>
      <text:p text:style-name="P54">con tu alegre carnaval,</text:p>
      <text:p text:style-name="P54">tú no te quieres quedar</text:p>
      <text:p text:style-name="P54">ajeno a la tradición:</text:p>
      <text:p text:style-name="P54">te brinda tu juventud</text:p>
      <text:p text:style-name="P54"><text:soft-page-break/>con cariño y con amor</text:p>
      <text:p text:style-name="P54">adornos carnavaleños</text:p>
      <text:p text:style-name="P54">con disfraces y folclor.</text:p>
      <text:p text:style-name="P54"/>
      <text:p text:style-name="P54">La alegría de la mañana</text:p>
      <text:p text:style-name="P54">es de gran vida y color</text:p>
      <text:p text:style-name="P54">el desfile de los niños</text:p>
      <text:p text:style-name="P54">que nos quita el mal humor.</text:p>
      <text:p text:style-name="P54">Va la pequeña a caballo,</text:p>
      <text:p text:style-name="P54">bella reina de los charros,</text:p>
      <text:p text:style-name="P54">uno va de conejito</text:p>
      <text:p text:style-name="P54">con su damita de honor,</text:p>
      <text:p text:style-name="P54">unos graciosos payasos</text:p>
      <text:p text:style-name="P54">y un niño le hace al doctor;</text:p>
      <text:p text:style-name="P54">Drácula se pavonea</text:p>
      <text:p text:style-name="P54">para causar gran temor.</text:p>
      <text:p text:style-name="P54"/>
      <text:p text:style-name="P54">Y cuando llega la tarde</text:p>
      <text:p text:style-name="P54">tu reina del carnaval</text:p>
      <text:p text:style-name="P54">llena de armonía se integra,</text:p>
      <text:p text:style-name="P54">¡y qué decoro y qué belleza!</text:p>
      <text:p text:style-name="P54">Va promoviendo el desfile</text:p>
      <text:p text:style-name="P54">con sus pequeñas altezas</text:p>
      <text:p text:style-name="P54">y que cada colonia entrega.</text:p>
      <text:p text:style-name="P54"/>
      <text:p text:style-name="P54">Y los carros alegóricos</text:p>
      <text:p text:style-name="P54">van en plan de concursar</text:p>
      <text:p text:style-name="P54">y ganarse ese gran premio</text:p>
      <text:p text:style-name="P54">al final del carnaval.</text:p>
      <text:p text:style-name="P54"/>
      <text:p text:style-name="P54">Ya se oye la algarabía</text:p>
      <text:p text:style-name="P54">y la música de banda:</text:p>
      <text:p text:style-name="P54">gritos, ruidos de tambores</text:p>
      <text:p text:style-name="P54">globos y adornos de flores</text:p>
      <text:p text:style-name="P54">que embellecen este día.</text:p>
      <text:p text:style-name="P54"/>
      <text:p text:style-name="P54">Los disfraces que graciosos</text:p>
      <text:p text:style-name="P54">todos siguen al rey feo,</text:p>
      <text:p text:style-name="P54">en diferentes estampas</text:p>
      <text:p text:style-name="P54">brincan danzan y ríen</text:p>
      <text:p text:style-name="P54">de su bonito recreo.</text:p>
      <text:p text:style-name="P54"/>
      <text:p text:style-name="P54">Todos están desfilando,</text:p>
      <text:p text:style-name="P54">nadie se queda en su casa.</text:p>
      <text:p text:style-name="P54">Todos vamos a admirar</text:p>
      <text:p text:style-name="P54">que Armería se pinta solo</text:p>
      <text:p text:style-name="P54">en su alegre carnaval.</text:p>
      <text:p text:style-name="P54"/>
      <text:p text:style-name="P54"/>
      <text:p text:style-name="P54"><text:soft-page-break/></text:p>
      <text:p text:style-name="P54"/>
      <text:p text:style-name="P26">Armería es de abril</text:p>
      <text:p text:style-name="P54"/>
      <text:p text:style-name="P54"><text:span text:style-name="T13">A</text:span> misa temprano</text:p>
      <text:p text:style-name="P54">llama la campana,</text:p>
      <text:p text:style-name="P54">cantan pajarillos</text:p>
      <text:p text:style-name="P54">en fresca mañana.</text:p>
      <text:p text:style-name="P54"><text:span text:style-name="T13">L</text:span>a niebla te cubre,</text:p>
      <text:p text:style-name="P55">hermosa <text:span text:style-name="T13">A</text:span>rmería,</text:p>
      <text:p text:style-name="P55"><text:span text:style-name="T13">t</text:span>u gente trabaja</text:p>
      <text:p text:style-name="P54">con gran armonía</text:p>
      <text:p text:style-name="P54">y barren tus calles</text:p>
      <text:p text:style-name="P54">llenas de alegría.</text:p>
      <text:p text:style-name="P54"/>
      <text:p text:style-name="P54"><text:span text:style-name="T13">F</text:span>icus en tus prados,</text:p>
      <text:p text:style-name="P54">amplias avenidas,</text:p>
      <text:p text:style-name="P54">aroma de frutas:</text:p>
      <text:p text:style-name="P54">platáno y melón,</text:p>
      <text:p text:style-name="P54">se adornan tus calles</text:p>
      <text:p text:style-name="P54">con mirtos y azal<text:span text:style-name="T13">e</text:span>as,</text:p>
      <text:p text:style-name="P54">lirios, teresitas</text:p>
      <text:p text:style-name="P54">y aroma a limón.</text:p>
      <text:p text:style-name="P54"/>
      <text:p text:style-name="P54"><text:span text:style-name="T13">T</text:span>oda esta belleza</text:p>
      <text:p text:style-name="P54">que tú has entregado,</text:p>
      <text:p text:style-name="P54">tus hijos ausentes</text:p>
      <text:p text:style-name="P54">¿por qué te han dejado?</text:p>
      <text:p text:style-name="P54"><text:span text:style-name="T13">T</text:span>eniendo tus huertos</text:p>
      <text:p text:style-name="P54">con gran producción</text:p>
      <text:p text:style-name="P54">te dejan, se alejan</text:p>
      <text:p text:style-name="P54">para otra nación.</text:p>
      <text:p text:style-name="P54"/>
      <text:p text:style-name="P54"><text:span text:style-name="T13">A</text:span>rmería es de abril,</text:p>
      <text:p text:style-name="P54">y contigo estamos,</text:p>
      <text:p text:style-name="P54"><text:span text:style-name="T13">eres</text:span> nuestro pueblo,</text:p>
      <text:p text:style-name="P54">nuestro protector,</text:p>
      <text:p text:style-name="P54">yo sé que te amamos</text:p>
      <text:p text:style-name="P54">con el corazón,</text:p>
      <text:p text:style-name="P54">te revestiremos</text:p>
      <text:p text:style-name="P54">de paz... y alegría,</text:p>
      <text:p text:style-name="P54">cuidándote siempre</text:p>
      <text:p text:style-name="P54">con sincero amor.</text:p>
      <text:p text:style-name="P54"/>
      <text:p text:style-name="P54"/>
      <text:p text:style-name="P27"/>
      <text:p text:style-name="P54"/>
      <text:p text:style-name="P26"><text:span text:style-name="T13">V</text:span>enerable anciano</text:p>
      <text:p text:style-name="P57">A la tercera edad</text:p>
      <text:p text:style-name="P54"><text:soft-page-break/></text:p>
      <text:p text:style-name="P54"><text:span text:style-name="T13">N</text:span>iño, joven y anciano,</text:p>
      <text:p text:style-name="P54">dos etapas has vivido plenamente,</text:p>
      <text:p text:style-name="P54">sigue siendo realidad hoy lo presente.</text:p>
      <text:p text:style-name="P54"><text:span text:style-name="T13">A</text:span>nciano venerado, te quiero como hermano,</text:p>
      <text:p text:style-name="P54">me acercaré a ti y besaré tu mano.</text:p>
      <text:p text:style-name="P54"/>
      <text:p text:style-name="P54"><text:span text:style-name="T13">S</text:span>er anciano es volver <text:span text:style-name="T13">a</text:span> ser niño</text:p>
      <text:p text:style-name="P54">porque de<text:span text:style-name="T13">s</text:span>eamos nos llenes de cariño,</text:p>
      <text:p text:style-name="P54">porque los años entorpecen nuestro paso</text:p>
      <text:p text:style-name="P54">que nos lleva al ocaso</text:p>
      <text:p text:style-name="P54">labrando de virtudes el camino.</text:p>
      <text:p text:style-name="P54"/>
      <text:p text:style-name="P54"><text:span text:style-name="T13">V</text:span>enerable anciano, de ti tenemos la experiencia</text:p>
      <text:p text:style-name="P54">que también deja ciencia.</text:p>
      <text:p text:style-name="P54"><text:span text:style-name="T13">R</text:span>echa<text:span text:style-name="T13">z</text:span>aste la violencia llenándote de amor y de paciencia,</text:p>
      <text:p text:style-name="P54">por eso has llegado al grado valorado</text:p>
      <text:p text:style-name="P54"/>
      <text:p text:style-name="P54">de ser hermoso ejemplo, venerable anciano.</text:p>
      <text:p text:style-name="P54"/>
      <text:p text:style-name="P54"><text:span text:style-name="T13">Fu</text:span>iste pregunta, hoy eres respuesta en nuestra historia,</text:p>
      <text:p text:style-name="P54">hoy existes en poemas y en las prosas,</text:p>
      <text:p text:style-name="P54"><text:span text:style-name="T13">e</text:span>res el guía que lleva a la victoria señalando la gloria,</text:p>
      <text:p text:style-name="P54">soñando con jardines y con rosas.</text:p>
      <text:p text:style-name="P54"/>
      <text:p text:style-name="P54"><text:span text:style-name="T13">D</text:span>ios te bendiga, anciano,</text:p>
      <text:p text:style-name="P54">porque fuiste joven ayer,</text:p>
      <text:p text:style-name="P54">porque supiste labrar el uniforme del atardecer.</text:p>
      <text:p text:style-name="P54"><text:span text:style-name="T13">E</text:span>l que no muere joven lo acarician los años,</text:p>
      <text:p text:style-name="P54">pone el beso en su pelo dejándolo plateado</text:p>
      <text:p text:style-name="P54">como el rayo de la luna que ilumina al <text:span text:style-name="T13">océano.</text:span></text:p>
      <text:p text:style-name="P54"/>
      <text:p text:style-name="P54"><text:span text:style-name="T13">V</text:span>enerable anciano,</text:p>
      <text:p text:style-name="P54">mi querido hermano,</text:p>
      <text:p text:style-name="P54">por todo lo que fuiste,</text:p>
      <text:p text:style-name="P54">por todo lo que eres,</text:p>
      <text:p text:style-name="P54">ya dejaste el mundo con <text:span text:style-name="T13">s</text:span>us falsos placeres.</text:p>
      <text:p text:style-name="P54"><text:span text:style-name="T13">D</text:span>ios te bendiga, anciano,</text:p>
      <text:p text:style-name="P54">te besaré la mano</text:p>
      <text:p text:style-name="P54">así... así como tú eres.</text:p>
      <text:p text:style-name="P54"/>
      <text:p text:style-name="P54"/>
      <text:p text:style-name="P54"/>
      <text:p text:style-name="P54"/>
      <text:p text:style-name="P26"><text:span text:style-name="T14">P</text:span>legaria</text:p>
      <text:p text:style-name="P54"/>
      <text:p text:style-name="P54"><text:span text:style-name="T14">G</text:span>racias te doy, gran <text:span text:style-name="T14">S</text:span>eñor</text:p>
      <text:p text:style-name="P54">por pisar año con año la madre tierra,</text:p>
      <text:p text:style-name="P54">por contemplar el día, bañado de sol,</text:p>
      <text:p text:style-name="P54"><text:soft-page-break/>por el día nublado con c<text:span text:style-name="T14">o</text:span>piosa lluvia.</text:p>
      <text:p text:style-name="P54"><text:span text:style-name="T14">P</text:span>or el aire que nos da la vida</text:p>
      <text:p text:style-name="P54">sin ver su color y sentir su frescura.</text:p>
      <text:p text:style-name="P54"><text:span text:style-name="T14">G</text:span>racias por hacerme testigo</text:p>
      <text:p text:style-name="P56">de tantas cosas bellas</text:p>
      <text:p text:style-name="P56">como <text:span text:style-name="T14">de </text:span>repudiables ingratitudes.</text:p>
      <text:p text:style-name="P54"/>
      <text:p text:style-name="P54"><text:span text:style-name="T14">P</text:span>or conocer la alegría adornada de risa y encanto,</text:p>
      <text:p text:style-name="P54">por conocer la tristeza y la amargura</text:p>
      <text:p text:style-name="P54">que la acompaña el llanto.</text:p>
      <text:p text:style-name="P54"><text:span text:style-name="T14">P</text:span>or balbucear el re<text:span text:style-name="T14">z</text:span>o y entonar tu canto,</text:p>
      <text:p text:style-name="P54">gracias, <text:span text:style-name="T14">Señ</text:span>or, por tenerme con religiosas</text:p>
      <text:p text:style-name="P54">amorosas, que el amor que te tienen</text:p>
      <text:p text:style-name="P54">se refleja en mí.</text:p>
      <text:p text:style-name="P54"/>
      <text:p text:style-name="P54"><text:span text:style-name="T14">Y</text:span>o... anciano entorpecido por vivir</text:p>
      <text:p text:style-name="P54">tantos años contando mil historias,</text:p>
      <text:p text:style-name="P54">conocer el amor y también desengaños,</text:p>
      <text:p text:style-name="P54">se acumulan recuerdos a través</text:p>
      <text:p text:style-name="P54">de los años.</text:p>
      <text:p text:style-name="P54"/>
      <text:p text:style-name="P54"><text:span text:style-name="T14">L</text:span>a tierra... el sol... el aire ... y el mar</text:p>
      <text:p text:style-name="P54">son mas viejos que yo, y jóvenes como tú,</text:p>
      <text:p text:style-name="P54">y no escriben historia pero sí están</text:p>
      <text:p text:style-name="P54">seguros donde existe la gloria.</text:p>
      <text:p text:style-name="P54"/>
      <text:p text:style-name="P54"><text:span text:style-name="T14">Y</text:span> como el penar de las sufridas ánimas,</text:p>
      <text:p text:style-name="P54">solo espero ese <text:span text:style-name="T14">dí</text:span>a de contemplar tu rostro</text:p>
      <text:p text:style-name="P54">y descansen mis ojos de rodar tantas lágrimas.</text:p>
      <text:p text:style-name="P54"><text:span text:style-name="T14">G</text:span>racias, <text:span text:style-name="T14">S</text:span>eñor, muchas gracias,</text:p>
      <text:p text:style-name="P54">lo digo en esta plegaria que imploro</text:p>
      <text:p text:style-name="P54">con alegría <text:span text:style-name="T14">c</text:span>ifrando nuestra esperanza,</text:p>
      <text:p text:style-name="P54">en ese amor que es tan grande</text:p>
      <text:p text:style-name="P54">que es de <text:span text:style-name="T14">J</text:span>esús y <text:span text:style-name="T14">M</text:span>aría.</text:p>
      <text:p text:style-name="P54"/>
      <text:p text:style-name="P54"/>
      <text:p text:style-name="P54"/>
      <text:p text:style-name="P61"/>
      <text:p text:style-name="P28">Adiós vanidad</text:p>
      <text:p text:style-name="P60">Soneto</text:p>
      <text:p text:style-name="P62"/>
      <text:p text:style-name="P62">Cambié un cuerpo joven</text:p>
      <text:p text:style-name="P62">a través de los años por un cuerpo viejo</text:p>
      <text:p text:style-name="P62">sin querer... sin querer,</text:p>
      <text:p text:style-name="P62">pero tenía que ser.</text:p>
      <text:p text:style-name="P62"/>
      <text:p text:style-name="P62">En sabiduría hay que crecer,</text:p>
      <text:p text:style-name="P62">joven o viejo antes de morir,</text:p>
      <text:p text:style-name="P62">lo que alcances a ser.</text:p>
      <text:p text:style-name="P62"><text:soft-page-break/></text:p>
      <text:p text:style-name="P62">Adiós vanidad, ilusión de los espejos,</text:p>
      <text:p text:style-name="P62">la sonrisa de los jóvenes,</text:p>
      <text:p text:style-name="P62">y decepción de los viejos.</text:p>
      <text:p text:style-name="P62"/>
      <text:p text:style-name="P62">Adiós vanidad,</text:p>
      <text:p text:style-name="P62">se perdieron mis reflejos;</text:p>
      <text:p text:style-name="P62">nunca la sabiduría,</text:p>
      <text:p text:style-name="P62">eso decimos los viejos.</text:p>
      <text:p text:style-name="P62"/>
      <text:p text:style-name="P54"/>
      <text:p text:style-name="P54"/>
      <text:p text:style-name="P54"/>
      <text:p text:style-name="P28">Seguir tras de mí</text:p>
      <text:p text:style-name="P62"/>
      <text:p text:style-name="P62">Se deja de ser niño para ser joven,</text:p>
      <text:p text:style-name="P62">Se deja de ser joven para ser mayor,</text:p>
      <text:p text:style-name="P62">Se deja de ser mayor para ser anciano.</text:p>
      <text:p text:style-name="P62"/>
      <text:p text:style-name="P62">Seguir tras de mí,</text:p>
      <text:p text:style-name="P62">los pasos que yo dejo</text:p>
      <text:p text:style-name="P62">tu los irás pisando.</text:p>
      <text:p text:style-name="P62">Les dejo mi ciencia,</text:p>
      <text:p text:style-name="P62">que es interminable herencia.</text:p>
      <text:p text:style-name="P62">Les dejo talento adornado de paciencia.</text:p>
      <text:p text:style-name="P62"/>
      <text:p text:style-name="P62">Seguir tras de mí,</text:p>
      <text:p text:style-name="P62">para llegar donde estoy.</text:p>
      <text:p text:style-name="P62">No acudas a la violencia,</text:p>
      <text:p text:style-name="P62">no te abraces al enojo,</text:p>
      <text:p text:style-name="P62">ni tampoco a la imprudencia.</text:p>
      <text:p text:style-name="P62"/>
      <text:p text:style-name="P62">No todos llegan a ancianos:</text:p>
      <text:p text:style-name="P62">por hundirse en mil discordias</text:p>
      <text:p text:style-name="P62">dejan de ser mensajeros</text:p>
      <text:p text:style-name="P62">que nos hablen de la historia.</text:p>
      <text:p text:style-name="P62"/>
      <text:p text:style-name="P62">Cuidemos nuestra salud,</text:p>
      <text:p text:style-name="P62">lo básico de vivir.</text:p>
      <text:p text:style-name="P62">Así podremos seguir</text:p>
      <text:p text:style-name="P62">siendo testigos al día;</text:p>
      <text:p text:style-name="P62">que la vida nos sonría</text:p>
      <text:p text:style-name="P62">y formemos todos juntos</text:p>
      <text:p text:style-name="P62">bello mundo de alegría.</text:p>
      <text:p text:style-name="P62"/>
      <text:p text:style-name="P62">Anciano querido,</text:p>
      <text:p text:style-name="P62">escudo de la victoria</text:p>
      <text:p text:style-name="P62">por tu paciencia y tu fe</text:p>
      <text:p text:style-name="P62">y tu bondad que se añora,</text:p>
      <text:p text:style-name="P62"><text:soft-page-break/>por ese amor tan sincero</text:p>
      <text:p text:style-name="P62">vas escalando a la gloria.</text:p>
      <text:p text:style-name="P62"/>
      <text:p text:style-name="P62"/>
      <text:p text:style-name="P62"/>
      <text:p text:style-name="P62"/>
      <text:p text:style-name="P28">Virgen soberana</text:p>
      <text:p text:style-name="P62"/>
      <text:p text:style-name="P62">Soberana de los cielos,</text:p>
      <text:p text:style-name="P62">soberana de la tierra,</text:p>
      <text:p text:style-name="P62">soberana de los mares.</text:p>
      <text:p text:style-name="P62">Reina morena y hermosa,</text:p>
      <text:p text:style-name="P62">valuarte de mexicanos,</text:p>
      <text:p text:style-name="P62">eres dulzura de mi alma,</text:p>
      <text:p text:style-name="P62">tú calmas nuestros pesares.</text:p>
      <text:p text:style-name="P62"/>
      <text:p text:style-name="P62">Entre las olas y la espuma</text:p>
      <text:p text:style-name="P62">y en arenas de tus playas</text:p>
      <text:p text:style-name="P62">se te hizo adornado altar;</text:p>
      <text:p text:style-name="P62">aquí, niña esplendorosa,</text:p>
      <text:p text:style-name="P62">te vamos a venerar.</text:p>
      <text:p text:style-name="P62"/>
      <text:p text:style-name="P62">El mar te hace reverencia,</text:p>
      <text:p text:style-name="P62">quisiera besar tus manos</text:p>
      <text:p text:style-name="P62">porque eres madre de Dios,</text:p>
      <text:p text:style-name="P62">reina de los mexicanos.</text:p>
      <text:p text:style-name="P62"/>
      <text:p text:style-name="P62">A pesar de los desastres</text:p>
      <text:p text:style-name="P62">que el mal tiempo ha ocasionado</text:p>
      <text:p text:style-name="P62">no te perdemos la fe</text:p>
      <text:p text:style-name="P62">porque estás de nuestro lado.</text:p>
      <text:p text:style-name="P62"/>
      <text:p text:style-name="P62">Año a año aquí estaremos,</text:p>
      <text:p text:style-name="P62">mientras tu hijo nos da vida,</text:p>
      <text:p text:style-name="P62">cantándote con amor</text:p>
      <text:p text:style-name="P62">a tus pies, madre querida.</text:p>
      <text:p text:style-name="P62"/>
      <text:p text:style-name="P62"><text:span text:style-name="T16">E</text:span>sta peregrinación</text:p>
      <text:p text:style-name="P62">de <text:span text:style-name="T16">A</text:span>rmería al <text:span text:style-name="T16">P</text:span>araíso:</text:p>
      <text:p text:style-name="P62">con música, danza y fer<text:span text:style-name="T16">v</text:span>or</text:p>
      <text:p text:style-name="P62">demostramos nuestro amor.</text:p>
      <text:p text:style-name="P62"/>
      <text:p text:style-name="P62"><text:span text:style-name="T16">H</text:span>oy no te traje una rosa,</text:p>
      <text:p text:style-name="P62">hoy te ofre<text:span text:style-name="T16">z</text:span>co el corazón</text:p>
      <text:p text:style-name="P62">y de tus manos benditas</text:p>
      <text:p text:style-name="P62">pedimos tu bendición.</text:p>
      <text:p text:style-name="P62"/>
      <text:p text:style-name="P62"/>
      <text:p text:style-name="P62"/>
      <text:p text:style-name="P62"><text:soft-page-break/></text:p>
      <text:p text:style-name="P28"><text:span text:style-name="T16">S</text:span>alve reina mexicana</text:p>
      <text:p text:style-name="P62"/>
      <text:p text:style-name="P62"><text:span text:style-name="T16">S</text:span>alve reina mexicana</text:p>
      <text:p text:style-name="P62">que bajaste al <text:span text:style-name="T16">Tepeyac</text:span></text:p>
      <text:p text:style-name="P62">entre rocas y mezcales</text:p>
      <text:p text:style-name="P63">pajaritos te entonaron</text:p>
      <text:p text:style-name="P63"><text:span text:style-name="T16">lindos </text:span>trinos celestiales.</text:p>
      <text:p text:style-name="P62"/>
      <text:p text:style-name="P63"><text:span text:style-name="T16">D</text:span>e las rocas brotaron</text:p>
      <text:p text:style-name="P63"><text:span text:style-name="T16">l</text:span>os perfumados rosales</text:p>
      <text:p text:style-name="P63">de mati<text:span text:style-name="T16">za</text:span>dos colores</text:p>
      <text:p text:style-name="P63">con sus gotas de rocío</text:p>
      <text:p text:style-name="P63">cuajadas como cristales.</text:p>
      <text:p text:style-name="P62"/>
      <text:p text:style-name="P63"><text:span text:style-name="T16">L</text:span>upita le habló a <text:span text:style-name="T16">J</text:span>uan <text:span text:style-name="T16">D</text:span>iego,</text:p>
      <text:p text:style-name="P63">llena de amor y ternura</text:p>
      <text:p text:style-name="P64">lo eligió su <text:span text:style-name="T15">mensajero</text:span></text:p>
      <text:p text:style-name="P63">ahora es santo de tu altura.</text:p>
      <text:p text:style-name="P62"/>
      <text:p text:style-name="P63"><text:span text:style-name="T16">C</text:span>on milagros de las rosas</text:p>
      <text:p text:style-name="P63">y en su <text:span text:style-name="T16">tilma se</text:span> plasmó,</text:p>
      <text:p text:style-name="P63">no importó el humilde ayate</text:p>
      <text:p text:style-name="P63">en su tejido estampó</text:p>
      <text:p text:style-name="P63">lo mas bello de su <text:span text:style-name="T16">imagen.</text:span></text:p>
      <text:p text:style-name="P62"/>
      <text:p text:style-name="P63"><text:span text:style-name="T16">Q</text:span>ué admiración <text:span text:style-name="T16">l</text:span>es causó</text:p>
      <text:p text:style-name="P63">al ver tan vivo color,</text:p>
      <text:p text:style-name="P63">pintores han explorado,</text:p>
      <text:p text:style-name="P63">quieren saber del autor.</text:p>
      <text:p text:style-name="P62"/>
      <text:p text:style-name="P63"><text:span text:style-name="T16">I</text:span>nvestigaron la tilma</text:p>
      <text:p text:style-name="P63">y ni una huella se encontró</text:p>
      <text:p text:style-name="P63">del pincel que haya plasmado</text:p>
      <text:p text:style-name="P63">a la imagen tricolor.</text:p>
      <text:p text:style-name="P62"/>
      <text:p text:style-name="P63"><text:span text:style-name="T16">L</text:span>legaron a conclusión:</text:p>
      <text:p text:style-name="P63">no la pintó ni un mortal,</text:p>
      <text:p text:style-name="P63">con tan hermoso esplendor</text:p>
      <text:p text:style-name="P63">sin duda que es la gran obra</text:p>
      <text:p text:style-name="P63">de la mano del <text:span text:style-name="T17">C</text:span>reador.</text:p>
      <text:p text:style-name="P62"/>
      <text:p text:style-name="P63"><text:span text:style-name="T16">Q</text:span>ué alegría que a <text:span text:style-name="T16">J</text:span>uan <text:span text:style-name="T16">D</text:span>ieguito</text:p>
      <text:p text:style-name="P63">ya lo hayan canonizado,</text:p>
      <text:p text:style-name="P63">en la gloria ya triunfó</text:p>
      <text:p text:style-name="P63">y en la tierra es venerado.</text:p>
      <text:p text:style-name="P62"/>
      <text:p text:style-name="P63"><text:span text:style-name="T16">C</text:span>ontigo <text:span text:style-name="T16">S</text:span>an <text:span text:style-name="T16">P</text:span>ablo <text:span text:style-name="T16">II,</text:span></text:p>
      <text:p text:style-name="P63">el peregrino del mundo,</text:p>
      <text:p text:style-name="P63"><text:soft-page-break/>por ti se hizo mexicano;</text:p>
      <text:p text:style-name="P63">ahora es santo de tu gloria</text:p>
      <text:p text:style-name="P63">y de nosotros fiel hermano.</text:p>
      <text:p text:style-name="P62"/>
      <text:p text:style-name="P63"><text:span text:style-name="T16">S</text:span>alve reina soberana,</text:p>
      <text:p text:style-name="P63">ámanos como a <text:span text:style-name="T16">J</text:span>uan <text:span text:style-name="T16">D</text:span>iego,</text:p>
      <text:p text:style-name="P63">como él nosotros te amamos</text:p>
      <text:p text:style-name="P63">y en su tilma, que es sagrada,</text:p>
      <text:p text:style-name="P63">a los dos los veneramos.</text:p>
      <text:p text:style-name="P62"/>
      <text:p text:style-name="P63"><text:span text:style-name="T16">Ind</text:span>itos se encuentran todos</text:p>
      <text:p text:style-name="P63">al p<text:span text:style-name="T16">i</text:span>e de tu santo altar,</text:p>
      <text:p text:style-name="P63">danzas, músicas y cantos</text:p>
      <text:p text:style-name="P63">te venimos a entonar,</text:p>
      <text:p text:style-name="P63">te ofrecemos alegrías,</text:p>
      <text:p text:style-name="P63">como tristezas y llanto.</text:p>
      <text:p text:style-name="P63"/>
      <text:p text:style-name="P63"><text:span text:style-name="T16">D</text:span>e ti es todo, reina hermosa,</text:p>
      <text:p text:style-name="P63">y al peregrinar el día</text:p>
      <text:p text:style-name="P63">llevo de ofrenda una rosa,</text:p>
      <text:p text:style-name="P63">con ella mi corazón</text:p>
      <text:p text:style-name="P63">y de tus manos benditas</text:p>
      <text:p text:style-name="P63">pedimos tu bendición</text:p>
      <text:p text:style-name="P63">para que reine la paz</text:p>
      <text:p text:style-name="P63">en toda nuestra nación.</text:p>
      <text:p text:style-name="P62"/>
      <text:p text:style-name="P62"/>
      <text:p text:style-name="P62"/>
      <text:p text:style-name="P62"/>
      <text:p text:style-name="P28"><text:span text:style-name="T17">B</text:span>odas de plata sacerdotales</text:p>
      <text:p text:style-name="P62"/>
      <text:p text:style-name="P62"><text:span text:style-name="T17">C</text:span>umples tus bodas de plata,</text:p>
      <text:p text:style-name="P62">qué hermoso es servir a <text:span text:style-name="T17">D</text:span>ios;</text:p>
      <text:p text:style-name="P62">tú <text:span text:style-name="T17">p</text:span>ides por todo el mundo</text:p>
      <text:p text:style-name="P62">lleno de fe y gran amor.</text:p>
      <text:p text:style-name="P62"/>
      <text:p text:style-name="P62"><text:span text:style-name="T17">V</text:span>einticinco años que tú llegaste</text:p>
      <text:p text:style-name="P62">para entregarte a nuestro <text:span text:style-name="T17">S</text:span>eñor,</text:p>
      <text:p text:style-name="P62">fue una promesa, fue un juramento</text:p>
      <text:p text:style-name="P62">y estás cumpliendo gracias a <text:span text:style-name="T17">D</text:span>ios.</text:p>
      <text:p text:style-name="P62"/>
      <text:p text:style-name="P62"><text:span text:style-name="T17">T</text:span>e dio la llave como a <text:span text:style-name="T17">S</text:span>an <text:span text:style-name="T17">P</text:span>edro,</text:p>
      <text:p text:style-name="P62">te abrió su templo te dio su amor.</text:p>
      <text:p text:style-name="P62"><text:span text:style-name="T17">T</text:span>u le ofreciste amarle siempre</text:p>
      <text:p text:style-name="P62">y consagrarte de corazón.</text:p>
      <text:p text:style-name="P62"/>
      <text:p text:style-name="P62"><text:span text:style-name="T17">Y</text:span> ese día que lindo día,</text:p>
      <text:p text:style-name="P62">en que tus manos lo recibieron</text:p>
      <text:p text:style-name="P62">para entregárselo a tus hermanos</text:p>
      <text:p text:style-name="P62"><text:soft-page-break/>y luego <text:span text:style-name="T17">h</text:span>incarte a pedir por ellos.</text:p>
      <text:p text:style-name="P62"/>
      <text:p text:style-name="P62"><text:span text:style-name="T17">L</text:span>uego lo incrustas entre tu pecho,</text:p>
      <text:p text:style-name="P62">lo depositas en el sagrario</text:p>
      <text:p text:style-name="P62">y allí lo tienes dándote vida</text:p>
      <text:p text:style-name="P62">para que sigas con sus misarios.</text:p>
      <text:p text:style-name="P62"/>
      <text:p text:style-name="P62"><text:span text:style-name="T17">C</text:span>omo ese día es este día:</text:p>
      <text:p text:style-name="P62">tus santos padres emocionados,</text:p>
      <text:p text:style-name="P62">rodando lágrimas de alegría;</text:p>
      <text:p text:style-name="P62"><text:span text:style-name="T17">t</text:span>us suaves manos las adoraban,</text:p>
      <text:p text:style-name="P62">eres su hijo representando</text:p>
      <text:p text:style-name="P62">a un nuevo <text:span text:style-name="T17">C</text:span>risto que ahí nacía.</text:p>
      <text:p text:style-name="P62"/>
      <text:p text:style-name="P62"/>
      <text:p text:style-name="P54"/>
      <text:p text:style-name="P29">Cumplimiento con Dios</text:p>
      <text:p text:style-name="P65"/>
      <text:p text:style-name="P65">Sacerdote, esposo de la iglesia:</text:p>
      <text:p text:style-name="P65">veinticinco años de evangelizar,</text:p>
      <text:p text:style-name="P65">veinticinco años de consagrar,</text:p>
      <text:p text:style-name="P65">veinticinco años de orar por todos y bautizar.</text:p>
      <text:p text:style-name="P65"/>
      <text:p text:style-name="P65">Camino hermoso el que tomaste</text:p>
      <text:p text:style-name="P65">para servir a nuestro Señor,</text:p>
      <text:p text:style-name="P65">él te eligió desde tu cuna</text:p>
      <text:p text:style-name="P65">para servirle con gran amor.</text:p>
      <text:p text:style-name="P65"/>
      <text:p text:style-name="P65">Como hermano tú nos hablas,</text:p>
      <text:p text:style-name="P65">como pastor tu nos guías,</text:p>
      <text:p text:style-name="P65">tu representas a Cristo,</text:p>
      <text:p text:style-name="P65">en la misa cada día.</text:p>
      <text:p text:style-name="P65"/>
      <text:p text:style-name="P65">Tú consuelas al que sufre,</text:p>
      <text:p text:style-name="P65">perdonas al pecador,</text:p>
      <text:p text:style-name="P65">ayudas al moribundo</text:p>
      <text:p text:style-name="P65">para elevarlo al Creador.</text:p>
      <text:p text:style-name="P65"/>
      <text:p text:style-name="P65">Todos los aquí reunidos</text:p>
      <text:p text:style-name="P65">elevemos la oración,</text:p>
      <text:p text:style-name="P65">por que tengas larga vida</text:p>
      <text:p text:style-name="P65">en la viña del Señor.</text:p>
      <text:p text:style-name="P65"/>
      <text:p text:style-name="P65"/>
      <text:p text:style-name="P65"/>
      <text:p text:style-name="P65"/>
      <text:p text:style-name="P29">Hermano</text:p>
      <text:p text:style-name="P65"/>
      <text:p text:style-name="P65">Hermano, ¿qué te vas a llevar</text:p>
      <text:p text:style-name="P65"><text:soft-page-break/>cuando te mueras?</text:p>
      <text:p text:style-name="P65">Ya debes ir formando tu escalera,</text:p>
      <text:p text:style-name="P65">haciendo escalones de obras buenas.</text:p>
      <text:p text:style-name="P65"/>
      <text:p text:style-name="P65">Hermano, no te apasiones</text:p>
      <text:p text:style-name="P65">de riqueza de la tierra,</text:p>
      <text:p text:style-name="P65">la ambición es mal sendero:</text:p>
      <text:p text:style-name="P65">pierdes el sueño tranquilo</text:p>
      <text:p text:style-name="P65">por pasión a tu dinero.</text:p>
      <text:p text:style-name="P65"/>
      <text:p text:style-name="P65">Fama y capital se quedan,</text:p>
      <text:p text:style-name="P65">los placeres lisonjeros,</text:p>
      <text:p text:style-name="P65">las minas de plata y oro,</text:p>
      <text:p text:style-name="P65">como también las de fierro.</text:p>
      <text:p text:style-name="P65"/>
      <text:p text:style-name="P65">Si quieres tener riqueza</text:p>
      <text:p text:style-name="P65">en un mundo que es eterno</text:p>
      <text:p text:style-name="P65">mira por el desvalido,</text:p>
      <text:p text:style-name="P65">por el desnudo y el enfermo.</text:p>
      <text:p text:style-name="P65"/>
      <text:p text:style-name="P65">Que flore<text:span text:style-name="T18">z</text:span>ca tu camin<text:span text:style-name="T18">o</text:span></text:p>
      <text:p text:style-name="P65">con fe, <text:span text:style-name="T18">con</text:span> bondad y amor</text:p>
      <text:p text:style-name="P65">y e<text:span text:style-name="T18">n</text:span> tu siembra tú verás</text:p>
      <text:p text:style-name="P65">el pr<text:span text:style-name="T18">o</text:span>digio del <text:span text:style-name="T18">Señor.</text:span></text:p>
      <text:p text:style-name="P65"/>
      <text:p text:style-name="P65"/>
      <text:p text:style-name="P65"/>
      <text:p text:style-name="P65"/>
      <text:p text:style-name="P65"/>
      <text:p text:style-name="P29"><text:span text:style-name="T18">Q</text:span>ué es el amor</text:p>
      <text:p text:style-name="P65"/>
      <text:p text:style-name="P65"><text:span text:style-name="T18">E</text:span>l amor es una planta,</text:p>
      <text:p text:style-name="P65">si la quieres conocer</text:p>
      <text:p text:style-name="P65">riégalo con agua limpia</text:p>
      <text:p text:style-name="P65">para que pueda nacer.</text:p>
      <text:p text:style-name="P65"/>
      <text:p text:style-name="P65"><text:span text:style-name="T18">Y</text:span> cuando na<text:span text:style-name="T18">z</text:span>ca ese amor</text:p>
      <text:p text:style-name="P65">procura no abandonarlo,</text:p>
      <text:p text:style-name="P65">no pienses en traicionarlo</text:p>
      <text:p text:style-name="P65">por que se puede perder.</text:p>
      <text:p text:style-name="P65"/>
      <text:p text:style-name="P65"><text:span text:style-name="T18">C</text:span>uando ya esté cultivado</text:p>
      <text:p text:style-name="P65">de<text:span text:style-name="T18">m</text:span>uestra sinceridad</text:p>
      <text:p text:style-name="P65">así durará en tu vida,</text:p>
      <text:p text:style-name="P65">nadie lo puede acabar.</text:p>
      <text:p text:style-name="P65"/>
      <text:p text:style-name="P65"><text:span text:style-name="T18">L</text:span>a comparación que te hago</text:p>
      <text:p text:style-name="P65">es referente a la vida,</text:p>
      <text:p text:style-name="P65">procura ser siempre limpio</text:p>
      <text:p text:style-name="P65"><text:soft-page-break/>jamás uses la mentira.</text:p>
      <text:p text:style-name="P65"/>
      <text:p text:style-name="P65"><text:span text:style-name="T18">P</text:span>orque la mentira dura</text:p>
      <text:p text:style-name="P65">mientras llega la verdad,</text:p>
      <text:p text:style-name="P65">aunque tengas ilu<text:span text:style-name="T18">s</text:span>iones</text:p>
      <text:p text:style-name="P65">nunca se hacen realidad.</text:p>
      <text:p text:style-name="P65"/>
      <text:p text:style-name="P65"><text:span text:style-name="T18">E</text:span>l amor es muy bonito</text:p>
      <text:p text:style-name="P65">mientras <text:span text:style-name="T18">haya</text:span> comprensión,</text:p>
      <text:p text:style-name="P65">procura ser siempre fiel</text:p>
      <text:p text:style-name="P65">para que <text:span text:style-name="T18">no </text:span>tenga e<text:span text:style-name="T18">x</text:span>tinción.</text:p>
      <text:p text:style-name="P65"/>
      <text:p text:style-name="P65"><text:span text:style-name="T18">E</text:span>l amor lo allana todo</text:p>
      <text:p text:style-name="P65">si se ama de corazón;</text:p>
      <text:p text:style-name="P65">lo e<text:span text:style-name="T18">n</text:span>comienda a <text:span text:style-name="T18">D</text:span>ios del cielo</text:p>
      <text:p text:style-name="P65">pidiendo su bendición.</text:p>
      <text:p text:style-name="P65"/>
      <text:p text:style-name="P65"><text:span text:style-name="T18">E</text:span>l amor es una llama</text:p>
      <text:p text:style-name="P65">que quema hasta el corazón</text:p>
      <text:p text:style-name="P65">y lo uníc<text:span text:style-name="T18">o qu</text:span>e lo apaga</text:p>
      <text:p text:style-name="P65">es la malvada traición.</text:p>
      <text:p text:style-name="P65"/>
      <text:p text:style-name="P65"/>
      <text:p text:style-name="P65"/>
      <text:p text:style-name="P65"/>
      <text:p text:style-name="P65"/>
      <text:p text:style-name="P29"><text:span text:style-name="T18">Q</text:span>uiero ser tu esposa</text:p>
      <text:p text:style-name="P65"/>
      <text:p text:style-name="P66"><text:span text:style-name="T18">Q</text:span>ué fácil me <text:span text:style-name="T18">c</text:span>re<text:span text:style-name="T18">e</text:span>s,</text:p>
      <text:p text:style-name="P66">dices que te vas,</text:p>
      <text:p text:style-name="P65">me <text:span text:style-name="T18">p</text:span>ides, me ruegas</text:p>
      <text:p text:style-name="P65">que yo sea tu amante,</text:p>
      <text:p text:style-name="P65">eso sí jamás lo conseguirás.</text:p>
      <text:p text:style-name="P65"/>
      <text:p text:style-name="P67"><text:span text:style-name="T18">S</text:span>i el amor es firme,</text:p>
      <text:p text:style-name="P67">extenso y sincero</text:p>
      <text:p text:style-name="P67">hay que convertirlo</text:p>
      <text:p text:style-name="P65">en amor verdadero.</text:p>
      <text:p text:style-name="P65"><text:span text:style-name="T19">S</text:span>iendo tu esposa no te dejaré,</text:p>
      <text:p text:style-name="P65">solo con la muerte me separaré.</text:p>
      <text:p text:style-name="P65"/>
      <text:p text:style-name="P65"><text:span text:style-name="T19">S</text:span>iendo yo tu amante te <text:span text:style-name="T19">podría</text:span> dejar</text:p>
      <text:p text:style-name="P65">por el escaso amor que se puede dar</text:p>
      <text:p text:style-name="P65">aun sea sincero debes de pensar</text:p>
      <text:p text:style-name="P67">que lo mas valioso es,</text:p>
      <text:p text:style-name="P67">cristianamente, formar un hogar.</text:p>
      <text:p text:style-name="P65"/>
      <text:p text:style-name="P65"><text:span text:style-name="T19">Q</text:span>uiero ser tu esposa, quiero ser tu amiga,</text:p>
      <text:p text:style-name="P65">ser tu secretaria, ser tu confidente,</text:p>
      <text:p text:style-name="P65"><text:soft-page-break/>ser tu compañera y seguir adelante,</text:p>
      <text:p text:style-name="P65">ser cuatro personas co<text:span text:style-name="T19">nv</text:span>ertida en una</text:p>
      <text:p text:style-name="P65">quiero ser tu dueña, mas nunca tu amante.</text:p>
      <text:p text:style-name="P65"/>
      <text:p text:style-name="P65"><text:span text:style-name="T19">Q</text:span>uiero ser tu esposa en tierra y en cielo,</text:p>
      <text:p text:style-name="P65">cuando tú estés triste yo darte consuelo,</text:p>
      <text:p text:style-name="P65">compartir la tristeza, compartir la alegría,</text:p>
      <text:p text:style-name="P65">darnos el calor, cuidarnos los dos de noche y de día.</text:p>
      <text:p text:style-name="P65"/>
      <text:p text:style-name="P65"><text:span text:style-name="T19">Q</text:span>uiero compartir el pan y la sal,</text:p>
      <text:p text:style-name="P65">la sombra bendita que forma un hogar.</text:p>
      <text:p text:style-name="P65"><text:span text:style-name="T19">N</text:span>o importa que sea lleno de pobreza,</text:p>
      <text:p text:style-name="P65">teniéndote a ti todo es belleza.</text:p>
      <text:p text:style-name="P65"><text:span text:style-name="T19">N</text:span>o importa que esté lejos de la gente</text:p>
      <text:p text:style-name="P65">teniéndote, amor, todo es diferente.</text:p>
      <text:p text:style-name="P65"/>
      <text:p text:style-name="P65"><text:span text:style-name="T19">Q</text:span>uiero ser tuya para toda la vida,</text:p>
      <text:p text:style-name="P67">ser tu enfermera, <text:span text:style-name="T19">curar</text:span> tus heridas.</text:p>
      <text:p text:style-name="P67"><text:span text:style-name="T19">C</text:span>uidaré tu trabajo, <text:span text:style-name="T19">cifraré</text:span> gran confianza,</text:p>
      <text:p text:style-name="P65">y en lo mas difíc<text:span text:style-name="T19">i</text:span>l que nos da la vida</text:p>
      <text:p text:style-name="P65">te guiaré al sendero llena de esperanza.</text:p>
      <text:p text:style-name="P65"/>
      <text:p text:style-name="P65"><text:span text:style-name="T19">C</text:span>uando sea tu esposa todo lo tendrás:</text:p>
      <text:p text:style-name="P65">comprensión, cariño; ese amor profundo</text:p>
      <text:p text:style-name="P65">que siento por ti,</text:p>
      <text:p text:style-name="P65">es amor sagrado, <text:span text:style-name="T19">D</text:span>ios me lo ha entregado</text:p>
      <text:p text:style-name="P65">para amarte a ti.</text:p>
      <text:p text:style-name="P65"/>
      <text:p text:style-name="P65"><text:span text:style-name="T19">S</text:span>eguiré esperando que llegue ese día,</text:p>
      <text:p text:style-name="P65">será mi alegría, mi felicidad:</text:p>
      <text:p text:style-name="P65">gritaré al paisaje, gritaré a los vientos</text:p>
      <text:p text:style-name="P65">al océano, al cielo.</text:p>
      <text:p text:style-name="P65"><text:span text:style-name="T19">Q</text:span>ue me guíe el lucero con mi compañero</text:p>
      <text:p text:style-name="P65">a pisar las gradas del bendito altar.</text:p>
      <text:p text:style-name="P65"/>
      <text:p text:style-name="P65"/>
      <text:p text:style-name="P65"/>
      <text:p text:style-name="P65"/>
      <text:p text:style-name="P29"><text:span text:style-name="T19">E</text:span>scribir llorando</text:p>
      <text:p text:style-name="P65"/>
      <text:p text:style-name="P65"><text:span text:style-name="T19">E</text:span>scribí llorando cuando te perdí,</text:p>
      <text:p text:style-name="P65">aquel triste día sentía que era el fin</text:p>
      <text:p text:style-name="P65"><text:span text:style-name="T19">E</text:span>scribí ver<text:span text:style-name="T19">s</text:span>itos en mi desencanto,</text:p>
      <text:p text:style-name="P65">mis manos temblaban <text:span text:style-name="T19">y</text:span> a pesar de todo</text:p>
      <text:p text:style-name="P65">lo que yo sentía lo seguía plasmando.</text:p>
      <text:p text:style-name="P65"/>
      <text:p text:style-name="P65"><text:span text:style-name="T19">P</text:span>or eso, porque lo sentía con dolor y llanto,</text:p>
      <text:p text:style-name="P65">dos ver<text:span text:style-name="T19">s</text:span>itos hice y dicen así:</text:p>
      <text:p text:style-name="P65"/>
      <text:p text:style-name="P65"><text:soft-page-break/><text:span text:style-name="T19">T</text:span>e vas, no sé a dónde,</text:p>
      <text:p text:style-name="P65">lo que yo pre<text:span text:style-name="T19">s</text:span>iento</text:p>
      <text:p text:style-name="P65">es que no volverás</text:p>
      <text:p text:style-name="P67">pero tú me pides te siga esperando</text:p>
      <text:p text:style-name="P65">que quizá algún día</text:p>
      <text:p text:style-name="P65">tú regresarás.</text:p>
      <text:p text:style-name="P65"/>
      <text:p text:style-name="P65"><text:span text:style-name="T19">Y</text:span> si tú no vuelves</text:p>
      <text:p text:style-name="P65">yo te buscaré,</text:p>
      <text:p text:style-name="P65">entre mar <text:span text:style-name="T19">o</text:span> tierra</text:p>
      <text:p text:style-name="P65">yo te encontraré,</text:p>
      <text:p text:style-name="P65"><text:span text:style-name="T19">y</text:span> si eres ajeno que <text:span text:style-name="T19">D</text:span>ios te bendiga</text:p>
      <text:p text:style-name="P65">me conformaré</text:p>
      <text:p text:style-name="P65">con ser fiel amiga.</text:p>
      <text:p text:style-name="P65"/>
      <text:p text:style-name="P67"><text:span text:style-name="T19">A</text:span>hora lo recuerdo…</text:p>
      <text:p text:style-name="P67">estos dos ver<text:span text:style-name="T19">s</text:span>itos confortaron mi alma</text:p>
      <text:p text:style-name="P65">que estaba tan dé<text:span text:style-name="T19">b</text:span>il a desfallecer,</text:p>
      <text:p text:style-name="P65">escribir llorando... yo lo vuel<text:span text:style-name="T19">v</text:span>o a <text:span text:style-name="T19">hac</text:span>er</text:p>
      <text:p text:style-name="P65">llena de emoción <text:span text:style-name="T19">c</text:span>on amor, con fe:</text:p>
      <text:p text:style-name="P65">¡sus ojos miré, sus manos toqué</text:p>
      <text:p text:style-name="P65">que gran alegría soltero lo <text:span text:style-name="T19">hallé,</text:span></text:p>
      <text:p text:style-name="P65">doy gracias a <text:span text:style-name="T19">D</text:span>ios por que lo encontré!</text:p>
      <text:p text:style-name="P65"/>
      <text:p text:style-name="P65"/>
      <text:p text:style-name="P65"/>
      <text:p text:style-name="P65"/>
      <text:p text:style-name="P30"><text:span text:style-name="T20">U</text:span>n año más</text:p>
      <text:p text:style-name="P68"/>
      <text:p text:style-name="P68"><text:span text:style-name="T20">H</text:span>ermoso amanecer, esplendorosa aurora,</text:p>
      <text:p text:style-name="P68">la brisa del mar se extiende a oxigenar</text:p>
      <text:p text:style-name="P68">provincia de palmeras con clima tropical,</text:p>
      <text:p text:style-name="P68">en todo nuestro estado saluda en su cantar.</text:p>
      <text:p text:style-name="P68"/>
      <text:p text:style-name="P68"><text:span text:style-name="T20">E</text:span>n cada hogar se <text:span text:style-name="T20">escuchan</text:span></text:p>
      <text:p text:style-name="P68">alegres mañanitas tan solo al despertar.</text:p>
      <text:p text:style-name="P68"><text:span text:style-name="T20">C</text:span>on su voz tan sonora el locutor saluda</text:p>
      <text:p text:style-name="P68">con fondo musical a todo <text:span text:style-name="T20">T</text:span>ecomán.</text:p>
      <text:p text:style-name="P68"/>
      <text:p text:style-name="P68"><text:span text:style-name="T20">U</text:span>n año más se engalana este día, <text:span text:style-name="T22">X</text:span><text:span text:style-name="T23">EMAX</text:span><text:span text:style-name="T26">1</text:span></text:p>
      <text:p text:style-name="P68">cumple su aniversario, todos le festejamos,</text:p>
      <text:p text:style-name="P68">con cariño te brindo tesoro le<text:span text:style-name="T20">g</text:span>endario.</text:p>
      <text:p text:style-name="P68">tú que dejas historia a través de los años.</text:p>
      <text:p text:style-name="P68"/>
      <text:p text:style-name="P68"><text:span text:style-name="T20">Tú</text:span> alegras todo el valle</text:p>
      <text:p text:style-name="P68">y cual bella paloma de vuelo triunfal</text:p>
      <text:p text:style-name="P68">responden los pueblos con gran armonía,</text:p>
      <text:p text:style-name="P68">tu amiga <text:span text:style-name="T20">A</text:span>rmería te viene a cantar.</text:p>
      <text:p text:style-name="P68"/>
      <text:p text:style-name="P68"><text:soft-page-break/><text:span text:style-name="T20">T</text:span>imbrando repique de alto campanario:</text:p>
      <text:p text:style-name="P68"><text:span text:style-name="T20">d</text:span>in, don... son tus campanas de anuncio comercial</text:p>
      <text:p text:style-name="P68">y en cada espacio se oye fecha de calendario,</text:p>
      <text:p text:style-name="P68">del reloj das el tiempo, tan preciso tu horario.</text:p>
      <text:p text:style-name="P68"/>
      <text:p text:style-name="P68"><text:span text:style-name="T20">H</text:span>oy en tu aniversario borras con tu alegría.</text:p>
      <text:p text:style-name="P68">penas que surgen diario.</text:p>
      <text:p text:style-name="P68"><text:span text:style-name="T20">C</text:span>ual clarín en sus notas se envuelven</text:p>
      <text:p text:style-name="P68">en antaño es noticia, es historia</text:p>
      <text:p text:style-name="P68">que se plasma cada año.</text:p>
      <text:p text:style-name="P68"/>
      <text:p text:style-name="P68"><text:span text:style-name="T20">D</text:span>el primero hasta el último</text:p>
      <text:p text:style-name="P68">saludo a locutores,</text:p>
      <text:p text:style-name="P68">les brindo mil honores</text:p>
      <text:p text:style-name="P68">por su noble misión.</text:p>
      <text:p text:style-name="P68"/>
      <text:p text:style-name="P68"><text:span text:style-name="T20">S</text:span>on trino de golondrinas</text:p>
      <text:p text:style-name="P68">que surcan por los mares,</text:p>
      <text:p text:style-name="P68">dejan mensajes y cantares</text:p>
      <text:p text:style-name="P68">en cada corazón.</text:p>
      <text:p text:style-name="P68"/>
      <text:p text:style-name="P68"><text:span text:style-name="T20">D</text:span>ios bendiga sus pasos,</text:p>
      <text:p text:style-name="P68"><text:span text:style-name="T20">D</text:span>ios bendiga su voz,</text:p>
      <text:p text:style-name="P68"><text:span text:style-name="T20">D</text:span>ios bendiga su vida</text:p>
      <text:p text:style-name="P68">y los llene de amor.</text:p>
      <text:p text:style-name="P68"/>
      <text:p text:style-name="P71">1. <text:span text:style-name="T27">XEMAX, también conocida como Radio Max, es una estación de radio (106.1) que se sintoniza en el municipio de Tecomán y sus alrededores. (N. de la E).</text:span></text:p>
      <text:p text:style-name="P68"/>
      <text:p text:style-name="P68"/>
      <text:p text:style-name="P68"/>
      <text:p text:style-name="P68"/>
      <text:p text:style-name="P30"><text:span text:style-name="T27">P</text:span>atria mexicana</text:p>
      <text:p text:style-name="P68"/>
      <text:p text:style-name="P68"><text:span text:style-name="T28">Q</text:span>ué hiciste de tu patria mexicana</text:p>
      <text:p text:style-name="P68">la tierra fértil que te vio nacer,</text:p>
      <text:p text:style-name="P68">donde marcaste tus primeros pasos</text:p>
      <text:p text:style-name="P69">donde viste el brillante sol nacer.</text:p>
      <text:p text:style-name="P68"/>
      <text:p text:style-name="P68"><text:span text:style-name="T28">Q</text:span>ué hiciste de tu patria mexicana,</text:p>
      <text:p text:style-name="P68">creciste como la milpa y el trigo entre lo arado,</text:p>
      <text:p text:style-name="P68">te arropó llenándote de frutos</text:p>
      <text:p text:style-name="P68">y por otro país tú la has dejado.</text:p>
      <text:p text:style-name="P68"/>
      <text:p text:style-name="P68"><text:span text:style-name="T28">O</text:span>h, preciosa, querida patria mía,</text:p>
      <text:p text:style-name="P68">tú no señalas a seres de colores,</text:p>
      <text:p text:style-name="P68">tú recibes al blanco y al moreno,</text:p>
      <text:p text:style-name="P68">como madre les calmas sus dolores.</text:p>
      <text:p text:style-name="P68"><text:soft-page-break/></text:p>
      <text:p text:style-name="P68"><text:span text:style-name="T28">M</text:span>iguel <text:span text:style-name="T28">H</text:span>idalgo sí te quiso mucho,</text:p>
      <text:p text:style-name="P68">é<text:span text:style-name="T28">l </text:span>que derramó su sangre en nuestra tierra,</text:p>
      <text:p text:style-name="P68">él dio su vida para hacerte libre,</text:p>
      <text:p text:style-name="P68">te quitó de seguir siendo un<text:span text:style-name="T28">a</text:span> esclav<text:span text:style-name="T28">a,</text:span></text:p>
      <text:p text:style-name="P68">con valor rompiendo las cadenas.</text:p>
      <text:p text:style-name="P68"/>
      <text:p text:style-name="P68"><text:span text:style-name="T28">Q</text:span>ue <text:span text:style-name="T28">D</text:span>ios te llene de infinita gloria,</text:p>
      <text:p text:style-name="P68"><text:span text:style-name="T28">ciñ</text:span>endo sus <text:span text:style-name="T28">s</text:span>ienes con laurel de la victoria,</text:p>
      <text:p text:style-name="P68">amó a su patria, «que viva <text:span text:style-name="T28">H</text:span>idalg<text:span text:style-name="T28">o»,</text:span></text:p>
      <text:p text:style-name="P68">nos hizo libres,</text:p>
      <text:p text:style-name="P68">y seguirá siendo eterno en nuestra historia.</text:p>
      <text:p text:style-name="P68"/>
      <text:p text:style-name="P68"/>
      <text:p text:style-name="P68"/>
      <text:p text:style-name="P68"/>
      <text:p text:style-name="P31">Pájaro cu</text:p>
      <text:p text:style-name="P68"/>
      <text:p text:style-name="P68"><text:span text:style-name="T28">C</text:span>omo el pájaro cu de mil colores</text:p>
      <text:p text:style-name="P68">volaste a formar un nuevo nido</text:p>
      <text:p text:style-name="P68">sin saber que lo hiciste entre buitres</text:p>
      <text:p text:style-name="P68">como aves de rapiña escondidos.</text:p>
      <text:p text:style-name="P68"/>
      <text:p text:style-name="P68"><text:span text:style-name="T28">A</text:span>sí fue el lugar que tú esco<text:span text:style-name="T28">g</text:span>iste,</text:p>
      <text:p text:style-name="P68">lleno de maldad y aventura,</text:p>
      <text:p text:style-name="P68">sin que tú sintieras te <text:span text:style-name="T28">engañaban</text:span></text:p>
      <text:p text:style-name="P68">cual si hubieras sido una criatura.</text:p>
      <text:p text:style-name="P68"/>
      <text:p text:style-name="P68"><text:span text:style-name="T28">N</text:span>o lo nota<text:span text:style-name="T28">b</text:span>as tú porque <text:span text:style-name="T28">la amabas,</text:span></text:p>
      <text:p text:style-name="P68">con ese amor tan ciego l<text:span text:style-name="T28">a </text:span>aclamabas,</text:p>
      <text:p text:style-name="P68">era tan grande tu embeleso</text:p>
      <text:p text:style-name="P68">que su ruin falsedad no l<text:span text:style-name="T28">e</text:span> notabas.</text:p>
      <text:p text:style-name="P68"/>
      <text:p text:style-name="P68"><text:span text:style-name="T28">Q</text:span>uince años a su lado tú estuviste,</text:p>
      <text:p text:style-name="P68">no te importó lo mucho que sufríamos</text:p>
      <text:p text:style-name="P68">hasta que ella te hirió el alma,</text:p>
      <text:p text:style-name="P68">fue cuando el fin tú le pusiste.</text:p>
      <text:p text:style-name="P68"/>
      <text:p text:style-name="P68"><text:span text:style-name="T28">Y</text:span> como el pájaro cu... tú regresaste</text:p>
      <text:p text:style-name="P68">a mi lado desplumado, enfermo y triste,</text:p>
      <text:p text:style-name="P68">lamentando el tiempo que perdiste,</text:p>
      <text:p text:style-name="P68">y doliéndote el daño que me hiciste.</text:p>
      <text:p text:style-name="P68"/>
      <text:p text:style-name="P68"><text:span text:style-name="T28">M</text:span>e dijiste sollozando:</text:p>
      <text:p text:style-name="P68">perdona, por favor, lo que te hice,</text:p>
      <text:p text:style-name="P68">ya no eras el pájaro orgulloso</text:p>
      <text:p text:style-name="P68">las plumas de mil colores no trajiste.</text:p>
      <text:p text:style-name="P68"/>
      <text:p text:style-name="P68"><text:span text:style-name="T28">S</text:span>olo traías el alma destrozada,</text:p>
      <text:p text:style-name="P68"><text:soft-page-break/>dispuesto a purificar tu vida.</text:p>
      <text:p text:style-name="P68"><text:span text:style-name="T28">T</text:span>e perdoné porque <text:span text:style-name="T28">D</text:span>ios sí nos perdona</text:p>
      <text:p text:style-name="P68">cuando se acerca un alma arrepentida.</text:p>
      <text:p text:style-name="P68"/>
      <text:p text:style-name="P68"><text:span text:style-name="T28">T</text:span>e perdoné porque más que tu cuerpo,</text:p>
      <text:p text:style-name="P68">me importaba tu alma</text:p>
      <text:p text:style-name="P68">que no estuviera triste, atormentada.</text:p>
      <text:p text:style-name="P68"><text:span text:style-name="T29">Y</text:span>o la de<text:span text:style-name="T29">s</text:span>eo blanca, llena de amor, purificada.</text:p>
      <text:p text:style-name="P68"/>
      <text:p text:style-name="P68"><text:span text:style-name="T29">A</text:span>hora, pájaro cu... ya eres de <text:span text:style-name="T29">D</text:span>ios,</text:p>
      <text:p text:style-name="P70">ya tomarás el vuelo rumbo al cielo,</text:p>
      <text:p text:style-name="P70">él te dará su amor, él da el consue<text:span text:style-name="T29">l</text:span>o,</text:p>
      <text:p text:style-name="P72">yo te cuidaré de errado vuelo.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44"><text:span text:style-name="T29">D</text:span>os almas</text:p>
      <text:p text:style-name="P68"/>
      <text:p text:style-name="P68"><text:span text:style-name="T29">D</text:span>os almas que se aman</text:p>
      <text:p text:style-name="P68">para toda la vida,</text:p>
      <text:p text:style-name="P68">dos almas que se aman,</text:p>
      <text:p text:style-name="P68">ellas nunca se olvidan.</text:p>
      <text:p text:style-name="P68"/>
      <text:p text:style-name="P68"><text:span text:style-name="T29">S</text:span>on almas que del cielo</text:p>
      <text:p text:style-name="P68"><text:span text:style-name="T29">D</text:span>ios bendice en la vida,</text:p>
      <text:p text:style-name="P68">donde hay amor sincero</text:p>
      <text:p text:style-name="P68">no re<text:span text:style-name="T29">i</text:span>na la mentira.</text:p>
      <text:p text:style-name="P68"/>
      <text:p text:style-name="P68"><text:span text:style-name="T29">C</text:span>uando se encuentran lejos</text:p>
      <text:p text:style-name="P68">se cruzan los suspiros,</text:p>
      <text:p text:style-name="P68">suspiros <text:span text:style-name="T29">de</text:span> la ma<text:span text:style-name="T29">gi</text:span>a</text:p>
      <text:p text:style-name="P68">del amor que se ha unido.</text:p>
      <text:p text:style-name="P68"/>
      <text:p text:style-name="P68"><text:span text:style-name="T30">En</text:span> dos almas que se aman</text:p>
      <text:p text:style-name="P68">no es necesario el nido,</text:p>
      <text:p text:style-name="P68">las dos piden a <text:span text:style-name="T31">D</text:span>ios</text:p>
      <text:p text:style-name="P68">que las guíe en su camino.</text:p>
      <text:p text:style-name="P68"/>
      <text:p text:style-name="P68"><text:span text:style-name="T31">E</text:span>llas siguen su marcha</text:p>
      <text:p text:style-name="P68">que les marcó un destino</text:p>
      <text:p text:style-name="P68">para unirse en una sola</text:p>
      <text:p text:style-name="P68">con un amor divino.</text:p>
      <text:p text:style-name="P68"/>
      <text:p text:style-name="P68"/>
      <text:p text:style-name="P68"/>
      <text:p text:style-name="P68"><text:soft-page-break/></text:p>
      <text:p text:style-name="P68"/>
      <text:p text:style-name="P32">Consejo</text:p>
      <text:p text:style-name="P74"/>
      <text:p text:style-name="P74">Cuida mucho tu trabajo,</text:p>
      <text:p text:style-name="P74">no desperdicies tu esfuerzo:</text:p>
      <text:p text:style-name="P74">año con año vas para viejo,</text:p>
      <text:p text:style-name="P74">tu cuerpo estará cansado,</text:p>
      <text:p text:style-name="P74">tus ojos carecerán</text:p>
      <text:p text:style-name="P74">de su luz de su reflejo.</text:p>
      <text:p text:style-name="P74"/>
      <text:p text:style-name="P74">La vida ya no es la de antes,</text:p>
      <text:p text:style-name="P74">gozábamos de abundancia,</text:p>
      <text:p text:style-name="P74">ahora el sueldo ya no alcanza</text:p>
      <text:p text:style-name="P74">para comer y vestir,</text:p>
      <text:p text:style-name="P74"/>
      <text:p text:style-name="P74">la medicina muy cara</text:p>
      <text:p text:style-name="P74">y comprarla para vivir.</text:p>
      <text:p text:style-name="P74"/>
      <text:p text:style-name="P74">Lucha por hacer tu ahorro</text:p>
      <text:p text:style-name="P74">y cómprate una casita</text:p>
      <text:p text:style-name="P74">porque si pagas la renta</text:p>
      <text:p text:style-name="P74">nunca te levantarás,</text:p>
      <text:p text:style-name="P74">estas comprándote casa</text:p>
      <text:p text:style-name="P74">de la que nunca dueño serás.</text:p>
      <text:p text:style-name="P74"/>
      <text:p text:style-name="P74">Año a año van subiendo</text:p>
      <text:p text:style-name="P74">los mejores alimentos,</text:p>
      <text:p text:style-name="P74">el salario al jornalero</text:p>
      <text:p text:style-name="P74">ya no le puede ajustar,</text:p>
      <text:p text:style-name="P74">no come carne ni pescado,</text:p>
      <text:p text:style-name="P74">ni tampoco leche y pan.</text:p>
      <text:p text:style-name="P74"/>
      <text:p text:style-name="P74">Las verduras eran baratas</text:p>
      <text:p text:style-name="P74">ahora están a un alto precio,</text:p>
      <text:p text:style-name="P74">son las buenas proteínas</text:p>
      <text:p text:style-name="P74">que no deben de aumentar,</text:p>
      <text:p text:style-name="P74">así económicamente</text:p>
      <text:p text:style-name="P74">todos los pueden comprar.</text:p>
      <text:p text:style-name="P74"/>
      <text:p text:style-name="P74">Por eso yo te sugiero,</text:p>
      <text:p text:style-name="P74">no malgastes tu trabajo,</text:p>
      <text:p text:style-name="P74">piensa que el día de mañana,</text:p>
      <text:p text:style-name="P74">ya nada será barato.</text:p>
      <text:p text:style-name="P74">Los consejos que te doy</text:p>
      <text:p text:style-name="P74">prójimo... amigo... y hermano.</text:p>
      <text:p text:style-name="P74"/>
      <text:p text:style-name="P74"/>
      <text:p text:style-name="P74"/>
      <text:p text:style-name="P74"><text:soft-page-break/></text:p>
      <text:p text:style-name="P74"/>
      <text:p text:style-name="P32">La espina y la flor</text:p>
      <text:p text:style-name="P74"/>
      <text:p text:style-name="P74">Junto a una espina una flor,</text:p>
      <text:p text:style-name="P74">junto a un amor un dolor,</text:p>
      <text:p text:style-name="P74">junto a tu alma atormentada</text:p>
      <text:p text:style-name="P74">hoy está mi corazón.</text:p>
      <text:p text:style-name="P74"/>
      <text:p text:style-name="P74">Tú serás mi relicario,</text:p>
      <text:p text:style-name="P74">yo seré tu devoción,</text:p>
      <text:p text:style-name="P74">mi pecho será el sagrario</text:p>
      <text:p text:style-name="P74">que guarda tu gran amor.</text:p>
      <text:p text:style-name="P74"/>
      <text:p text:style-name="P74">Y los dos caminaremos</text:p>
      <text:p text:style-name="P74">buscando un camino mejor,</text:p>
      <text:p text:style-name="P74">buscar nuevos horizontes,</text:p>
      <text:p text:style-name="P74">felicidad de los dos.</text:p>
      <text:p text:style-name="P74"/>
      <text:p text:style-name="P74">Tu fuerza será la mía,</text:p>
      <text:p text:style-name="P74">nos elevamos a Dios,</text:p>
      <text:p text:style-name="P74">le ofrecemos una rosa</text:p>
      <text:p text:style-name="P74">y también un corazón.</text:p>
      <text:p text:style-name="P74"/>
      <text:p text:style-name="P74"/>
      <text:p text:style-name="P74"/>
      <text:p text:style-name="P74"/>
      <text:p text:style-name="P74"/>
      <text:p text:style-name="P32">Subir al altar</text:p>
      <text:p text:style-name="P58">Bodas de oro</text:p>
      <text:p text:style-name="P58"/>
      <text:p text:style-name="P58">Matrimonio alegre de gran esplendor, </text:p>
      <text:p text:style-name="P58">sus <text:span text:style-name="T32">cincuenta</text:span> años van a festejar,</text:p>
      <text:p text:style-name="P58">recordando aquél día: llenos de candor</text:p>
      <text:p text:style-name="P58">al pie del altar, jurándose amor.</text:p>
      <text:p text:style-name="P58"/>
      <text:p text:style-name="P58">Llevan dos <text:span text:style-name="T32">anillos</text:span>, simbolizan lealtad,</text:p>
      <text:p text:style-name="P59">las arras son bonanza de Dios, la bondad;</text:p>
      <text:p text:style-name="P59">el libro y el rosario guía d ella oración,</text:p>
      <text:p text:style-name="P59">el lazo los une en la comunión.</text:p>
      <text:p text:style-name="P59"/>
      <text:p text:style-name="P59">Un ramo de rosas al pie del sagrario</text:p>
      <text:p text:style-name="P59">de ofrenda dejo; de su amor sagrado</text:p>
      <text:p text:style-name="P59">el recuerdo tienen por siempre grabado,</text:p>
      <text:p text:style-name="P59">que en su historia guardan como relicario.</text:p>
      <text:p text:style-name="P59"/>
      <text:p text:style-name="P59">Se siguen amando como se ama el viento,</text:p>
      <text:p text:style-name="P59">como se ama el agua que nos da la vida.</text:p>
      <text:p text:style-name="P59">Cincuenta años son un amor sincero,</text:p>
      <text:p text:style-name="P59"><text:soft-page-break/>han vivido unidos con el sacramento.</text:p>
      <text:p text:style-name="P59"/>
      <text:p text:style-name="P59">Ni las tempestades que en vida se forman</text:p>
      <text:p text:style-name="P59">los han separado;</text:p>
      <text:p text:style-name="P59">han estado fieles cumpliendo con Dios</text:p>
      <text:p text:style-name="P59">lo que él ha mandado.</text:p>
      <text:p text:style-name="P59"/>
      <text:p text:style-name="P59">Bello matrimonio, procrearon sus hijos,</text:p>
      <text:p text:style-name="P59">con amor formaron;</text:p>
      <text:p text:style-name="P59">ellos están presentes todos jubilosos</text:p>
      <text:p text:style-name="P59">para festejarlos.</text:p>
      <text:p text:style-name="P59"/>
      <text:p text:style-name="P59">Benditos los padres, benditos los hijos.</text:p>
      <text:p text:style-name="P59">Ellos son el fruto que Dios entregó.</text:p>
      <text:p text:style-name="P59">En días tan hermosos brindemos por ellos,</text:p>
      <text:p text:style-name="P59">alcemos, alcemos las copas con veneración.</text:p>
      <text:p text:style-name="P59">Que perdure en ellos amor y cariño.</text:p>
      <text:p text:style-name="P59">Devuélvanles, hijos,</text:p>
      <text:p text:style-name="P59">lo que ellos a ustedes</text:p>
      <text:p text:style-name="P59">les dieron de niños.</text:p>
      <text:p text:style-name="P59"/>
      <text:p text:style-name="P74"/>
      <text:p text:style-name="P74"/>
      <text:p text:style-name="P74"/>
      <text:p text:style-name="P74"/>
      <text:p text:style-name="P33">Rayo de luz</text:p>
      <text:p text:style-name="P74"/>
      <text:p text:style-name="P74"><text:span text:style-name="T32">Eres</text:span> tú. <text:span text:style-name="T32">R</text:span>ayo de luz en mi tiniebla,</text:p>
      <text:p text:style-name="P74">el auxilio de mi barca naufragada,</text:p>
      <text:p text:style-name="P74">el refu<text:span text:style-name="T32">g</text:span>io de mi alma atormentada,</text:p>
      <text:p text:style-name="P74">el tónico divino que me calma.</text:p>
      <text:p text:style-name="P74"/>
      <text:p text:style-name="P74"><text:span text:style-name="T32">Eres tú.</text:span> <text:span text:style-name="T32">M</text:span>aravilla de <text:span text:style-name="T32">D</text:span>ios en mi camino</text:p>
      <text:p text:style-name="P74">que me a<text:span text:style-name="T32">y</text:span>uda en la oscuridad de un <text:span text:style-name="T32">s</text:span>ismo,</text:p>
      <text:p text:style-name="P74">es tú, mano amiga, que me guía</text:p>
      <text:p text:style-name="P74">a salir del risco<text:span text:style-name="T32">s</text:span>o precipi<text:span text:style-name="T33">c</text:span>io.</text:p>
      <text:p text:style-name="P74"/>
      <text:p text:style-name="P74"><text:span text:style-name="T34">A </text:span>dónde iré hoy, márcame tú la guía</text:p>
      <text:p text:style-name="P74">como el timón que lleva la <text:span text:style-name="T34">barquilla,</text:span></text:p>
      <text:p text:style-name="P74">com<text:span text:style-name="T34">o</text:span> el faro de luz en mi destin<text:span text:style-name="T34">o,</text:span></text:p>
      <text:p text:style-name="P74">como la estrella g<text:span text:style-name="T34">u</text:span>iad<text:span text:style-name="T34">o</text:span>ra del marino.</text:p>
      <text:p text:style-name="P74"/>
      <text:p text:style-name="P74"><text:span text:style-name="T34">Tó</text:span>mame como a un niño de la mano,</text:p>
      <text:p text:style-name="P74">a bu<text:span text:style-name="T34">s</text:span>car paz, <text:span text:style-name="T34">felicidad</text:span> y amor divino;</text:p>
      <text:p text:style-name="P74">no he perdido la fe ni la espera<text:span text:style-name="T34">n</text:span>za,</text:p>
      <text:p text:style-name="P74">siento que con <text:span text:style-name="T34">D</text:span>ios <text:span text:style-name="T34">v</text:span>oy por buen camino.</text:p>
      <text:p text:style-name="P74"/>
      <text:p text:style-name="P74"/>
      <text:p text:style-name="P74"/>
      <text:p text:style-name="P74"><text:soft-page-break/></text:p>
      <text:p text:style-name="P74"/>
      <text:p text:style-name="P32"><text:span text:style-name="T34">M</text:span>adre, palabra sagrada</text:p>
      <text:p text:style-name="P74"/>
      <text:p text:style-name="P74"><text:span text:style-name="T34">M</text:span>adre adorada, madre amorosa..</text:p>
      <text:p text:style-name="P74">eres la fuente de vida,</text:p>
      <text:p text:style-name="P74">por un hijo tu te arrojas</text:p>
      <text:p text:style-name="P74">no importa perder la vida.</text:p>
      <text:p text:style-name="P74"/>
      <text:p text:style-name="P74"><text:span text:style-name="T34">E</text:span>res el amor profundo,</text:p>
      <text:p text:style-name="P74">no te importan los desvelos,</text:p>
      <text:p text:style-name="P74">tu oración se eleva al cielo,</text:p>
      <text:p text:style-name="P75">para mí tú eres lucero,</text:p>
      <text:p text:style-name="P75"><text:span text:style-name="T34">e</text:span>l más hermoso del mundo.</text:p>
      <text:p text:style-name="P74"/>
      <text:p text:style-name="P75"><text:span text:style-name="T34">M</text:span>adre, palabra sagrada,</text:p>
      <text:p text:style-name="P75">eres mi re<text:span text:style-name="T34">i</text:span>na adorada,</text:p>
      <text:p text:style-name="P74"><text:span text:style-name="T34">D</text:span>ios te guarde muchos años</text:p>
      <text:p text:style-name="P74">llena de dicha y honor,</text:p>
      <text:p text:style-name="P74">a ti madrecita linda</text:p>
      <text:p text:style-name="P74">te entrego mi corazón.</text:p>
      <text:p text:style-name="P74"/>
      <text:p text:style-name="P74"><text:span text:style-name="T34">M</text:span>adre, ocho meses en tu vientr<text:span text:style-name="T34">e</text:span></text:p>
      <text:p text:style-name="P74">tan junto a tu corazón;</text:p>
      <text:p text:style-name="P74">por ti he mirado la luz</text:p>
      <text:p text:style-name="P74">y me enseñas con amor</text:p>
      <text:p text:style-name="P74">a pedirle a <text:span text:style-name="T34">D</text:span>ios del cielo</text:p>
      <text:p text:style-name="P74">nos mande su bendición.</text:p>
      <text:p text:style-name="P74"/>
      <text:p text:style-name="P74"/>
      <text:p text:style-name="P74"/>
      <text:p text:style-name="P74"/>
      <text:p text:style-name="P74"/>
      <text:p text:style-name="P34"><text:span text:style-name="T35">U</text:span>n jarro para mi madre</text:p>
      <text:p text:style-name="P76"/>
      <text:p text:style-name="P76"><text:span text:style-name="T35">M</text:span>adrecita, este día llego muy pobre</text:p>
      <text:p text:style-name="P76">quisiera darte lo mejor.</text:p>
      <text:p text:style-name="P76"><text:span text:style-name="T35">M</text:span>i ahorro fue muy pequeño,</text:p>
      <text:p text:style-name="P76">no hubo refrigerador.</text:p>
      <text:p text:style-name="P76"/>
      <text:p text:style-name="P76"><text:span text:style-name="T35">E</text:span>ste jarrito de barro</text:p>
      <text:p text:style-name="P76">con adornos de color</text:p>
      <text:p text:style-name="P76">e<text:span text:style-name="T35">s </text:span>lo que alcan<text:span text:style-name="T35">cé</text:span> a comprarte,</text:p>
      <text:p text:style-name="P76">es de barro con olor.</text:p>
      <text:p text:style-name="P76"/>
      <text:p text:style-name="P76"><text:span text:style-name="T35">E</text:span>n él tomaras tu agua</text:p>
      <text:p text:style-name="P76">y tu atolito de coco,</text:p>
      <text:p text:style-name="P76">agua de piña y limón</text:p>
      <text:p text:style-name="P76">con su sabor delicioso.</text:p>
      <text:p text:style-name="P76"><text:soft-page-break/></text:p>
      <text:p text:style-name="P76"><text:span text:style-name="T35">A</text:span>dentro de este jarrito</text:p>
      <text:p text:style-name="P76">te pongo mi corazón</text:p>
      <text:p text:style-name="P76">cuando tomes alimento</text:p>
      <text:p text:style-name="P76">te dará mejor sabor.</text:p>
      <text:p text:style-name="P76"/>
      <text:p text:style-name="P76"><text:span text:style-name="T35">Q</text:span>uisiera haberte comprado</text:p>
      <text:p text:style-name="P76">una cama con colchón,</text:p>
      <text:p text:style-name="P76">cortinas de hermosa tela</text:p>
      <text:p text:style-name="P76">y jarrón para tu balcón.</text:p>
      <text:p text:style-name="P76"/>
      <text:p text:style-name="P76"><text:span text:style-name="T35">P</text:span>ero con todo tan caro</text:p>
      <text:p text:style-name="P76">no ajustó lo que yo ahorré,</text:p>
      <text:p text:style-name="P76">por eso compré este jarro,</text:p>
      <text:p text:style-name="P76">te lo regalo con fe.</text:p>
      <text:p text:style-name="P76"/>
      <text:p text:style-name="P76"><text:span text:style-name="T35">C</text:span>uando esté grande y trabaje</text:p>
      <text:p text:style-name="P76">ganaré mucho dinero</text:p>
      <text:p text:style-name="P76"><text:span text:style-name="T35">y</text:span> compraré tus aretes</text:p>
      <text:p text:style-name="P76">que brillen como un lucero.</text:p>
      <text:p text:style-name="P76"/>
      <text:p text:style-name="P76"><text:span text:style-name="T35">E</text:span>ntonces te haré una fiesta</text:p>
      <text:p text:style-name="P76">y te la haré con esmero</text:p>
      <text:p text:style-name="P76">con música de mariachi</text:p>
      <text:p text:style-name="P76">y buena birria de cordero.</text:p>
      <text:p text:style-name="P76"/>
      <text:p text:style-name="P76"><text:span text:style-name="T35">P</text:span>or ahora ya fue todo</text:p>
      <text:p text:style-name="P76">lo que te doy con amor,</text:p>
      <text:p text:style-name="P76">un beso muy retronado</text:p>
      <text:p text:style-name="P76">n<text:span text:style-name="T35">a</text:span>cido del corazón.</text:p>
      <text:p text:style-name="P76"/>
      <text:p text:style-name="P76"/>
      <text:p text:style-name="P76"/>
      <text:p text:style-name="P76"/>
      <text:p text:style-name="P76"/>
      <text:p text:style-name="P34"><text:span text:style-name="T35">F</text:span>lores para mi madre</text:p>
      <text:p text:style-name="P76"/>
      <text:p text:style-name="P76"><text:span text:style-name="T35">E</text:span>n este diez de mayo</text:p>
      <text:p text:style-name="P76">yo te traigo a regalar:</text:p>
      <text:p text:style-name="P76">son flores bellas del campo</text:p>
      <text:p text:style-name="P76">que temprano fui a comprar.</text:p>
      <text:p text:style-name="P76"/>
      <text:p text:style-name="P76"><text:span text:style-name="T35">Sé</text:span> que te gusta cantar</text:p>
      <text:p text:style-name="P76">y te traje esta guitarra</text:p>
      <text:p text:style-name="P76">que a <text:span text:style-name="T36">P</text:span>aracho fui a traer</text:p>
      <text:p text:style-name="P76"><text:span text:style-name="T36">para</text:span> <text:span text:style-name="T36">dá</text:span>rtela en la mañana.</text:p>
      <text:p text:style-name="P76"/>
      <text:p text:style-name="P76"><text:span text:style-name="T36">T</text:span>ambién ensa<text:span text:style-name="T36">yé</text:span> muy bien</text:p>
      <text:p text:style-name="P76">un canto muy primoroso</text:p>
      <text:p text:style-name="P76"><text:soft-page-break/>para festejarte, madre,</text:p>
      <text:p text:style-name="P76">en este día tan hermoso.</text:p>
      <text:p text:style-name="P76"/>
      <text:p text:style-name="P76"><text:span text:style-name="T36">E</text:span>stos versos que te hago</text:p>
      <text:p text:style-name="P76">no te los voy a adornar,</text:p>
      <text:p text:style-name="P76">no me gustan las mentiras</text:p>
      <text:p text:style-name="P76">para poderte <text:span text:style-name="T36">h</text:span>alagar.</text:p>
      <text:p text:style-name="P76"/>
      <text:p text:style-name="P76"><text:span text:style-name="T36">E</text:span>s mejor que así lo entiendas,</text:p>
      <text:p text:style-name="P76">me gusta lo original:</text:p>
      <text:p text:style-name="P76">¿para qué bajar estrellas</text:p>
      <text:p text:style-name="P76">sin poderlas alcanzar?</text:p>
      <text:p text:style-name="P76"/>
      <text:p text:style-name="P76"><text:span text:style-name="T36">E</text:span>n vez de luna de plata,</text:p>
      <text:p text:style-name="P76">que nunca podría bajar,</text:p>
      <text:p text:style-name="P76">mejor te compraría un coche</text:p>
      <text:p text:style-name="P76">para llevarte a viajar.</text:p>
      <text:p text:style-name="P76"/>
      <text:p text:style-name="P76"><text:span text:style-name="T36">Ay,</text:span> madrecita querida,</text:p>
      <text:p text:style-name="P76">yo sé que mereces más:</text:p>
      <text:p text:style-name="P76">un yate bien equipado</text:p>
      <text:p text:style-name="P76">y cruzar el ancho mar.</text:p>
      <text:p text:style-name="P76"/>
      <text:p text:style-name="P76"><text:span text:style-name="T36">E</text:span>stos son sueños <text:span text:style-name="T36">p</text:span>equeños,</text:p>
      <text:p text:style-name="P76">van hacerse realidad;</text:p>
      <text:p text:style-name="P76">si <text:span text:style-name="T36">D</text:span>ios me presta la vida</text:p>
      <text:p text:style-name="P76">todo se puede lograr.</text:p>
      <text:p text:style-name="P76"/>
      <text:p text:style-name="P76"><text:span text:style-name="T36">A</text:span>hora sí, mi re<text:span text:style-name="T36">i</text:span>na linda,</text:p>
      <text:p text:style-name="P76">ya vamos a terminar</text:p>
      <text:p text:style-name="P76">esta poesía que te hice</text:p>
      <text:p text:style-name="P76">será un recuerdo inmortal.</text:p>
      <text:p text:style-name="P76"/>
      <text:p text:style-name="P76"><text:span text:style-name="T36">A</text:span> <text:span text:style-name="T36">D</text:span>ios <text:span text:style-name="T36">l</text:span>e pido te aguarde</text:p>
      <text:p text:style-name="P76">llena de felicidad</text:p>
      <text:p text:style-name="P76">yo seré tu hijo amoroso,</text:p>
      <text:p text:style-name="P76">no existirá en mí maldad.</text:p>
      <text:p text:style-name="P76"><text:span text:style-name="T36">A</text:span> <text:span text:style-name="T36">D</text:span>ios le pido por ti,</text:p>
      <text:p text:style-name="P76">te llene de bendiciones</text:p>
      <text:p text:style-name="P76">y a mí me cuide la <text:span text:style-name="T36">voz</text:span></text:p>
      <text:p text:style-name="P76">para entonarte tus canciones.</text:p>
      <text:p text:style-name="P76"/>
      <text:p text:style-name="P76"/>
      <text:p text:style-name="P76"/>
      <text:p text:style-name="P76"/>
      <text:p text:style-name="P76"/>
      <text:p text:style-name="P34"><text:span text:style-name="T37">M</text:span>adre, ya no estás</text:p>
      <text:p text:style-name="P76"/>
      <text:p text:style-name="P76"><text:span text:style-name="T37">E</text:span>stuve contigo, madre,</text:p>
      <text:p text:style-name="P77"><text:soft-page-break/>pero ahora ya no estás.</text:p>
      <text:p text:style-name="P77"><text:span text:style-name="T37">T</text:span>e fuiste a un largo viaje</text:p>
      <text:p text:style-name="P76">del cual jamas volverás.</text:p>
      <text:p text:style-name="P76"/>
      <text:p text:style-name="P76"><text:span text:style-name="T37">T</text:span>e fuiste al infinito,</text:p>
      <text:p text:style-name="P76">con <text:span text:style-name="T37">D</text:span>ios a un hermoso hogar,</text:p>
      <text:p text:style-name="P76">donde no se sufre nunca</text:p>
      <text:p text:style-name="P76">ni se tiene que llorar.</text:p>
      <text:p text:style-name="P76"/>
      <text:p text:style-name="P76"><text:span text:style-name="T37">M</text:span>e dejaste un tesoro:</text:p>
      <text:p text:style-name="P76">la fe y el amor a <text:span text:style-name="T37">D</text:span>ios,</text:p>
      <text:p text:style-name="P76">es la riqueza que lleva</text:p>
      <text:p text:style-name="P76">a lo alto con el <text:span text:style-name="T37">C</text:span>reador.</text:p>
      <text:p text:style-name="P76"/>
      <text:p text:style-name="P76"><text:span text:style-name="T37">T</text:span>e seguiré recordando,</text:p>
      <text:p text:style-name="P77">madre de mi corazón;</text:p>
      <text:p text:style-name="P77"><text:span text:style-name="T37">y</text:span>o sé que pides por mí</text:p>
      <text:p text:style-name="P76">desde tu eterna man<text:span text:style-name="T37">sió</text:span>n,</text:p>
      <text:p text:style-name="P76">te pido, madre adorada,</text:p>
      <text:p text:style-name="P76">me mandes tu bendición.</text:p>
      <text:p text:style-name="P76"/>
      <text:p text:style-name="P76"/>
      <text:p text:style-name="P76"/>
      <text:p text:style-name="P76"/>
      <text:p text:style-name="P76"/>
      <text:p text:style-name="P34"><text:span text:style-name="T37">A</text:span>llá está mi padre</text:p>
      <text:p text:style-name="P76"/>
      <text:p text:style-name="P76"><text:span text:style-name="T37">Allá está</text:span> mi padre</text:p>
      <text:p text:style-name="P76">entre el arado y el sol,</text:p>
      <text:p text:style-name="P76">va con su espalda quemada</text:p>
      <text:p text:style-name="P76">todo bañado en sudor.</text:p>
      <text:p text:style-name="P76"/>
      <text:p text:style-name="P76"><text:span text:style-name="T37">V</text:span>iene cansado el gran hombre</text:p>
      <text:p text:style-name="P76">porque el campo fue a sembrar</text:p>
      <text:p text:style-name="P76">para que coman sus hijos</text:p>
      <text:p text:style-name="P76">y coma la humanidad.</text:p>
      <text:p text:style-name="P76"/>
      <text:p text:style-name="P77"><text:span text:style-name="T37">Allá está</text:span> mi padre,</text:p>
      <text:p text:style-name="P76">obrero trabajador,</text:p>
      <text:p text:style-name="P76">en la fábrica ha cumplido;</text:p>
      <text:p text:style-name="P76">padre que sostiene hogar</text:p>
      <text:p text:style-name="P76">de sus hijos es querido.</text:p>
      <text:p text:style-name="P76"/>
      <text:p text:style-name="P77"><text:span text:style-name="T37">Allá... está</text:span> mi padre,</text:p>
      <text:p text:style-name="P76">funcionario, oficinista,</text:p>
      <text:p text:style-name="P76">llego a gran profe<text:span text:style-name="T37">s</text:span>ionista,</text:p>
      <text:p text:style-name="P76">es admirable su acción:</text:p>
      <text:p text:style-name="P76">todo lo lleva a su hogar</text:p>
      <text:p text:style-name="P76">y lo entrega con amor.</text:p>
      <text:p text:style-name="P76"><text:soft-page-break/></text:p>
      <text:p text:style-name="P77"><text:span text:style-name="T37">Allá está</text:span> mi padre,</text:p>
      <text:p text:style-name="P76">ya va subiendo al camión,</text:p>
      <text:p text:style-name="P76">r<text:span text:style-name="T37">e</text:span>sponsable conductor,</text:p>
      <text:p text:style-name="P76">cuidadoso del pasaje,</text:p>
      <text:p text:style-name="P76">gana dinero en el viaje</text:p>
      <text:p text:style-name="P76">para formar a sus hijos</text:p>
      <text:p text:style-name="P76">y cumplir con su misión.</text:p>
      <text:p text:style-name="P76"/>
      <text:p text:style-name="P77"><text:span text:style-name="T37">Allá está</text:span> mi padre,</text:p>
      <text:p text:style-name="P76"><text:span text:style-name="T37">el </text:span>paciente profesor,</text:p>
      <text:p text:style-name="P76"><text:span text:style-name="T37">el </text:span>que es cumplido en la escuela</text:p>
      <text:p text:style-name="P76"><text:span text:style-name="T37">y a </text:span>sus hijos les entrega</text:p>
      <text:p text:style-name="P76"><text:span text:style-name="T37">cie</text:span>ncia, cariño y amor.</text:p>
      <text:p text:style-name="P76"/>
      <text:p text:style-name="P77"><text:span text:style-name="T37">Allá está</text:span> mi padre,</text:p>
      <text:p text:style-name="P79">va flotando en una lancha,</text:p>
      <text:p text:style-name="P79">va al pescado y al camarón,</text:p>
      <text:p text:style-name="P79">de ahí sostiene a sus hijos</text:p>
      <text:p text:style-name="P79">dándoles educación.</text:p>
      <text:p text:style-name="P79"/>
      <text:p text:style-name="P77"><text:span text:style-name="T37">Allá está</text:span> mi padre,</text:p>
      <text:p text:style-name="P79">comerciante, vendedor,</text:p>
      <text:p text:style-name="P79">atendiendo a las personas</text:p>
      <text:p text:style-name="P79">tras lo alto del mostrador.</text:p>
      <text:p text:style-name="P77"/>
      <text:p text:style-name="P77"><text:span text:style-name="T37">Allá está</text:span> mi padre,</text:p>
      <text:p text:style-name="P76">siempre retando a la muerte</text:p>
      <text:p text:style-name="P76">llevadora de mortales,</text:p>
      <text:p text:style-name="P76">ahí se encuentra mi padre</text:p>
      <text:p text:style-name="P76">como el doctor al enfermo</text:p>
      <text:p text:style-name="P76">en clínicas y hospitales.</text:p>
      <text:p text:style-name="P76"/>
      <text:p text:style-name="P76"><text:span text:style-name="T37">Qué</text:span> triste es decir:</text:p>
      <text:p text:style-name="P77"><text:span text:style-name="T37">allá está</text:span> mi padre,</text:p>
      <text:p text:style-name="P76">del billar a la cantina;</text:p>
      <text:p text:style-name="P76">ya no quiere trabajar</text:p>
      <text:p text:style-name="P76">y cuando se gana algo</text:p>
      <text:p text:style-name="P76">es para puro tomar.</text:p>
      <text:p text:style-name="P76"/>
      <text:p text:style-name="P76"><text:span text:style-name="T37">N</text:span>o lleva nada al hogar,</text:p>
      <text:p text:style-name="P76">indignado siempre está,</text:p>
      <text:p text:style-name="P76"><text:span text:style-name="T37">anda</text:span> pro<text:span text:style-name="T37">v</text:span>ocando broncas</text:p>
      <text:p text:style-name="P76">y a la cárcel va a parar.</text:p>
      <text:p text:style-name="P76"/>
      <text:p text:style-name="P76"><text:span text:style-name="T38">Y</text:span> <text:span text:style-name="T38">con </text:span>todo lo que él es</text:p>
      <text:p text:style-name="P76">no me afrento de mi padre:</text:p>
      <text:p text:style-name="P76">lo quiero... lo quiero</text:p>
      <text:p text:style-name="P76">y le pido a <text:span text:style-name="T38">D</text:span>ios del cielo</text:p>
      <text:p text:style-name="P76"><text:soft-page-break/>le dé paciencia a mi madre.</text:p>
      <text:p text:style-name="P76"/>
      <text:p text:style-name="P76"><text:span text:style-name="T38">P</text:span>adre que no tiene vicio<text:span text:style-name="T38">s</text:span></text:p>
      <text:p text:style-name="P76">se le atribuye grandeza,</text:p>
      <text:p text:style-name="P76">en ellos hay abundancia</text:p>
      <text:p text:style-name="P76">y en el borracho hay pobreza.</text:p>
      <text:p text:style-name="P76"/>
      <text:p text:style-name="P76"><text:span text:style-name="T38">Si </text:span>en el templo está mi padre,</text:p>
      <text:p text:style-name="P76">qué hermoso con su cabecita b<text:span text:style-name="T39">lanca</text:span></text:p>
      <text:p text:style-name="P76">pero tan lleno de amor,</text:p>
      <text:p text:style-name="P76">ya bastante trabajado.</text:p>
      <text:p text:style-name="P76"><text:span text:style-name="T39">H</text:span>incado al pie del altar</text:p>
      <text:p text:style-name="P76">pidiendo a nuestro <text:span text:style-name="T39">S</text:span>eñor</text:p>
      <text:p text:style-name="P76">que nos bendiga en la vida</text:p>
      <text:p text:style-name="P76">lleno de fe y devoción.</text:p>
      <text:p text:style-name="P76"/>
      <text:p text:style-name="P76"><text:span text:style-name="T39">A</text:span>llá está mi padre,</text:p>
      <text:p text:style-name="P76">más allá de la luna y el sol,</text:p>
      <text:p text:style-name="P76">es un lugar tan hermoso</text:p>
      <text:p text:style-name="P76">donde se encuentra alegría,</text:p>
      <text:p text:style-name="P76">donde no existe el dolor.</text:p>
      <text:p text:style-name="P76"><text:span text:style-name="T39">A</text:span>hí se encuentra mi padre,</text:p>
      <text:p text:style-name="P76">en la gloria del <text:span text:style-name="T39">S</text:span>eñor.</text:p>
      <text:p text:style-name="P76"/>
      <text:p text:style-name="P76"/>
      <text:p text:style-name="P76"/>
      <text:p text:style-name="P80"/>
      <text:p text:style-name="P80"/>
      <text:p text:style-name="P42"><text:span text:style-name="T40">C</text:span>ampesino</text:p>
      <text:p text:style-name="P80"/>
      <text:p text:style-name="P80"><text:span text:style-name="T40">C</text:span>ampesino, hermano mío,</text:p>
      <text:p text:style-name="P80">siembras maíz y frijol,</text:p>
      <text:p text:style-name="P80">arroz, trigo y <text:span text:style-name="T41">h</text:span>ortalizas;</text:p>
      <text:p text:style-name="P80">yo sé que sacrificas</text:p>
      <text:p text:style-name="P80">tu piel quemada del sol.</text:p>
      <text:p text:style-name="P80"/>
      <text:p text:style-name="P80"><text:span text:style-name="T41">Q</text:span>uisiera que el mundo entero</text:p>
      <text:p text:style-name="P80">reconozca tu valor:</text:p>
      <text:p text:style-name="P80">que tú bañ<text:span text:style-name="T41">ado</text:span> en sudor</text:p>
      <text:p text:style-name="P80">la tierra mojas al día</text:p>
      <text:p text:style-name="P76">y se acaba tu alegría</text:p>
      <text:p text:style-name="P76">si hay pérdida en tu labor.</text:p>
      <text:p text:style-name="P76"/>
      <text:p text:style-name="P76"><text:span text:style-name="T41">C</text:span>ampesino, hermano mío,</text:p>
      <text:p text:style-name="P76">te bendigo y te venero,</text:p>
      <text:p text:style-name="P76">los pajaritos te cantan,</text:p>
      <text:p text:style-name="P76">tú les das buen alimento;</text:p>
      <text:p text:style-name="P76">al sembrar bendito suelo</text:p>
      <text:p text:style-name="P76"><text:span text:style-name="T41">D</text:span>ios te ayuda a cultivar</text:p>
      <text:p text:style-name="P76"><text:soft-page-break/>con los ángeles del cielo.</text:p>
      <text:p text:style-name="P76"/>
      <text:p text:style-name="P76"/>
      <text:p text:style-name="P76"/>
      <text:p text:style-name="P76"/>
      <text:p text:style-name="P76"/>
      <text:p text:style-name="P42"><text:span text:style-name="T41">Q</text:span>ué buscas en el alcohol</text:p>
      <text:p text:style-name="P76"/>
      <text:p text:style-name="P76"><text:span text:style-name="T41">L</text:span>o que no te deja ver.</text:p>
      <text:p text:style-name="P76"><text:span text:style-name="T41">¿Q</text:span>ué buscas en el licor?</text:p>
      <text:p text:style-name="P76"><text:span text:style-name="T41">Q</text:span>uieres quitar la amargura</text:p>
      <text:p text:style-name="P76">mas luego buscas la cura</text:p>
      <text:p text:style-name="P76">para volver a beber.</text:p>
      <text:p text:style-name="P76"/>
      <text:p text:style-name="P76"><text:span text:style-name="T41">¿Q</text:span>ué buscas al levantarte?</text:p>
      <text:p text:style-name="P76">¿<text:span text:style-name="T53">U</text:span>n buen vino para embriagarte</text:p>
      <text:p text:style-name="P76">y luego descon<text:span text:style-name="T41">c</text:span>ertarte?</text:p>
      <text:p text:style-name="P76"><text:span text:style-name="T42">Y</text:span> así quieres acabarte</text:p>
      <text:p text:style-name="P76">perdiendo tu voluntad.</text:p>
      <text:p text:style-name="P76"/>
      <text:p text:style-name="P76"><text:span text:style-name="T42">S</text:span>i tienes penas amargas</text:p>
      <text:p text:style-name="P76">no las calmes con licor,</text:p>
      <text:p text:style-name="P76">porque acabándose el <text:span text:style-name="T42">z</text:span>umo</text:p>
      <text:p text:style-name="P76">siempre te queda el dolor.</text:p>
      <text:p text:style-name="P76"/>
      <text:p text:style-name="P76"><text:span text:style-name="T42">E</text:span>l vino es de los cobardes:</text:p>
      <text:p text:style-name="P76">los que no quieren sentir</text:p>
      <text:p text:style-name="P76">las penas en carne viva,</text:p>
      <text:p text:style-name="P76">por eso tiran a huir</text:p>
      <text:p text:style-name="P76">de su familia y esposa</text:p>
      <text:p text:style-name="P76">y seguir su mal vivir.</text:p>
      <text:p text:style-name="P76"/>
      <text:p text:style-name="P76"><text:span text:style-name="T42">D</text:span>eja, hermano, el alcohol,</text:p>
      <text:p text:style-name="P76">ya no le causes dolor</text:p>
      <text:p text:style-name="P76">a quien tanto te ha querido;</text:p>
      <text:p text:style-name="P76">recuerda que es tu enemigo,</text:p>
      <text:p text:style-name="P76">él no da felicidad,</text:p>
      <text:p text:style-name="P76">más bien te lleva al martirio,</text:p>
      <text:p text:style-name="P76">es un verdugo asesino</text:p>
      <text:p text:style-name="P76">que te arrastra a la maldad.</text:p>
      <text:p text:style-name="P76"/>
      <text:p text:style-name="P76"/>
      <text:p text:style-name="P76"/>
      <text:p text:style-name="P76"/>
      <text:p text:style-name="P34"><text:span text:style-name="T42">A</text:span>mor vicentino</text:p>
      <text:p text:style-name="P76"/>
      <text:p text:style-name="P76"><text:span text:style-name="T42">A</text:span>mar es hacerse amado,</text:p>
      <text:p text:style-name="P76">un amor tan dulce y tierno</text:p>
      <text:p text:style-name="P76">es el que sale del alma</text:p>
      <text:p text:style-name="P76"><text:soft-page-break/>como el oro acri<text:span text:style-name="T42">s</text:span>olado.</text:p>
      <text:p text:style-name="P76"/>
      <text:p text:style-name="P76"><text:span text:style-name="T42">A</text:span>mor, es un don del cielo,</text:p>
      <text:p text:style-name="P76">es el tesoro divino que se de<text:span text:style-name="T42">b</text:span>e de cuidar,</text:p>
      <text:p text:style-name="P76">es el que nos lleva a <text:span text:style-name="T42">C</text:span>risto</text:p>
      <text:p text:style-name="P76">y nos hace perdonar.</text:p>
      <text:p text:style-name="P76"/>
      <text:p text:style-name="P76">¿<text:span text:style-name="T42">A</text:span>mor, qué es amor?</text:p>
      <text:p text:style-name="P76"><text:span text:style-name="T42">S</text:span>e da a cambio de nada,</text:p>
      <text:p text:style-name="P76">se lleva en el corazón,</text:p>
      <text:p text:style-name="P76">se mezcla en el sentimiento</text:p>
      <text:p text:style-name="P76">y nos lleva a la oración.</text:p>
      <text:p text:style-name="P76"/>
      <text:p text:style-name="P76"><text:span text:style-name="T42">A</text:span>ma sin escalas ni egoísmo,</text:p>
      <text:p text:style-name="P76">así amó <text:span text:style-name="T42">S</text:span>an <text:span text:style-name="T42">V</text:span>icente de <text:span text:style-name="T42">P</text:span>aul:</text:p>
      <text:p text:style-name="P76">llevó la misión de <text:span text:style-name="T42">C</text:span>risto,</text:p>
      <text:p text:style-name="P76">no le importo el sacrificio,</text:p>
      <text:p text:style-name="P76">todo se le transformó</text:p>
      <text:p text:style-name="P76">en el bello paraíso.</text:p>
      <text:p text:style-name="P76"/>
      <text:p text:style-name="P76"><text:span text:style-name="T42">A</text:span>mor es compartir</text:p>
      <text:p text:style-name="P76">con el pan de cada día,</text:p>
      <text:p text:style-name="P76">con el pobre y el anciano,</text:p>
      <text:p text:style-name="P76">con niños desamparados,</text:p>
      <text:p text:style-name="P76">enfermos y encarcelados:</text:p>
      <text:p text:style-name="P76"><text:span text:style-name="T42">a</text:span>nte <text:span text:style-name="T42">D</text:span>ios no hay que olvidar</text:p>
      <text:p text:style-name="P76">que son de todos hermanos.</text:p>
      <text:p text:style-name="P76"/>
      <text:p text:style-name="P76"/>
      <text:p text:style-name="P76"/>
      <text:p text:style-name="P34"/>
      <text:p text:style-name="P34"><text:span text:style-name="T42">O</text:span>rar llorando</text:p>
      <text:p text:style-name="P76"/>
      <text:p text:style-name="P76"><text:span text:style-name="T42">E</text:span>n el silencio de mis tristes noches,</text:p>
      <text:p text:style-name="P76">como un dardo clavado: el sufrimiento</text:p>
      <text:p text:style-name="P76">al pie de un crucifico, orar llorando</text:p>
      <text:p text:style-name="P76">y pidiendo que calme mi tormento.</text:p>
      <text:p text:style-name="P76"/>
      <text:p text:style-name="P76"><text:span text:style-name="T42">H</text:span>e sentido, <text:span text:style-name="T42">Señor,</text:span> pesada cruz</text:p>
      <text:p text:style-name="P76">como tú la cargaste al calvario,</text:p>
      <text:p text:style-name="P76">en mi cuerpo siento tu sudario</text:p>
      <text:p text:style-name="P76">y en mi mente lo candente de <text:span text:style-name="T42">tu luz</text:span>.</text:p>
      <text:p text:style-name="P76"/>
      <text:p text:style-name="P76"><text:span text:style-name="T42">L</text:span>a fe no la he perdido, <text:span text:style-name="T42">P</text:span>adre mío,</text:p>
      <text:p text:style-name="P76">por eso aquí estoy contigo suplicando:</text:p>
      <text:p text:style-name="P76">quiero ser mensajero de tu viña,</text:p>
      <text:p text:style-name="P76">tu camino con amor quiero sembrarlo.</text:p>
      <text:p text:style-name="P76"/>
      <text:p text:style-name="P76"><text:span text:style-name="T42">D</text:span>ame fuerza, <text:span text:style-name="T42">S</text:span>eñor, que estoy muy débil</text:p>
      <text:p text:style-name="P76"><text:soft-page-break/>por el gran sufrimiento de la vida.</text:p>
      <text:p text:style-name="P76"><text:span text:style-name="T42">Dame</text:span> una mirada compasiv<text:span text:style-name="T42">o</text:span></text:p>
      <text:p text:style-name="P76">porque sin tu mirada estoy perdido.</text:p>
      <text:p text:style-name="P76"/>
      <text:p text:style-name="P76"><text:span text:style-name="T43">S</text:span>eñor, soy una arenilla de la mar,</text:p>
      <text:p text:style-name="P76">y hasta t<text:span text:style-name="T43">i,</text:span> mi <text:span text:style-name="T43">D</text:span>ios, quiero llegar.</text:p>
      <text:p text:style-name="P76">e<text:span text:style-name="T43">x</text:span>tiéndeme tu mano amorosa</text:p>
      <text:p text:style-name="P76">y así mi alma se pueda agi<text:span text:style-name="T43">g</text:span>antar.</text:p>
      <text:p text:style-name="P76"/>
      <text:p text:style-name="P76"/>
      <text:p text:style-name="P76"/>
      <text:p text:style-name="P76"/>
      <text:p text:style-name="P73"/>
      <text:p text:style-name="P41"><text:span text:style-name="T43">Y</text:span>a no tienes frío</text:p>
      <text:p text:style-name="P76"/>
      <text:p text:style-name="P76"><text:span text:style-name="T43">H</text:span>ijo mío, tan <text:span text:style-name="T43">p</text:span>equeño estabas,</text:p>
      <text:p text:style-name="P76">llena de alegría</text:p>
      <text:p text:style-name="P76">yo te re<text:span text:style-name="T43">c</text:span>ibí</text:p>
      <text:p text:style-name="P76">brindándote siempre</text:p>
      <text:p text:style-name="P76">un amor sagrado</text:p>
      <text:p text:style-name="P76">que siento por ti.</text:p>
      <text:p text:style-name="P76"/>
      <text:p text:style-name="P76"><text:span text:style-name="T43">L</text:span>lena de ternura</text:p>
      <text:p text:style-name="P76">te arrullé en mis brazos,</text:p>
      <text:p text:style-name="P76">te bañé de besos,</text:p>
      <text:p text:style-name="P76">te seguí cuidando.</text:p>
      <text:p text:style-name="P76"/>
      <text:p text:style-name="P76"><text:span text:style-name="T43">V</text:span>elando tu sueño</text:p>
      <text:p text:style-name="P76">te entregué mi vida,</text:p>
      <text:p text:style-name="P76">te acerqué a mi pecho</text:p>
      <text:p text:style-name="P76">dándote calor.</text:p>
      <text:p text:style-name="P76"/>
      <text:p text:style-name="P76"><text:span text:style-name="T43">C</text:span>ontemplar tu sueño,</text:p>
      <text:p text:style-name="P76">sonrisa de niño,</text:p>
      <text:p text:style-name="P76">qué niño tan lindo</text:p>
      <text:p text:style-name="P76">me regaló <text:span text:style-name="T43">D</text:span>ios.</text:p>
      <text:p text:style-name="P76"/>
      <text:p text:style-name="P76"><text:span text:style-name="T43">Y</text:span> cuidé tus pasos,</text:p>
      <text:p text:style-name="P76">también tu salud</text:p>
      <text:p text:style-name="P76">para que tuvieras</text:p>
      <text:p text:style-name="P76">vida en plenitud.</text:p>
      <text:p text:style-name="P76"/>
      <text:p text:style-name="P76"><text:span text:style-name="T43">D</text:span>eber de una madre</text:p>
      <text:p text:style-name="P76">cuidar <text:span text:style-name="T43">a </text:span>su bebé,</text:p>
      <text:p text:style-name="P76">hasta que sea grande</text:p>
      <text:p text:style-name="P76">y se valga por él.</text:p>
      <text:p text:style-name="P76"/>
      <text:p text:style-name="P76"><text:span text:style-name="T43">A</text:span>hora ya no, niño,</text:p>
      <text:p text:style-name="P76">ya eres un hombre,</text:p>
      <text:p text:style-name="P76"><text:soft-page-break/>ve por buen destino;</text:p>
      <text:p text:style-name="P76">yo le pido a <text:span text:style-name="T43">D</text:span>ios</text:p>
      <text:p text:style-name="P76">te <text:span text:style-name="T43">guíe</text:span> en tu camino.</text:p>
      <text:p text:style-name="P76"/>
      <text:p text:style-name="P76"><text:span text:style-name="T43">D</text:span>ejas a tu madre,</text:p>
      <text:p text:style-name="P76">que no sea un desvío,</text:p>
      <text:p text:style-name="P76">ya eres adulto,</text:p>
      <text:p text:style-name="P76">no la necesitas,</text:p>
      <text:p text:style-name="P76">ya no tienes frío.</text:p>
      <text:p text:style-name="P76"/>
      <text:p text:style-name="P76"><text:span text:style-name="T43">C</text:span>risto te bendiga,</text:p>
      <text:p text:style-name="P76">te entrañe cariño;</text:p>
      <text:p text:style-name="P76">recuerda el cuidado</text:p>
      <text:p text:style-name="P76">que te di amorosa</text:p>
      <text:p text:style-name="P76">cuando tú eras niño.</text:p>
      <text:p text:style-name="P76"/>
      <text:p text:style-name="P76"/>
      <text:p text:style-name="P76"/>
      <text:p text:style-name="P76"/>
      <text:p text:style-name="P76"/>
      <text:p text:style-name="P34"><text:span text:style-name="T43">B</text:span>ajaste, re<text:span text:style-name="T43">i</text:span>na del cielo</text:p>
      <text:p text:style-name="P76"/>
      <text:p text:style-name="P78"><text:span text:style-name="T43">B</text:span>ajaste, re<text:span text:style-name="T43">i</text:span>na del cielo,</text:p>
      <text:p text:style-name="P76">al planeta del humano</text:p>
      <text:p text:style-name="P76">y tu planeta fue a pisar,</text:p>
      <text:p text:style-name="P76">nuestro mapa mexicano.</text:p>
      <text:p text:style-name="P76"/>
      <text:p text:style-name="P76"><text:span text:style-name="T43">R</text:span>ayos de luz <text:span text:style-name="T43">fulgorosa</text:span></text:p>
      <text:p text:style-name="P76">ilumina<text:span text:style-name="T43">n</text:span> el <text:span text:style-name="T43">T</text:span>epeyac</text:p>
      <text:p text:style-name="P76">y ahí tu imagen hermosa</text:p>
      <text:p text:style-name="P76">a <text:span text:style-name="T43">J</text:span>uan <text:span text:style-name="T43">D</text:span>iego le fu<text:span text:style-name="T43">e</text:span> a hablar.</text:p>
      <text:p text:style-name="P76"/>
      <text:p text:style-name="P76"><text:span text:style-name="T43">Tú</text:span> lo buscaste sencillo,</text:p>
      <text:p text:style-name="P76">noble, humilde, original;</text:p>
      <text:p text:style-name="P76">él llevará tu mensaje</text:p>
      <text:p text:style-name="P76">al obispo del lugar.</text:p>
      <text:p text:style-name="P76"/>
      <text:p text:style-name="P76"><text:span text:style-name="T43">Q</text:span>ué dichoso <text:span text:style-name="T43">J</text:span>uan <text:span text:style-name="T43">D</text:span>ieguito,</text:p>
      <text:p text:style-name="P76">junto a su pecho <text:span text:style-name="T43">te</text:span> llevaba:</text:p>
      <text:p text:style-name="P76">en su a<text:span text:style-name="T43">y</text:span>ate i<text:span text:style-name="T43">b</text:span>a plasmada</text:p>
      <text:p text:style-name="P76">tu imagen inmaculada.</text:p>
      <text:p text:style-name="P76"/>
      <text:p text:style-name="P76"><text:span text:style-name="T43">P</text:span>or él todos te tenemos,</text:p>
      <text:p text:style-name="P76">te amamos de corazón</text:p>
      <text:p text:style-name="P76">y de tus manos benditas</text:p>
      <text:p text:style-name="P76">pedimos tu bendición.</text:p>
      <text:p text:style-name="P76"/>
      <text:p text:style-name="P76"/>
      <text:p text:style-name="P76"/>
      <text:p text:style-name="P76"><text:soft-page-break/></text:p>
      <text:p text:style-name="P35">Sacerdote fiel</text:p>
      <text:p text:style-name="P81"/>
      <text:p text:style-name="P81">Un peregrino más en esta tierra,</text:p>
      <text:p text:style-name="P81">un sacerdote fiel que predica y que sueña</text:p>
      <text:p text:style-name="P81">con llevar miles de almas</text:p>
      <text:p text:style-name="P81">más allá de la tierra</text:p>
      <text:p text:style-name="P81">donde brille la luz</text:p>
      <text:p text:style-name="P81">y no queme la hoguera.</text:p>
      <text:p text:style-name="P81"/>
      <text:p text:style-name="P81">Peregrino y maestro, paciente consejero</text:p>
      <text:p text:style-name="P81">que al que se encuentra triste</text:p>
      <text:p text:style-name="P81">tú le das el consuelo,</text:p>
      <text:p text:style-name="P81">tú lo bendices en su camino austero</text:p>
      <text:p text:style-name="P81">y le brindas ayuda como hermano sincero.</text:p>
      <text:p text:style-name="P81"/>
      <text:p text:style-name="P81">Cumpliendo vivirás con tu feliz destino,</text:p>
      <text:p text:style-name="P81">pidiendo a Dios del cielo nos mire con clemencia,</text:p>
      <text:p text:style-name="P81">años que Dios te dé, nos dejarás tu ciencia</text:p>
      <text:p text:style-name="P81">por el sendero noble con fe y con paciencia,</text:p>
      <text:p text:style-name="P81">abrazando tu cruz</text:p>
      <text:p text:style-name="P81">y a tu sencilla iglesia.</text:p>
      <text:p text:style-name="P81"/>
      <text:p text:style-name="P81">Aquí todas reunidas celebremos tu día,</text:p>
      <text:p text:style-name="P81">pidiendo a Dios del cielo y a la <text:span text:style-name="T44">V</text:span>irgen María,</text:p>
      <text:p text:style-name="P81">y sigue con nosotros sirviéndonos de guía</text:p>
      <text:p text:style-name="P81">como hermanos en <text:span text:style-name="T45">C</text:span>risto, como él lo de<text:span text:style-name="T45">s</text:span>earía,</text:p>
      <text:p text:style-name="P81">y escalar mil peldaños con <text:span text:style-name="T45">J</text:span>esús y <text:span text:style-name="T45">M</text:span>aría.</text:p>
      <text:p text:style-name="P81"/>
      <text:p text:style-name="P81"/>
      <text:p text:style-name="P81"/>
      <text:p text:style-name="P81"/>
      <text:p text:style-name="P81"/>
      <text:p text:style-name="P37">El temple del brazo</text:p>
      <text:p text:style-name="P81"/>
      <text:p text:style-name="P81"><text:span text:style-name="T45">N</text:span>uestro escudo se respeta,</text:p>
      <text:p text:style-name="P81"><text:span text:style-name="T45">simboliza</text:span> la fuerza,</text:p>
      <text:p text:style-name="P81">con orgullo lo llevo,</text:p>
      <text:p text:style-name="P81">nadie lo elimina.</text:p>
      <text:p text:style-name="P81"><text:span text:style-name="T45">E</text:span>l temple <text:span text:style-name="T45">d</text:span>el brazo</text:p>
      <text:p text:style-name="P81">es vigor en la tierr<text:span text:style-name="T45">a</text:span></text:p>
      <text:p text:style-name="P81">y <text:span text:style-name="T45">con é</text:span>l resguar<text:span text:style-name="T45">d</text:span>amos</text:p>
      <text:p text:style-name="P81"><text:span text:style-name="T45">a</text:span> todo <text:span text:style-name="T45">C</text:span>olima.</text:p>
      <text:p text:style-name="P81"/>
      <text:p text:style-name="P81"><text:span text:style-name="T45">L</text:span>as batallas las hemos ganado:</text:p>
      <text:p text:style-name="P81">defendiendo, la paz <text:span text:style-name="T45">s</text:span>e ha encontrado,</text:p>
      <text:p text:style-name="P81">lucharemos, fieles <text:span text:style-name="T45">colimenses,</text:span></text:p>
      <text:p text:style-name="P81">por que sea respetado el <text:span text:style-name="T45">es</text:span>tado.</text:p>
      <text:p text:style-name="P81"/>
      <text:p text:style-name="P81"><text:soft-page-break/><text:span text:style-name="T45">E</text:span>s <text:span text:style-name="T45">C</text:span>olima un estado pequeño,</text:p>
      <text:p text:style-name="P81">es muy rico en pro<text:span text:style-name="T45">d</text:span>ucto frutal</text:p>
      <text:p text:style-name="P81">y sus pesca<text:span text:style-name="T45">s</text:span> son muy abundantes,</text:p>
      <text:p text:style-name="P81">tierra bella del <text:span text:style-name="T45">R</text:span>ey <text:span text:style-name="T45">C</text:span>olimán.</text:p>
      <text:p text:style-name="P81"/>
      <text:p text:style-name="P81"><text:span text:style-name="T45">T</text:span>ierra fértil con tus minerales,</text:p>
      <text:p text:style-name="P81">tu sustentas al trabaj<text:span text:style-name="T45">a</text:span>dor;</text:p>
      <text:p text:style-name="P81">recibiste <text:span text:style-name="T45">c</text:span>on cariño <text:span text:style-name="T45">a</text:span> <text:span text:style-name="T45">J</text:span>uárez</text:p>
      <text:p text:style-name="P81">y <text:span text:style-name="T45">a tu</text:span> patr<text:span text:style-name="T45">ia</text:span> la ve<text:span text:style-name="T45">s</text:span> con amor.</text:p>
      <text:p text:style-name="P81"/>
      <text:p text:style-name="P81"><text:span text:style-name="T45">Y</text:span>o te amo y te ofre<text:span text:style-name="T45">z</text:span>co est<text:span text:style-name="T45">a</text:span> rima,</text:p>
      <text:p text:style-name="P81">es un símbolo de gran lealtad</text:p>
      <text:p text:style-name="P81">eres libre, m<text:span text:style-name="T45">i</text:span> linda <text:span text:style-name="T45">Co</text:span>lima,</text:p>
      <text:p text:style-name="P81">como libr<text:span text:style-name="T45">e</text:span> fue el <text:span text:style-name="T45">R</text:span>ey <text:span text:style-name="T45">C</text:span>olimán.</text:p>
      <text:p text:style-name="P81"/>
      <text:p text:style-name="P81"><text:span text:style-name="T45">T</text:span>u escudo es nuestro baluarte,</text:p>
      <text:p text:style-name="P81">lo llevamos en el corazó<text:span text:style-name="T45">n</text:span></text:p>
      <text:p text:style-name="P81">y lo cu<text:span text:style-name="T45">ida</text:span>n nuestros gobernantes,</text:p>
      <text:p text:style-name="P81"><text:span text:style-name="T45">es tesoro</text:span> de nuestra nación.</text:p>
      <text:p text:style-name="P81"/>
      <text:p text:style-name="P81"><text:span text:style-name="T45">B</text:span>ajo el limpio azul de tu cielo</text:p>
      <text:p text:style-name="P81">es tu espejo el inmenso mar</text:p>
      <text:p text:style-name="P81"><text:span text:style-name="T45">s</text:span>on tan verdes tus campos, <text:span text:style-name="T45">C</text:span>olima,</text:p>
      <text:p text:style-name="P81">y se siente que reina la paz.</text:p>
      <text:p text:style-name="P81"/>
      <text:p text:style-name="P81"><text:span text:style-name="T45">P</text:span>rote<text:span text:style-name="T45">g</text:span>iste <text:span text:style-name="T45">a</text:span> un gran <text:span text:style-name="T45">personaje</text:span></text:p>
      <text:p text:style-name="P81"><text:span text:style-name="T45">que </text:span>con su v<text:span text:style-name="T45">ida</text:span> <text:span text:style-name="T45">a</text:span> la patria salvó:</text:p>
      <text:p text:style-name="P81">el cura <text:span text:style-name="T45">H</text:span>idalgo que <text:span text:style-name="T45">pisó</text:span> tu suel<text:span text:style-name="T45">o</text:span></text:p>
      <text:p text:style-name="P81">como pad<text:span text:style-name="T45">r</text:span>e cu<text:span text:style-name="T45">m</text:span>pl<text:span text:style-name="T45">ió</text:span> su m<text:span text:style-name="T45">is</text:span>ión,</text:p>
      <text:p text:style-name="P81"><text:span text:style-name="T46">implorando</text:span> por ti <text:span text:style-name="T46">a</text:span> <text:span text:style-name="T46">Dios</text:span> del cielo</text:p>
      <text:p text:style-name="P81">y dejando su fiel <text:span text:style-name="T46">bendición</text:span>.</text:p>
      <text:p text:style-name="P81"/>
      <text:p text:style-name="P83">Benito Juárez,</text:p>
      <text:p text:style-name="P83">bajo un árbol coposo acampó,</text:p>
      <text:p text:style-name="P83">fue a una playa de tu Cuyutlán,</text:p>
      <text:p text:style-name="P83">contempló pericos, su alegre gritar,</text:p>
      <text:p text:style-name="P83">viendo las garzas cruzar por el mar</text:p>
      <text:p text:style-name="P83">y dijo tranquilo: Colima es hermoso</text:p>
      <text:p text:style-name="P83">para descansar.</text:p>
      <text:p text:style-name="P81"/>
      <text:p text:style-name="P81"/>
      <text:p text:style-name="P81"/>
      <text:p text:style-name="P81"/>
      <text:p text:style-name="P81"/>
      <text:p text:style-name="P38">Soy campesino</text:p>
      <text:p text:style-name="P81"/>
      <text:p text:style-name="P81"><text:span text:style-name="T46">Y</text:span>a mis ojos han dejado</text:p>
      <text:p text:style-name="P81">de mirar el firmamento</text:p>
      <text:p text:style-name="P81">con su bordad<text:span text:style-name="T46">o</text:span> de estrellas</text:p>
      <text:p text:style-name="P81"><text:soft-page-break/>y sus hermosos <text:span text:style-name="T46">luceros</text:span>.</text:p>
      <text:p text:style-name="P81"/>
      <text:p text:style-name="P81"><text:span text:style-name="T46">Hoy</text:span> mis ojos con amor</text:p>
      <text:p text:style-name="P81">contemplan la madre tierr<text:span text:style-name="T46">a,</text:span></text:p>
      <text:p text:style-name="P81">ella nos pr<text:span text:style-name="T46">o</text:span>ducirá</text:p>
      <text:p text:style-name="P81">lo que en su seno se siembra.</text:p>
      <text:p text:style-name="P81"/>
      <text:p text:style-name="P81"><text:span text:style-name="T46">S</text:span>oy <text:span text:style-name="T46">campesino</text:span> con gran amor</text:p>
      <text:p text:style-name="P81">planto las palmas, luego el limón</text:p>
      <text:p text:style-name="P81">p<text:span text:style-name="T46">lá</text:span>tanos <text:span text:style-name="T46">d</text:span>ulces y alrededor</text:p>
      <text:p text:style-name="P81">mango, aguacate y ciruela de olor.</text:p>
      <text:p text:style-name="P81"/>
      <text:p text:style-name="P81"><text:span text:style-name="T46">Soy campesino, contento</text:span> estoy,</text:p>
      <text:p text:style-name="P83">siembro el maíz, luego el frijol,</text:p>
      <text:p text:style-name="P83">siembro el arroz y el trigo también,</text:p>
      <text:p text:style-name="P83">que es pura vida para el país.</text:p>
      <text:p text:style-name="P81"/>
      <text:p text:style-name="P83">Ahora los voy a invitar</text:p>
      <text:p text:style-name="P81">a trabajar con amor,</text:p>
      <text:p text:style-name="P81"><text:span text:style-name="T46">a </text:span>labrar la madre ti<text:span text:style-name="T46">e</text:span>rra</text:p>
      <text:p text:style-name="P81">que es la esposa del cread<text:span text:style-name="T46">o</text:span>r.</text:p>
      <text:p text:style-name="P81"><text:span text:style-name="T46">E</text:span>lla nos dará la vida</text:p>
      <text:p text:style-name="P81">a tod<text:span text:style-name="T46">o</text:span>s l<text:span text:style-name="T46">os</text:span> mexicanos</text:p>
      <text:p text:style-name="P81">para vernos sin rencor</text:p>
      <text:p text:style-name="P81">y tratarnos como h<text:span text:style-name="T46">e</text:span>rmanos.</text:p>
      <text:p text:style-name="P81"/>
      <text:p text:style-name="P81"/>
      <text:p text:style-name="P81"/>
      <text:p text:style-name="P81"/>
      <text:p text:style-name="P81"/>
      <text:p text:style-name="P36"><text:span text:style-name="T46">N</text:span>oche de abril</text:p>
      <text:p text:style-name="P81"/>
      <text:p text:style-name="P81"><text:span text:style-name="T46">Q</text:span>ué linda noche de abril,</text:p>
      <text:p text:style-name="P83">se encadena nuestro idilio,</text:p>
      <text:p text:style-name="P81">tus besos y tus c<text:span text:style-name="T46">aricias</text:span></text:p>
      <text:p text:style-name="P81">me <text:span text:style-name="T46">entregaste</text:span> con <text:span text:style-name="T46">cariño</text:span>.</text:p>
      <text:p text:style-name="P81"/>
      <text:p text:style-name="P83">Será una noche de luna,</text:p>
      <text:p text:style-name="P81">nos <text:span text:style-name="T46">rodeaban</text:span> las palmeras,</text:p>
      <text:p text:style-name="P81">en mi alma ya no <text:span text:style-name="T46">había</text:span> penas,</text:p>
      <text:p text:style-name="P81">me las bor<text:span text:style-name="T46">r</text:span>a<text:span text:style-name="T46">b</text:span>a tu amor.</text:p>
      <text:p text:style-name="P81"/>
      <text:p text:style-name="P81"><text:span text:style-name="T46">T</text:span>odo se me olvidará,</text:p>
      <text:p text:style-name="P81">sufrimientos y pe<text:span text:style-name="T46">s</text:span>ares,</text:p>
      <text:p text:style-name="P81">menos esa noche hermo<text:span text:style-name="T46">s</text:span>a</text:p>
      <text:p text:style-name="P81">adornada de mangl<text:span text:style-name="T46">a</text:span>res.</text:p>
      <text:p text:style-name="P81"/>
      <text:p text:style-name="P81"><text:span text:style-name="T46">C</text:span>on voz dulce y amorosa</text:p>
      <text:p text:style-name="P81">a<text:span text:style-name="T46">l oído</text:span> tú me <text:span text:style-name="T46">h</text:span>ablaste,</text:p>
      <text:p text:style-name="P81"><text:soft-page-break/>me dijiste: y<text:span text:style-name="T46">o</text:span> te adoro</text:p>
      <text:p text:style-name="P81">y un <text:span text:style-name="T46">beso me robaste</text:span>.</text:p>
      <text:p text:style-name="P81"/>
      <text:p text:style-name="P83">Las olas eran plateadas</text:p>
      <text:p text:style-name="P81">y qué blancas sus espuma<text:span text:style-name="T46">s;</text:span></text:p>
      <text:p text:style-name="P81">nue<text:span text:style-name="T46">s</text:span>tro amor fu<text:span text:style-name="T46">e iluminado</text:span></text:p>
      <text:p text:style-name="P81">por <text:span text:style-name="T46">los</text:span> rayos <text:span text:style-name="T46">d</text:span>e la luna.</text:p>
      <text:p text:style-name="P81"/>
      <text:p text:style-name="P81"><text:span text:style-name="T46">Lo</text:span>s dos <text:span text:style-name="T46">seguimos felices</text:span></text:p>
      <text:p text:style-name="P81">p<text:span text:style-name="T47">o</text:span>r un hermo<text:span text:style-name="T46">so camino,</text:span></text:p>
      <text:p text:style-name="P81">con la <text:span text:style-name="T46">bendición</text:span> de <text:span text:style-name="T46">Dios</text:span></text:p>
      <text:p text:style-name="P81">se unieron <text:span text:style-name="T46">nuestros destinos.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39"/>
      <text:p text:style-name="P39"/>
      <text:p text:style-name="P39">Eres mi todo</text:p>
      <text:p text:style-name="P81"/>
      <text:p text:style-name="P81"/>
      <text:p text:style-name="P81"><text:span text:style-name="T47">C</text:span>uando me encuentro sola</text:p>
      <text:p text:style-name="P81">mi mente <text:span text:style-name="T47">no</text:span> está vacía,</text:p>
      <text:p text:style-name="P81">no tengo miedo porque te tengo a ti</text:p>
      <text:p text:style-name="P81">que er<text:span text:style-name="T47">es</text:span> mi todo, <text:span text:style-name="T47">Dios</text:span> mío.</text:p>
      <text:p text:style-name="P81"/>
      <text:p text:style-name="P81"><text:span text:style-name="T47">No</text:span> soy digna de mirarte</text:p>
      <text:p text:style-name="P81">per<text:span text:style-name="T47">o</text:span> sí, <text:span text:style-name="T47">S</text:span>eñor, <text:span text:style-name="T47">de</text:span> sentirte:</text:p>
      <text:p text:style-name="P81">en el agua y en el aire,</text:p>
      <text:p text:style-name="P81">tu frescura percibirte.</text:p>
      <text:p text:style-name="P81"/>
      <text:p text:style-name="P81">Día <text:span text:style-name="T48">a </text:span>día agradecerte</text:p>
      <text:p text:style-name="P81">por la vida que me das,</text:p>
      <text:p text:style-name="P81">de mirar tu sol radiante</text:p>
      <text:p text:style-name="P81">y las estrellas brillar.</text:p>
      <text:p text:style-name="P81"/>
      <text:p text:style-name="P81"><text:span text:style-name="T48">Y</text:span> también sient<text:span text:style-name="T48">o</text:span> tu vo<text:span text:style-name="T48">z</text:span></text:p>
      <text:p text:style-name="P81">en la tormenta y el trueno,</text:p>
      <text:p text:style-name="P81">y tu aliento está en las nubes</text:p>
      <text:p text:style-name="P81">que cruza<text:span text:style-name="T48">n</text:span> el <text:span text:style-name="T48">cielo</text:span> enter<text:span text:style-name="T48">o.</text:span></text:p>
      <text:p text:style-name="P81"/>
      <text:p text:style-name="P81"><text:span text:style-name="T48">C</text:span>uántas c<text:span text:style-name="T48">o</text:span>sas tú nos das,</text:p>
      <text:p text:style-name="P81"><text:span text:style-name="T49">con </text:span>l<text:span text:style-name="T49">as que</text:span> te siento, <text:span text:style-name="T48">D</text:span>ios mío:</text:p>
      <text:p text:style-name="P81">los pájaros con sus tri<text:span text:style-name="T48">n</text:span>os,</text:p>
      <text:p text:style-name="P81">mariposas de colores,</text:p>
      <text:p text:style-name="P81">y tu s<text:span text:style-name="T48">o</text:span>plo que es el néctar</text:p>
      <text:p text:style-name="P81">de<text:span text:style-name="T48">l</text:span> <text:span text:style-name="T48">aroma</text:span> de las fl<text:span text:style-name="T48">o</text:span>res.</text:p>
      <text:p text:style-name="P81"><text:soft-page-break/></text:p>
      <text:p text:style-name="P81"><text:span text:style-name="T48">Y mi fe y mi esperan</text:span>za</text:p>
      <text:p text:style-name="P81">solo se abrazan <text:span text:style-name="T48">a</text:span> ti,</text:p>
      <text:p text:style-name="P81">tú que eres el rey de rey<text:span text:style-name="T48">e</text:span>s,</text:p>
      <text:p text:style-name="P81">y<text:span text:style-name="T48">o</text:span> doy la vida por ti.</text:p>
      <text:p text:style-name="P81"/>
      <text:p text:style-name="P81"/>
      <text:p text:style-name="P81"/>
      <text:p text:style-name="P81"/>
      <text:p text:style-name="P81"/>
      <text:p text:style-name="P40">Careta</text:p>
      <text:p text:style-name="P81"/>
      <text:p text:style-name="P81"/>
      <text:p text:style-name="P81"><text:span text:style-name="T49">U</text:span>na mirada suya,</text:p>
      <text:p text:style-name="P81">una sonrisa amable,</text:p>
      <text:p text:style-name="P81">sus palabras sencillas,</text:p>
      <text:p text:style-name="P85">se hizo un ser admirable.</text:p>
      <text:p text:style-name="P81"/>
      <text:p text:style-name="P81"><text:span text:style-name="T49">M</text:span>e pidió fuera su esposa</text:p>
      <text:p text:style-name="P81">y <text:span text:style-name="T49">llevarme</text:span> <text:span text:style-name="T49">a catedral</text:span></text:p>
      <text:p text:style-name="P81">toda <text:span text:style-name="T49">v</text:span>estida de blanco</text:p>
      <text:p text:style-name="P81">a<text:span text:style-name="T49">l</text:span> pie del hermoso altar.</text:p>
      <text:p text:style-name="P81"/>
      <text:p text:style-name="P81"><text:span text:style-name="T49">L</text:span>e di todo mi amor,</text:p>
      <text:p text:style-name="P81">le di felicidad,</text:p>
      <text:p text:style-name="P81">él con careta falsa</text:p>
      <text:p text:style-name="P81">se cubría su vanidad.</text:p>
      <text:p text:style-name="P81"/>
      <text:p text:style-name="P85">Y a través del tiempo</text:p>
      <text:p text:style-name="P81">se can<text:span text:style-name="T49">só</text:span> de fingir</text:p>
      <text:p text:style-name="P82">y rompió la careta,</text:p>
      <text:p text:style-name="P82"><text:span text:style-name="T49">lo cual me hizo</text:span> sufrir.</text:p>
      <text:p text:style-name="P81"/>
      <text:p text:style-name="P81"><text:span text:style-name="T49">Ya no era</text:span> aquel sonriente</text:p>
      <text:p text:style-name="P81">que le mintió <text:span text:style-name="T49">a</text:span> todo el mundo,</text:p>
      <text:p text:style-name="P81">se le a<text:span text:style-name="T49">cabó su valor</text:span></text:p>
      <text:p text:style-name="P81">causando un <text:span text:style-name="T49">dolor profundo</text:span>.</text:p>
      <text:p text:style-name="P81"/>
      <text:p text:style-name="P81"><text:span text:style-name="T49">Y</text:span> todo lo terminó</text:p>
      <text:p text:style-name="P81">con su mente desalmada</text:p>
      <text:p text:style-name="P81">y sus fal<text:span text:style-name="T49">sos</text:span> juramentos</text:p>
      <text:p text:style-name="P81">de<text:span text:style-name="T49">l</text:span> amor que quedó en la nada.</text:p>
      <text:p text:style-name="P81"/>
      <text:p text:style-name="P76"/>
      <text:p text:style-name="P76"/>
      <text:p text:style-name="P76"/>
      <text:p text:style-name="P40">Bella mía</text:p>
      <text:p text:style-name="P88">Soneto</text:p>
      <text:p text:style-name="P88"/>
      <text:p text:style-name="P85"><text:soft-page-break/>Como rosa de Castilla,</text:p>
      <text:p text:style-name="P85">así de hermosa te ves,</text:p>
      <text:p text:style-name="P85">tu aroma me embriaga el alma</text:p>
      <text:p text:style-name="P85">por tu belleza a la vez.</text:p>
      <text:p text:style-name="P85"/>
      <text:p text:style-name="P85">Bella mía de mis amores,</text:p>
      <text:p text:style-name="P85">me acerco para mirar</text:p>
      <text:p text:style-name="P85">figura tan candorosa:</text:p>
      <text:p text:style-name="P85">cada día te quiero más.</text:p>
      <text:p text:style-name="P85"/>
      <text:p text:style-name="P85">Sueño con llevarte toda de blanco</text:p>
      <text:p text:style-name="P85">como azucena junto al altar,</text:p>
      <text:p text:style-name="P85">que Dios bendiga dichosa unión,</text:p>
      <text:p text:style-name="P85">todos felices a celebrar.</text:p>
      <text:p text:style-name="P85"/>
      <text:p text:style-name="P85">Los dos con Dios en comunión,</text:p>
      <text:p text:style-name="P85">esto es hermoso. Dos corazones llenos de amor.</text:p>
      <text:p text:style-name="P85"/>
      <text:p text:style-name="P76"/>
      <text:p text:style-name="P76"/>
      <text:p text:style-name="P76"/>
      <text:p text:style-name="P74"/>
      <text:p text:style-name="P40">Mi cabaña</text:p>
      <text:p text:style-name="P85"/>
      <text:p text:style-name="P85">Casa con lujo vacía,</text:p>
      <text:p text:style-name="P85">carece calor de amor,</text:p>
      <text:p text:style-name="P85">alfombras y cortinajes,</text:p>
      <text:p text:style-name="P85">que bella decoración</text:p>
      <text:p text:style-name="P85">con jarrones cristales,</text:p>
      <text:p text:style-name="P85">vajillas de plata son,</text:p>
      <text:p text:style-name="P85">vistosos ramos de flores</text:p>
      <text:p text:style-name="P85">engalanan la mansión.</text:p>
      <text:p text:style-name="P85"/>
      <text:p text:style-name="P85">En cambio en mi cabañita</text:p>
      <text:p text:style-name="P85">se filtran rayos del sol,</text:p>
      <text:p text:style-name="P85">la puerta rústica se abre</text:p>
      <text:p text:style-name="P85">con rechinido veloz.</text:p>
      <text:p text:style-name="P85"/>
      <text:p text:style-name="P86">Se oye el ruido del molino,</text:p>
      <text:p text:style-name="P86">también el gallo cantar,</text:p>
      <text:p text:style-name="P86">el bramido de becerros</text:p>
      <text:p text:style-name="P86">y el perro sale a ladrar.</text:p>
      <text:p text:style-name="P85"/>
      <text:p text:style-name="P86">El ruido de aire en los pinos,</text:p>
      <text:p text:style-name="P86">el murmullo del arroyo</text:p>
      <text:p text:style-name="P86">tan limpio como un cristal</text:p>
      <text:p text:style-name="P86">y el trino de pajaritos</text:p>
      <text:p text:style-name="P86">que alegran mi dulce hogar.</text:p>
      <text:p text:style-name="P86"/>
      <text:p text:style-name="P86"><text:soft-page-break/>No cambio mi jacalito</text:p>
      <text:p text:style-name="P86">por la mansión sin calor,</text:p>
      <text:p text:style-name="P86">detesto la vanidad</text:p>
      <text:p text:style-name="P86">enemiga del amor.</text:p>
      <text:p text:style-name="P86"/>
      <text:p text:style-name="P86">Me espera mi mujercita,</text:p>
      <text:p text:style-name="P86">tan sencilla y cariñosa,</text:p>
      <text:p text:style-name="P86">con amor sincero dice</text:p>
      <text:p text:style-name="P86">que a mi lado, en la cabaña,</text:p>
      <text:p text:style-name="P86">ahí se encuentra más dichosa.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0">Índice</text:p>
      <text:p text:style-name="P15"/>
      <text:list xml:id="list7332577942604904330" text:style-name="L1">
        <text:list-item>
          <text:p text:style-name="P16"><text:span text:style-name="T50">Los niños conocen el rostro de Dios</text:span></text:p>
        </text:list-item>
        <text:list-item>
          <text:p text:style-name="P16">Qué buscas en el camino</text:p>
        </text:list-item>
        <text:list-item>
          <text:p text:style-name="P16">Nube orgullosa</text:p>
        </text:list-item>
        <text:list-item>
          <text:p text:style-name="P16">Lamento</text:p>
        </text:list-item>
        <text:list-item>
          <text:p text:style-name="P17"><text:soft-page-break/><text:span text:style-name="T51">Provinciana</text:span></text:p>
        </text:list-item>
        <text:list-item>
          <text:p text:style-name="P16">Yo soy tierra</text:p>
        </text:list-item>
        <text:list-item>
          <text:p text:style-name="P16">Huracán Gilberto</text:p>
        </text:list-item>
        <text:list-item>
          <text:p text:style-name="P16">Sobre la tierra</text:p>
        </text:list-item>
        <text:list-item>
          <text:p text:style-name="P16">Agua cristalina</text:p>
        </text:list-item>
        <text:list-item>
          <text:p text:style-name="P14">Los cielos están llorando</text:p>
        </text:list-item>
        <text:list-item>
          <text:p text:style-name="P14">Cuando la tierra tiembla</text:p>
        </text:list-item>
        <text:list-item>
          <text:p text:style-name="P14">Hermano de mi mano</text:p>
        </text:list-item>
        <text:list-item>
          <text:p text:style-name="P14">Armería tropical</text:p>
        </text:list-item>
        <text:list-item>
          <text:p text:style-name="P18"><text:span text:style-name="T52">El rosal de mi pueblo</text:span></text:p>
        </text:list-item>
        <text:list-item>
          <text:p text:style-name="P16">Fiestas de Rincón de López</text:p>
        </text:list-item>
        <text:list-item>
          <text:p text:style-name="P16">Carnaval de Armería</text:p>
        </text:list-item>
        <text:list-item>
          <text:p text:style-name="P16">Armería es de abril</text:p>
        </text:list-item>
        <text:list-item>
          <text:p text:style-name="P16">Venerable anciano <text:span text:style-name="T52">(tercera edad)</text:span></text:p>
        </text:list-item>
        <text:list-item>
          <text:p text:style-name="P16">Plegaria</text:p>
        </text:list-item>
        <text:list-item>
          <text:p text:style-name="P16">Adiós vanidad (soneto)</text:p>
        </text:list-item>
        <text:list-item>
          <text:p text:style-name="P16">Seguir tras de mí</text:p>
        </text:list-item>
        <text:list-item>
          <text:p text:style-name="P16">Virgen soberana</text:p>
        </text:list-item>
        <text:list-item>
          <text:p text:style-name="P16">Salve reina mexicana</text:p>
        </text:list-item>
        <text:list-item>
          <text:p text:style-name="P16">Bodas de plata sacerdotales</text:p>
        </text:list-item>
        <text:list-item>
          <text:p text:style-name="P16">Cumplimiento con Dios</text:p>
        </text:list-item>
        <text:list-item>
          <text:p text:style-name="P16">Hermano</text:p>
        </text:list-item>
        <text:list-item>
          <text:p text:style-name="P16">Qué es el amor</text:p>
        </text:list-item>
        <text:list-item>
          <text:p text:style-name="P16">Quiero ser tu esposa</text:p>
        </text:list-item>
        <text:list-item>
          <text:p text:style-name="P16">Escribir llorando</text:p>
        </text:list-item>
        <text:list-item>
          <text:p text:style-name="P16">Un año más</text:p>
        </text:list-item>
        <text:list-item>
          <text:p text:style-name="P16">Patria mexicana</text:p>
        </text:list-item>
        <text:list-item>
          <text:p text:style-name="P16">Pájaro cu</text:p>
        </text:list-item>
        <text:list-item>
          <text:p text:style-name="P16">Dos almas</text:p>
        </text:list-item>
        <text:list-item>
          <text:p text:style-name="P16">Consejo</text:p>
        </text:list-item>
        <text:list-item>
          <text:p text:style-name="P16">La espina y la flor</text:p>
        </text:list-item>
        <text:list-item>
          <text:p text:style-name="P16">Subir al altar</text:p>
        </text:list-item>
        <text:list-item>
          <text:p text:style-name="P16">Rayo de luz</text:p>
        </text:list-item>
        <text:list-item>
          <text:p text:style-name="P16">Madre, palabra sagrada</text:p>
        </text:list-item>
        <text:list-item>
          <text:p text:style-name="P16">Un jarro para mi madre</text:p>
        </text:list-item>
        <text:list-item>
          <text:p text:style-name="P16">Flores para mi madre</text:p>
        </text:list-item>
        <text:list-item>
          <text:p text:style-name="P16">Madre, ya no estás</text:p>
        </text:list-item>
        <text:list-item>
          <text:p text:style-name="P16">Allá está mi padre</text:p>
        </text:list-item>
        <text:list-item>
          <text:p text:style-name="P16">Campesino</text:p>
        </text:list-item>
        <text:list-item>
          <text:p text:style-name="P16">Qué buscas en el alcohol</text:p>
        </text:list-item>
        <text:list-item>
          <text:p text:style-name="P16">Amor vicentino</text:p>
        </text:list-item>
        <text:list-item>
          <text:p text:style-name="P16">Orar llorando</text:p>
        </text:list-item>
        <text:list-item>
          <text:p text:style-name="P16">Ya no tienes frío</text:p>
        </text:list-item>
        <text:list-item>
          <text:p text:style-name="P16">Bajaste, reina del cielo</text:p>
        </text:list-item>
        <text:list-item>
          <text:p text:style-name="P19">Sacerdote fiel</text:p>
        </text:list-item>
        <text:list-item>
          <text:p text:style-name="P89"><text:span text:style-name="T1">El temple del </text:span><text:span text:style-name="T2">brazo</text:span></text:p>
        </text:list-item>
        <text:list-item>
          <text:p text:style-name="P12">Soy campesino</text:p>
        </text:list-item>
        <text:list-item>
          <text:p text:style-name="P12">Noche de abril</text:p>
        </text:list-item>
        <text:list-item>
          <text:p text:style-name="P12">Eres mi todo</text:p>
        </text:list-item>
        <text:list-item>
          <text:p text:style-name="P12"><text:soft-page-break/>Careta</text:p>
        </text:list-item>
        <text:list-item>
          <text:p text:style-name="P12">Bella mía (soneto)</text:p>
        </text:list-item>
        <text:list-item>
          <text:p text:style-name="P12">Mi cabaña</text:p>
        </text:list-item>
      </text:list>
      <text:p text:style-name="P13"/>
      <text:p text:style-name="P13"/>
      <text:p text:style-name="P13"/>
      <text:p text:style-name="P65"/>
      <text:p text:style-name="P65"/>
      <text:p text:style-name="P65"/>
      <text:p text:style-name="P54"/>
      <text:p text:style-name="P54"/>
      <text:p text:style-name="P54"/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variable"/>
    <style:font-face style:name="Courier" svg:font-family="Courier" style:font-family-generic="roman" style:font-pitch="variable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13:43:54.787400000</meta:creation-date>
    <dc:date>2017-01-09T20:31:08.984709000</dc:date>
    <meta:editing-duration>PT2H58M35S</meta:editing-duration>
    <meta:editing-cycles>36</meta:editing-cycles>
    <meta:generator>LibreOffice/4.4.5.2$MacOSX_X86_64 LibreOffice_project/a22f674fd25a3b6f45bdebf25400ed2adff0ff99</meta:generator>
    <meta:document-statistic meta:table-count="0" meta:image-count="0" meta:object-count="0" meta:page-count="54" meta:paragraph-count="1921" meta:word-count="9311" meta:character-count="49074" meta:non-whitespace-character-count="41739"/>
  </office:meta>
</office:document-meta>
</file>